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5117"/>
    <style:style style:name="ce2" style:family="table-cell" style:parent-style-name="Default" style:data-style-name="N106"/>
    <style:style style:name="ce3" style:family="table-cell" style:parent-style-name="Default" style:data-style-name="N1">
      <style:text-properties style:font-name="Arial"/>
    </style:style>
    <style:style style:name="ce4" style:family="table-cell" style:parent-style-name="Default" style:data-style-name="N1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">
      <style:text-properties fo:color="#000000" style:text-outline="false" style:text-line-through-style="none" style:font-name="Arial" fo:font-size="10pt" fo:language="en" fo:country="US" fo:font-style="normal" fo:text-shadow="none" style:text-underline-style="none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name-complex="Courier New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8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14" table:default-cell-style-name="Default"/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3"/>
          <table:table-cell office:value-type="float" office:value="0">
            <text:p>0.0000f,</text:p>
          </table:table-cell>
          <table:table-cell office:value-type="float" office:value="1">
            <text:p>1,0000</text:p>
          </table:table-cell>
          <table:table-cell table:style-name="ce2" office:value-type="float" office:value="2">
            <text:p>2,0000</text:p>
          </table:table-cell>
          <table:table-cell table:style-name="ce2" office:value-type="float" office:value="3">
            <text:p>3,0000</text:p>
          </table:table-cell>
          <table:table-cell table:style-name="ce2" office:value-type="float" office:value="4">
            <text:p>4,0000</text:p>
          </table:table-cell>
          <table:table-cell table:style-name="ce2" office:value-type="float" office:value="5">
            <text:p>5,0000</text:p>
          </table:table-cell>
          <table:table-cell table:style-name="ce2" office:value-type="float" office:value="6">
            <text:p>6,0000</text:p>
          </table:table-cell>
          <table:table-cell table:style-name="ce2" office:value-type="float" office:value="7">
            <text:p>7,0000</text:p>
          </table:table-cell>
          <table:table-cell table:style-name="ce2" office:value-type="float" office:value="8">
            <text:p>8,0000</text:p>
          </table:table-cell>
          <table:table-cell table:style-name="ce2" office:value-type="float" office:value="9">
            <text:p>9,0000</text:p>
          </table:table-cell>
          <table:table-cell table:style-name="ce2" office:value-type="float" office:value="10">
            <text:p>10,0000</text:p>
          </table:table-cell>
          <table:table-cell table:style-name="ce2" office:value-type="float" office:value="11">
            <text:p>11,0000</text:p>
          </table:table-cell>
          <table:table-cell table:style-name="ce2" office:value-type="float" office:value="12">
            <text:p>12,0000</text:p>
          </table:table-cell>
          <table:table-cell table:style-name="ce2" office:value-type="float" office:value="13">
            <text:p>13,0000</text:p>
          </table:table-cell>
          <table:table-cell table:style-name="ce2" office:value-type="float" office:value="14">
            <text:p>14,0000</text:p>
          </table:table-cell>
          <table:table-cell table:style-name="ce2" office:value-type="float" office:value="15">
            <text:p>15,000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SIN(([.B6]/64)*(2*3.14159265))" office:value-type="float" office:value="0">
            <text:p>0.0000f,</text:p>
          </table:table-cell>
          <table:table-cell table:formula="of:=POWER(2;([.D$4]/16)*[.$C6]/12)" office:value-type="float" office:value="1">
            <text:p>1.0000f,</text:p>
          </table:table-cell>
          <table:table-cell table:style-name="ce1" table:formula="of:=POWER(2;([.E$4]/16)*[.$C6]/12)" office:value-type="float" office:value="1">
            <text:p>1.0000f,</text:p>
          </table:table-cell>
          <table:table-cell table:style-name="ce1" table:formula="of:=POWER(2;([.F$4]/16)*[.$C6]/12)" office:value-type="float" office:value="1">
            <text:p>1.0000f,</text:p>
          </table:table-cell>
          <table:table-cell table:style-name="ce1" table:formula="of:=POWER(2;([.G$4]/16)*[.$C6]/12)" office:value-type="float" office:value="1">
            <text:p>1.0000f,</text:p>
          </table:table-cell>
          <table:table-cell table:style-name="ce1" table:formula="of:=POWER(2;([.H$4]/16)*[.$C6]/12)" office:value-type="float" office:value="1">
            <text:p>1.0000f,</text:p>
          </table:table-cell>
          <table:table-cell table:style-name="ce1" table:formula="of:=POWER(2;([.I$4]/16)*[.$C6]/12)" office:value-type="float" office:value="1">
            <text:p>1.0000f,</text:p>
          </table:table-cell>
          <table:table-cell table:style-name="ce1" table:formula="of:=POWER(2;([.J$4]/16)*[.$C6]/12)" office:value-type="float" office:value="1">
            <text:p>1.0000f,</text:p>
          </table:table-cell>
          <table:table-cell table:style-name="ce1" table:formula="of:=POWER(2;([.K$4]/16)*[.$C6]/12)" office:value-type="float" office:value="1">
            <text:p>1.0000f,</text:p>
          </table:table-cell>
          <table:table-cell table:style-name="ce1" table:formula="of:=POWER(2;([.L$4]/16)*[.$C6]/12)" office:value-type="float" office:value="1">
            <text:p>1.0000f,</text:p>
          </table:table-cell>
          <table:table-cell table:style-name="ce1" table:formula="of:=POWER(2;([.M$4]/16)*[.$C6]/12)" office:value-type="float" office:value="1">
            <text:p>1.0000f,</text:p>
          </table:table-cell>
          <table:table-cell table:style-name="ce1" table:formula="of:=POWER(2;([.N$4]/16)*[.$C6]/12)" office:value-type="float" office:value="1">
            <text:p>1.0000f,</text:p>
          </table:table-cell>
          <table:table-cell table:style-name="ce1" table:formula="of:=POWER(2;([.O$4]/16)*[.$C6]/12)" office:value-type="float" office:value="1">
            <text:p>1.0000f,</text:p>
          </table:table-cell>
          <table:table-cell table:style-name="ce1" table:formula="of:=POWER(2;([.P$4]/16)*[.$C6]/12)" office:value-type="float" office:value="1">
            <text:p>1.0000f,</text:p>
          </table:table-cell>
          <table:table-cell table:style-name="ce1" table:formula="of:=POWER(2;([.Q$4]/16)*[.$C6]/12)" office:value-type="float" office:value="1">
            <text:p>1.0000f,</text:p>
          </table:table-cell>
          <table:table-cell table:style-name="ce1" table:formula="of:=POWER(2;([.R$4]/16)*[.$C6]/12)" office:value-type="float" office:value="1">
            <text:p>1.0000f,</text:p>
          </table:table-cell>
          <table:table-cell table:style-name="ce1" table:formula="of:=POWER(2;([.S$4]/16)*[.$C6]/12)" office:value-type="float" office:value="1">
            <text:p>1.0000f,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SIN(([.B7]/64)*(2*3.14159265))" office:value-type="float" office:value="0.0980171402179198">
            <text:p>0.0980f,</text:p>
          </table:table-cell>
          <table:table-cell table:formula="of:=POWER(2;([.D$4]/16)*[.$C7]/12)" office:value-type="float" office:value="1">
            <text:p>1.0000f,</text:p>
          </table:table-cell>
          <table:table-cell table:style-name="ce1" table:formula="of:=POWER(2;([.E$4]/16)*[.$C7]/12)" office:value-type="float" office:value="1.00035391836636">
            <text:p>1.0004f,</text:p>
          </table:table-cell>
          <table:table-cell table:style-name="ce1" table:formula="of:=POWER(2;([.F$4]/16)*[.$C7]/12)" office:value-type="float" office:value="1.00070796199092">
            <text:p>1.0007f,</text:p>
          </table:table-cell>
          <table:table-cell table:style-name="ce1" table:formula="of:=POWER(2;([.G$4]/16)*[.$C7]/12)" office:value-type="float" office:value="1.00106213091803">
            <text:p>1.0011f,</text:p>
          </table:table-cell>
          <table:table-cell table:style-name="ce1" table:formula="of:=POWER(2;([.H$4]/16)*[.$C7]/12)" office:value-type="float" office:value="1.00141642519202">
            <text:p>1.0014f,</text:p>
          </table:table-cell>
          <table:table-cell table:style-name="ce1" table:formula="of:=POWER(2;([.I$4]/16)*[.$C7]/12)" office:value-type="float" office:value="1.00177084485727">
            <text:p>1.0018f,</text:p>
          </table:table-cell>
          <table:table-cell table:style-name="ce1" table:formula="of:=POWER(2;([.J$4]/16)*[.$C7]/12)" office:value-type="float" office:value="1.00212538995814">
            <text:p>1.0021f,</text:p>
          </table:table-cell>
          <table:table-cell table:style-name="ce1" table:formula="of:=POWER(2;([.K$4]/16)*[.$C7]/12)" office:value-type="float" office:value="1.00248006053904">
            <text:p>1.0025f,</text:p>
          </table:table-cell>
          <table:table-cell table:style-name="ce1" table:formula="of:=POWER(2;([.L$4]/16)*[.$C7]/12)" office:value-type="float" office:value="1.00283485664437">
            <text:p>1.0028f,</text:p>
          </table:table-cell>
          <table:table-cell table:style-name="ce1" table:formula="of:=POWER(2;([.M$4]/16)*[.$C7]/12)" office:value-type="float" office:value="1.00318977831856">
            <text:p>1.0032f,</text:p>
          </table:table-cell>
          <table:table-cell table:style-name="ce1" table:formula="of:=POWER(2;([.N$4]/16)*[.$C7]/12)" office:value-type="float" office:value="1.00354482560605">
            <text:p>1.0035f,</text:p>
          </table:table-cell>
          <table:table-cell table:style-name="ce1" table:formula="of:=POWER(2;([.O$4]/16)*[.$C7]/12)" office:value-type="float" office:value="1.00389999855129">
            <text:p>1.0039f,</text:p>
          </table:table-cell>
          <table:table-cell table:style-name="ce1" table:formula="of:=POWER(2;([.P$4]/16)*[.$C7]/12)" office:value-type="float" office:value="1.00425529719876">
            <text:p>1.0043f,</text:p>
          </table:table-cell>
          <table:table-cell table:style-name="ce1" table:formula="of:=POWER(2;([.Q$4]/16)*[.$C7]/12)" office:value-type="float" office:value="1.00461072159295">
            <text:p>1.0046f,</text:p>
          </table:table-cell>
          <table:table-cell table:style-name="ce1" table:formula="of:=POWER(2;([.R$4]/16)*[.$C7]/12)" office:value-type="float" office:value="1.00496627177836">
            <text:p>1.0050f,</text:p>
          </table:table-cell>
          <table:table-cell table:style-name="ce1" table:formula="of:=POWER(2;([.S$4]/16)*[.$C7]/12)" office:value-type="float" office:value="1.00532194779951">
            <text:p>1.0053f,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SIN(([.B8]/64)*(2*3.14159265))" office:value-type="float" office:value="0.195090321796077">
            <text:p>0.1951f,</text:p>
          </table:table-cell>
          <table:table-cell table:formula="of:=POWER(2;([.D$4]/16)*[.$C8]/12)" office:value-type="float" office:value="1">
            <text:p>1.0000f,</text:p>
          </table:table-cell>
          <table:table-cell table:style-name="ce1" table:formula="of:=POWER(2;([.E$4]/16)*[.$C8]/12)" office:value-type="float" office:value="1.0007045517598">
            <text:p>1.0007f,</text:p>
          </table:table-cell>
          <table:table-cell table:style-name="ce1" table:formula="of:=POWER(2;([.F$4]/16)*[.$C8]/12)" office:value-type="float" office:value="1.00140959991278">
            <text:p>1.0014f,</text:p>
          </table:table-cell>
          <table:table-cell table:style-name="ce1" table:formula="of:=POWER(2;([.G$4]/16)*[.$C8]/12)" office:value-type="float" office:value="1.00211514480868">
            <text:p>1.0021f,</text:p>
          </table:table-cell>
          <table:table-cell table:style-name="ce1" table:formula="of:=POWER(2;([.H$4]/16)*[.$C8]/12)" office:value-type="float" office:value="1.00282118679748">
            <text:p>1.0028f,</text:p>
          </table:table-cell>
          <table:table-cell table:style-name="ce1" table:formula="of:=POWER(2;([.I$4]/16)*[.$C8]/12)" office:value-type="float" office:value="1.00352772622941">
            <text:p>1.0035f,</text:p>
          </table:table-cell>
          <table:table-cell table:style-name="ce1" table:formula="of:=POWER(2;([.J$4]/16)*[.$C8]/12)" office:value-type="float" office:value="1.00423476345493">
            <text:p>1.0042f,</text:p>
          </table:table-cell>
          <table:table-cell table:style-name="ce1" table:formula="of:=POWER(2;([.K$4]/16)*[.$C8]/12)" office:value-type="float" office:value="1.00494229882478">
            <text:p>1.0049f,</text:p>
          </table:table-cell>
          <table:table-cell table:style-name="ce1" table:formula="of:=POWER(2;([.L$4]/16)*[.$C8]/12)" office:value-type="float" office:value="1.00565033268991">
            <text:p>1.0057f,</text:p>
          </table:table-cell>
          <table:table-cell table:style-name="ce1" table:formula="of:=POWER(2;([.M$4]/16)*[.$C8]/12)" office:value-type="float" office:value="1.00635886540155">
            <text:p>1.0064f,</text:p>
          </table:table-cell>
          <table:table-cell table:style-name="ce1" table:formula="of:=POWER(2;([.N$4]/16)*[.$C8]/12)" office:value-type="float" office:value="1.00706789731116">
            <text:p>1.0071f,</text:p>
          </table:table-cell>
          <table:table-cell table:style-name="ce1" table:formula="of:=POWER(2;([.O$4]/16)*[.$C8]/12)" office:value-type="float" office:value="1.00777742877045">
            <text:p>1.0078f,</text:p>
          </table:table-cell>
          <table:table-cell table:style-name="ce1" table:formula="of:=POWER(2;([.P$4]/16)*[.$C8]/12)" office:value-type="float" office:value="1.00848746013138">
            <text:p>1.0085f,</text:p>
          </table:table-cell>
          <table:table-cell table:style-name="ce1" table:formula="of:=POWER(2;([.Q$4]/16)*[.$C8]/12)" office:value-type="float" office:value="1.00919799174615">
            <text:p>1.0092f,</text:p>
          </table:table-cell>
          <table:table-cell table:style-name="ce1" table:formula="of:=POWER(2;([.R$4]/16)*[.$C8]/12)" office:value-type="float" office:value="1.00990902396722">
            <text:p>1.0099f,</text:p>
          </table:table-cell>
          <table:table-cell table:style-name="ce1" table:formula="of:=POWER(2;([.S$4]/16)*[.$C8]/12)" office:value-type="float" office:value="1.0106205571473">
            <text:p>1.0106f,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SIN(([.B9]/64)*(2*3.14159265))" office:value-type="float" office:value="0.290284676932411">
            <text:p>0.2903f,</text:p>
          </table:table-cell>
          <table:table-cell table:formula="of:=POWER(2;([.D$4]/16)*[.$C9]/12)" office:value-type="float" office:value="1">
            <text:p>1.0000f,</text:p>
          </table:table-cell>
          <table:table-cell table:style-name="ce1" table:formula="of:=POWER(2;([.E$4]/16)*[.$C9]/12)" office:value-type="float" office:value="1.00104851808915">
            <text:p>1.0010f,</text:p>
          </table:table-cell>
          <table:table-cell table:style-name="ce1" table:formula="of:=POWER(2;([.F$4]/16)*[.$C9]/12)" office:value-type="float" office:value="1.00209813556848">
            <text:p>1.0021f,</text:p>
          </table:table-cell>
          <table:table-cell table:style-name="ce1" table:formula="of:=POWER(2;([.G$4]/16)*[.$C9]/12)" office:value-type="float" office:value="1.00314885359072">
            <text:p>1.0031f,</text:p>
          </table:table-cell>
          <table:table-cell table:style-name="ce1" table:formula="of:=POWER(2;([.H$4]/16)*[.$C9]/12)" office:value-type="float" office:value="1.00420067330982">
            <text:p>1.0042f,</text:p>
          </table:table-cell>
          <table:table-cell table:style-name="ce1" table:formula="of:=POWER(2;([.I$4]/16)*[.$C9]/12)" office:value-type="float" office:value="1.00525359588092">
            <text:p>1.0053f,</text:p>
          </table:table-cell>
          <table:table-cell table:style-name="ce1" table:formula="of:=POWER(2;([.J$4]/16)*[.$C9]/12)" office:value-type="float" office:value="1.00630762246038">
            <text:p>1.0063f,</text:p>
          </table:table-cell>
          <table:table-cell table:style-name="ce1" table:formula="of:=POWER(2;([.K$4]/16)*[.$C9]/12)" office:value-type="float" office:value="1.00736275420578">
            <text:p>1.0074f,</text:p>
          </table:table-cell>
          <table:table-cell table:style-name="ce1" table:formula="of:=POWER(2;([.L$4]/16)*[.$C9]/12)" office:value-type="float" office:value="1.00841899227589">
            <text:p>1.0084f,</text:p>
          </table:table-cell>
          <table:table-cell table:style-name="ce1" table:formula="of:=POWER(2;([.M$4]/16)*[.$C9]/12)" office:value-type="float" office:value="1.00947633783074">
            <text:p>1.0095f,</text:p>
          </table:table-cell>
          <table:table-cell table:style-name="ce1" table:formula="of:=POWER(2;([.N$4]/16)*[.$C9]/12)" office:value-type="float" office:value="1.01053479203152">
            <text:p>1.0105f,</text:p>
          </table:table-cell>
          <table:table-cell table:style-name="ce1" table:formula="of:=POWER(2;([.O$4]/16)*[.$C9]/12)" office:value-type="float" office:value="1.01159435604067">
            <text:p>1.0116f,</text:p>
          </table:table-cell>
          <table:table-cell table:style-name="ce1" table:formula="of:=POWER(2;([.P$4]/16)*[.$C9]/12)" office:value-type="float" office:value="1.01265503102186">
            <text:p>1.0127f,</text:p>
          </table:table-cell>
          <table:table-cell table:style-name="ce1" table:formula="of:=POWER(2;([.Q$4]/16)*[.$C9]/12)" office:value-type="float" office:value="1.01371681813995">
            <text:p>1.0137f,</text:p>
          </table:table-cell>
          <table:table-cell table:style-name="ce1" table:formula="of:=POWER(2;([.R$4]/16)*[.$C9]/12)" office:value-type="float" office:value="1.01477971856105">
            <text:p>1.0148f,</text:p>
          </table:table-cell>
          <table:table-cell table:style-name="ce1" table:formula="of:=POWER(2;([.S$4]/16)*[.$C9]/12)" office:value-type="float" office:value="1.01584373345246">
            <text:p>1.0158f,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SIN(([.B10]/64)*(2*3.14159265))" office:value-type="float" office:value="0.382683431950523">
            <text:p>0.3827f,</text:p>
          </table:table-cell>
          <table:table-cell table:formula="of:=POWER(2;([.D$4]/16)*[.$C10]/12)" office:value-type="float" office:value="1">
            <text:p>1.0000f,</text:p>
          </table:table-cell>
          <table:table-cell table:style-name="ce1" table:formula="of:=POWER(2;([.E$4]/16)*[.$C10]/12)" office:value-type="float" office:value="1.00138249613198">
            <text:p>1.0014f,</text:p>
          </table:table-cell>
          <table:table-cell table:style-name="ce1" table:formula="of:=POWER(2;([.F$4]/16)*[.$C10]/12)" office:value-type="float" office:value="1.00276690355952">
            <text:p>1.0028f,</text:p>
          </table:table-cell>
          <table:table-cell table:style-name="ce1" table:formula="of:=POWER(2;([.G$4]/16)*[.$C10]/12)" office:value-type="float" office:value="1.00415322492498">
            <text:p>1.0042f,</text:p>
          </table:table-cell>
          <table:table-cell table:style-name="ce1" table:formula="of:=POWER(2;([.H$4]/16)*[.$C10]/12)" office:value-type="float" office:value="1.00554146287435">
            <text:p>1.0055f,</text:p>
          </table:table-cell>
          <table:table-cell table:style-name="ce1" table:formula="of:=POWER(2;([.I$4]/16)*[.$C10]/12)" office:value-type="float" office:value="1.00693162005733">
            <text:p>1.0069f,</text:p>
          </table:table-cell>
          <table:table-cell table:style-name="ce1" table:formula="of:=POWER(2;([.J$4]/16)*[.$C10]/12)" office:value-type="float" office:value="1.00832369912723">
            <text:p>1.0083f,</text:p>
          </table:table-cell>
          <table:table-cell table:style-name="ce1" table:formula="of:=POWER(2;([.K$4]/16)*[.$C10]/12)" office:value-type="float" office:value="1.00971770274106">
            <text:p>1.0097f,</text:p>
          </table:table-cell>
          <table:table-cell table:style-name="ce1" table:formula="of:=POWER(2;([.L$4]/16)*[.$C10]/12)" office:value-type="float" office:value="1.0111136335595">
            <text:p>1.0111f,</text:p>
          </table:table-cell>
          <table:table-cell table:style-name="ce1" table:formula="of:=POWER(2;([.M$4]/16)*[.$C10]/12)" office:value-type="float" office:value="1.01251149424689">
            <text:p>1.0125f,</text:p>
          </table:table-cell>
          <table:table-cell table:style-name="ce1" table:formula="of:=POWER(2;([.N$4]/16)*[.$C10]/12)" office:value-type="float" office:value="1.01391128747128">
            <text:p>1.0139f,</text:p>
          </table:table-cell>
          <table:table-cell table:style-name="ce1" table:formula="of:=POWER(2;([.O$4]/16)*[.$C10]/12)" office:value-type="float" office:value="1.01531301590438">
            <text:p>1.0153f,</text:p>
          </table:table-cell>
          <table:table-cell table:style-name="ce1" table:formula="of:=POWER(2;([.P$4]/16)*[.$C10]/12)" office:value-type="float" office:value="1.01671668222162">
            <text:p>1.0167f,</text:p>
          </table:table-cell>
          <table:table-cell table:style-name="ce1" table:formula="of:=POWER(2;([.Q$4]/16)*[.$C10]/12)" office:value-type="float" office:value="1.01812228910212">
            <text:p>1.0181f,</text:p>
          </table:table-cell>
          <table:table-cell table:style-name="ce1" table:formula="of:=POWER(2;([.R$4]/16)*[.$C10]/12)" office:value-type="float" office:value="1.01952983922869">
            <text:p>1.0195f,</text:p>
          </table:table-cell>
          <table:table-cell table:style-name="ce1" table:formula="of:=POWER(2;([.S$4]/16)*[.$C10]/12)" office:value-type="float" office:value="1.02093933528786">
            <text:p>1.0209f,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SIN(([.B11]/64)*(2*3.14159265))" office:value-type="float" office:value="0.471396736331323">
            <text:p>0.4714f,</text:p>
          </table:table-cell>
          <table:table-cell table:formula="of:=POWER(2;([.D$4]/16)*[.$C11]/12)" office:value-type="float" office:value="1">
            <text:p>1.0000f,</text:p>
          </table:table-cell>
          <table:table-cell table:style-name="ce1" table:formula="of:=POWER(2;([.E$4]/16)*[.$C11]/12)" office:value-type="float" office:value="1.00170325785029">
            <text:p>1.0017f,</text:p>
          </table:table-cell>
          <table:table-cell table:style-name="ce1" table:formula="of:=POWER(2;([.F$4]/16)*[.$C11]/12)" office:value-type="float" office:value="1.00340941678787">
            <text:p>1.0034f,</text:p>
          </table:table-cell>
          <table:table-cell table:style-name="ce1" table:formula="of:=POWER(2;([.G$4]/16)*[.$C11]/12)" office:value-type="float" office:value="1.00511848175407">
            <text:p>1.0051f,</text:p>
          </table:table-cell>
          <table:table-cell table:style-name="ce1" table:formula="of:=POWER(2;([.H$4]/16)*[.$C11]/12)" office:value-type="float" office:value="1.00683045769858">
            <text:p>1.0068f,</text:p>
          </table:table-cell>
          <table:table-cell table:style-name="ce1" table:formula="of:=POWER(2;([.I$4]/16)*[.$C11]/12)" office:value-type="float" office:value="1.00854534957956">
            <text:p>1.0085f,</text:p>
          </table:table-cell>
          <table:table-cell table:style-name="ce1" table:formula="of:=POWER(2;([.J$4]/16)*[.$C11]/12)" office:value-type="float" office:value="1.0102631623636">
            <text:p>1.0103f,</text:p>
          </table:table-cell>
          <table:table-cell table:style-name="ce1" table:formula="of:=POWER(2;([.K$4]/16)*[.$C11]/12)" office:value-type="float" office:value="1.01198390102575">
            <text:p>1.0120f,</text:p>
          </table:table-cell>
          <table:table-cell table:style-name="ce1" table:formula="of:=POWER(2;([.L$4]/16)*[.$C11]/12)" office:value-type="float" office:value="1.01370757054954">
            <text:p>1.0137f,</text:p>
          </table:table-cell>
          <table:table-cell table:style-name="ce1" table:formula="of:=POWER(2;([.M$4]/16)*[.$C11]/12)" office:value-type="float" office:value="1.01543417592697">
            <text:p>1.0154f,</text:p>
          </table:table-cell>
          <table:table-cell table:style-name="ce1" table:formula="of:=POWER(2;([.N$4]/16)*[.$C11]/12)" office:value-type="float" office:value="1.01716372215856">
            <text:p>1.0172f,</text:p>
          </table:table-cell>
          <table:table-cell table:style-name="ce1" table:formula="of:=POWER(2;([.O$4]/16)*[.$C11]/12)" office:value-type="float" office:value="1.01889621425336">
            <text:p>1.0189f,</text:p>
          </table:table-cell>
          <table:table-cell table:style-name="ce1" table:formula="of:=POWER(2;([.P$4]/16)*[.$C11]/12)" office:value-type="float" office:value="1.02063165722891">
            <text:p>1.0206f,</text:p>
          </table:table-cell>
          <table:table-cell table:style-name="ce1" table:formula="of:=POWER(2;([.Q$4]/16)*[.$C11]/12)" office:value-type="float" office:value="1.02237005611133">
            <text:p>1.0224f,</text:p>
          </table:table-cell>
          <table:table-cell table:style-name="ce1" table:formula="of:=POWER(2;([.R$4]/16)*[.$C11]/12)" office:value-type="float" office:value="1.0241114159353">
            <text:p>1.0241f,</text:p>
          </table:table-cell>
          <table:table-cell table:style-name="ce1" table:formula="of:=POWER(2;([.S$4]/16)*[.$C11]/12)" office:value-type="float" office:value="1.02585574174406">
            <text:p>1.0259f,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SIN(([.B12]/64)*(2*3.14159265))" office:value-type="float" office:value="0.555570232459951">
            <text:p>0.5556f,</text:p>
          </table:table-cell>
          <table:table-cell table:formula="of:=POWER(2;([.D$4]/16)*[.$C12]/12)" office:value-type="float" office:value="1">
            <text:p>1.0000f,</text:p>
          </table:table-cell>
          <table:table-cell table:style-name="ce1" table:formula="of:=POWER(2;([.E$4]/16)*[.$C12]/12)" office:value-type="float" office:value="1.00200769992468">
            <text:p>1.0020f,</text:p>
          </table:table-cell>
          <table:table-cell table:style-name="ce1" table:formula="of:=POWER(2;([.F$4]/16)*[.$C12]/12)" office:value-type="float" office:value="1.00401943070834">
            <text:p>1.0040f,</text:p>
          </table:table-cell>
          <table:table-cell table:style-name="ce1" table:formula="of:=POWER(2;([.G$4]/16)*[.$C12]/12)" office:value-type="float" office:value="1.00603520044375">
            <text:p>1.0060f,</text:p>
          </table:table-cell>
          <table:table-cell table:style-name="ce1" table:formula="of:=POWER(2;([.H$4]/16)*[.$C12]/12)" office:value-type="float" office:value="1.0080550172399">
            <text:p>1.0081f,</text:p>
          </table:table-cell>
          <table:table-cell table:style-name="ce1" table:formula="of:=POWER(2;([.I$4]/16)*[.$C12]/12)" office:value-type="float" office:value="1.01007888922208">
            <text:p>1.0101f,</text:p>
          </table:table-cell>
          <table:table-cell table:style-name="ce1" table:formula="of:=POWER(2;([.J$4]/16)*[.$C12]/12)" office:value-type="float" office:value="1.01210682453189">
            <text:p>1.0121f,</text:p>
          </table:table-cell>
          <table:table-cell table:style-name="ce1" table:formula="of:=POWER(2;([.K$4]/16)*[.$C12]/12)" office:value-type="float" office:value="1.01413883132726">
            <text:p>1.0141f,</text:p>
          </table:table-cell>
          <table:table-cell table:style-name="ce1" table:formula="of:=POWER(2;([.L$4]/16)*[.$C12]/12)" office:value-type="float" office:value="1.01617491778253">
            <text:p>1.0162f,</text:p>
          </table:table-cell>
          <table:table-cell table:style-name="ce1" table:formula="of:=POWER(2;([.M$4]/16)*[.$C12]/12)" office:value-type="float" office:value="1.01821509208842">
            <text:p>1.0182f,</text:p>
          </table:table-cell>
          <table:table-cell table:style-name="ce1" table:formula="of:=POWER(2;([.N$4]/16)*[.$C12]/12)" office:value-type="float" office:value="1.02025936245211">
            <text:p>1.0203f,</text:p>
          </table:table-cell>
          <table:table-cell table:style-name="ce1" table:formula="of:=POWER(2;([.O$4]/16)*[.$C12]/12)" office:value-type="float" office:value="1.02230773709725">
            <text:p>1.0223f,</text:p>
          </table:table-cell>
          <table:table-cell table:style-name="ce1" table:formula="of:=POWER(2;([.P$4]/16)*[.$C12]/12)" office:value-type="float" office:value="1.02436022426402">
            <text:p>1.0244f,</text:p>
          </table:table-cell>
          <table:table-cell table:style-name="ce1" table:formula="of:=POWER(2;([.Q$4]/16)*[.$C12]/12)" office:value-type="float" office:value="1.02641683220912">
            <text:p>1.0264f,</text:p>
          </table:table-cell>
          <table:table-cell table:style-name="ce1" table:formula="of:=POWER(2;([.R$4]/16)*[.$C12]/12)" office:value-type="float" office:value="1.02847756920583">
            <text:p>1.0285f,</text:p>
          </table:table-cell>
          <table:table-cell table:style-name="ce1" table:formula="of:=POWER(2;([.S$4]/16)*[.$C12]/12)" office:value-type="float" office:value="1.03054244354405">
            <text:p>1.0305f,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SIN(([.B13]/64)*(2*3.14159265))" office:value-type="float" office:value="0.634393283556626">
            <text:p>0.6344f,</text:p>
          </table:table-cell>
          <table:table-cell table:formula="of:=POWER(2;([.D$4]/16)*[.$C13]/12)" office:value-type="float" office:value="1">
            <text:p>1.0000f,</text:p>
          </table:table-cell>
          <table:table-cell table:style-name="ce1" table:formula="of:=POWER(2;([.E$4]/16)*[.$C13]/12)" office:value-type="float" office:value="1.00229287418662">
            <text:p>1.0023f,</text:p>
          </table:table-cell>
          <table:table-cell table:style-name="ce1" table:formula="of:=POWER(2;([.F$4]/16)*[.$C13]/12)" office:value-type="float" office:value="1.00459100564527">
            <text:p>1.0046f,</text:p>
          </table:table-cell>
          <table:table-cell table:style-name="ce1" table:formula="of:=POWER(2;([.G$4]/16)*[.$C13]/12)" office:value-type="float" office:value="1.00689440643022">
            <text:p>1.0069f,</text:p>
          </table:table-cell>
          <table:table-cell table:style-name="ce1" table:formula="of:=POWER(2;([.H$4]/16)*[.$C13]/12)" office:value-type="float" office:value="1.00920308862337">
            <text:p>1.0092f,</text:p>
          </table:table-cell>
          <table:table-cell table:style-name="ce1" table:formula="of:=POWER(2;([.I$4]/16)*[.$C13]/12)" office:value-type="float" office:value="1.01151706433433">
            <text:p>1.0115f,</text:p>
          </table:table-cell>
          <table:table-cell table:style-name="ce1" table:formula="of:=POWER(2;([.J$4]/16)*[.$C13]/12)" office:value-type="float" office:value="1.01383634570046">
            <text:p>1.0138f,</text:p>
          </table:table-cell>
          <table:table-cell table:style-name="ce1" table:formula="of:=POWER(2;([.K$4]/16)*[.$C13]/12)" office:value-type="float" office:value="1.01616094488697">
            <text:p>1.0162f,</text:p>
          </table:table-cell>
          <table:table-cell table:style-name="ce1" table:formula="of:=POWER(2;([.L$4]/16)*[.$C13]/12)" office:value-type="float" office:value="1.01849087408695">
            <text:p>1.0185f,</text:p>
          </table:table-cell>
          <table:table-cell table:style-name="ce1" table:formula="of:=POWER(2;([.M$4]/16)*[.$C13]/12)" office:value-type="float" office:value="1.02082614552145">
            <text:p>1.0208f,</text:p>
          </table:table-cell>
          <table:table-cell table:style-name="ce1" table:formula="of:=POWER(2;([.N$4]/16)*[.$C13]/12)" office:value-type="float" office:value="1.02316677143954">
            <text:p>1.0232f,</text:p>
          </table:table-cell>
          <table:table-cell table:style-name="ce1" table:formula="of:=POWER(2;([.O$4]/16)*[.$C13]/12)" office:value-type="float" office:value="1.02551276411837">
            <text:p>1.0255f,</text:p>
          </table:table-cell>
          <table:table-cell table:style-name="ce1" table:formula="of:=POWER(2;([.P$4]/16)*[.$C13]/12)" office:value-type="float" office:value="1.02786413586326">
            <text:p>1.0279f,</text:p>
          </table:table-cell>
          <table:table-cell table:style-name="ce1" table:formula="of:=POWER(2;([.Q$4]/16)*[.$C13]/12)" office:value-type="float" office:value="1.03022089900773">
            <text:p>1.0302f,</text:p>
          </table:table-cell>
          <table:table-cell table:style-name="ce1" table:formula="of:=POWER(2;([.R$4]/16)*[.$C13]/12)" office:value-type="float" office:value="1.03258306591358">
            <text:p>1.0326f,</text:p>
          </table:table-cell>
          <table:table-cell table:style-name="ce1" table:formula="of:=POWER(2;([.S$4]/16)*[.$C13]/12)" office:value-type="float" office:value="1.03495064897095">
            <text:p>1.0350f,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SIN(([.B14]/64)*(2*3.14159265))" office:value-type="float" office:value="0.707106780551956">
            <text:p>0.7071f,</text:p>
          </table:table-cell>
          <table:table-cell table:formula="of:=POWER(2;([.D$4]/16)*[.$C14]/12)" office:value-type="float" office:value="1">
            <text:p>1.0000f,</text:p>
          </table:table-cell>
          <table:table-cell table:style-name="ce1" table:formula="of:=POWER(2;([.E$4]/16)*[.$C14]/12)" office:value-type="float" office:value="1.00255601663448">
            <text:p>1.0026f,</text:p>
          </table:table-cell>
          <table:table-cell table:style-name="ce1" table:formula="of:=POWER(2;([.F$4]/16)*[.$C14]/12)" office:value-type="float" office:value="1.00511856649001">
            <text:p>1.0051f,</text:p>
          </table:table-cell>
          <table:table-cell table:style-name="ce1" table:formula="of:=POWER(2;([.G$4]/16)*[.$C14]/12)" office:value-type="float" office:value="1.00768766626558">
            <text:p>1.0077f,</text:p>
          </table:table-cell>
          <table:table-cell table:style-name="ce1" table:formula="of:=POWER(2;([.H$4]/16)*[.$C14]/12)" office:value-type="float" office:value="1.01026333270292">
            <text:p>1.0103f,</text:p>
          </table:table-cell>
          <table:table-cell table:style-name="ce1" table:formula="of:=POWER(2;([.I$4]/16)*[.$C14]/12)" office:value-type="float" office:value="1.01284558258652">
            <text:p>1.0128f,</text:p>
          </table:table-cell>
          <table:table-cell table:style-name="ce1" table:formula="of:=POWER(2;([.J$4]/16)*[.$C14]/12)" office:value-type="float" office:value="1.01543443274378">
            <text:p>1.0154f,</text:p>
          </table:table-cell>
          <table:table-cell table:style-name="ce1" table:formula="of:=POWER(2;([.K$4]/16)*[.$C14]/12)" office:value-type="float" office:value="1.0180299000451">
            <text:p>1.0180f,</text:p>
          </table:table-cell>
          <table:table-cell table:style-name="ce1" table:formula="of:=POWER(2;([.L$4]/16)*[.$C14]/12)" office:value-type="float" office:value="1.02063200140402">
            <text:p>1.0206f,</text:p>
          </table:table-cell>
          <table:table-cell table:style-name="ce1" table:formula="of:=POWER(2;([.M$4]/16)*[.$C14]/12)" office:value-type="float" office:value="1.02324075377729">
            <text:p>1.0232f,</text:p>
          </table:table-cell>
          <table:table-cell table:style-name="ce1" table:formula="of:=POWER(2;([.N$4]/16)*[.$C14]/12)" office:value-type="float" office:value="1.02585617416503">
            <text:p>1.0259f,</text:p>
          </table:table-cell>
          <table:table-cell table:style-name="ce1" table:formula="of:=POWER(2;([.O$4]/16)*[.$C14]/12)" office:value-type="float" office:value="1.02847827961078">
            <text:p>1.0285f,</text:p>
          </table:table-cell>
          <table:table-cell table:style-name="ce1" table:formula="of:=POWER(2;([.P$4]/16)*[.$C14]/12)" office:value-type="float" office:value="1.03110708720168">
            <text:p>1.0311f,</text:p>
          </table:table-cell>
          <table:table-cell table:style-name="ce1" table:formula="of:=POWER(2;([.Q$4]/16)*[.$C14]/12)" office:value-type="float" office:value="1.0337426140685">
            <text:p>1.0337f,</text:p>
          </table:table-cell>
          <table:table-cell table:style-name="ce1" table:formula="of:=POWER(2;([.R$4]/16)*[.$C14]/12)" office:value-type="float" office:value="1.03638487738583">
            <text:p>1.0364f,</text:p>
          </table:table-cell>
          <table:table-cell table:style-name="ce1" table:formula="of:=POWER(2;([.S$4]/16)*[.$C14]/12)" office:value-type="float" office:value="1.03903389437216">
            <text:p>1.0390f,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SIN(([.B15]/64)*(2*3.14159265))" office:value-type="float" office:value="0.773010452722235">
            <text:p>0.7730f,</text:p>
          </table:table-cell>
          <table:table-cell table:formula="of:=POWER(2;([.D$4]/16)*[.$C15]/12)" office:value-type="float" office:value="1">
            <text:p>1.0000f,</text:p>
          </table:table-cell>
          <table:table-cell table:style-name="ce1" table:formula="of:=POWER(2;([.E$4]/16)*[.$C15]/12)" office:value-type="float" office:value="1.00279457473017">
            <text:p>1.0028f,</text:p>
          </table:table-cell>
          <table:table-cell table:style-name="ce1" table:formula="of:=POWER(2;([.F$4]/16)*[.$C15]/12)" office:value-type="float" office:value="1.00559695910826">
            <text:p>1.0056f,</text:p>
          </table:table-cell>
          <table:table-cell table:style-name="ce1" table:formula="of:=POWER(2;([.G$4]/16)*[.$C15]/12)" office:value-type="float" office:value="1.00840717495891">
            <text:p>1.0084f,</text:p>
          </table:table-cell>
          <table:table-cell table:style-name="ce1" table:formula="of:=POWER(2;([.H$4]/16)*[.$C15]/12)" office:value-type="float" office:value="1.01122524416777">
            <text:p>1.0112f,</text:p>
          </table:table-cell>
          <table:table-cell table:style-name="ce1" table:formula="of:=POWER(2;([.I$4]/16)*[.$C15]/12)" office:value-type="float" office:value="1.01405118868163">
            <text:p>1.0141f,</text:p>
          </table:table-cell>
          <table:table-cell table:style-name="ce1" table:formula="of:=POWER(2;([.J$4]/16)*[.$C15]/12)" office:value-type="float" office:value="1.01688503050862">
            <text:p>1.0169f,</text:p>
          </table:table-cell>
          <table:table-cell table:style-name="ce1" table:formula="of:=POWER(2;([.K$4]/16)*[.$C15]/12)" office:value-type="float" office:value="1.01972679171836">
            <text:p>1.0197f,</text:p>
          </table:table-cell>
          <table:table-cell table:style-name="ce1" table:formula="of:=POWER(2;([.L$4]/16)*[.$C15]/12)" office:value-type="float" office:value="1.02257649444217">
            <text:p>1.0226f,</text:p>
          </table:table-cell>
          <table:table-cell table:style-name="ce1" table:formula="of:=POWER(2;([.M$4]/16)*[.$C15]/12)" office:value-type="float" office:value="1.0254341608732">
            <text:p>1.0254f,</text:p>
          </table:table-cell>
          <table:table-cell table:style-name="ce1" table:formula="of:=POWER(2;([.N$4]/16)*[.$C15]/12)" office:value-type="float" office:value="1.02829981326663">
            <text:p>1.0283f,</text:p>
          </table:table-cell>
          <table:table-cell table:style-name="ce1" table:formula="of:=POWER(2;([.O$4]/16)*[.$C15]/12)" office:value-type="float" office:value="1.03117347393982">
            <text:p>1.0312f,</text:p>
          </table:table-cell>
          <table:table-cell table:style-name="ce1" table:formula="of:=POWER(2;([.P$4]/16)*[.$C15]/12)" office:value-type="float" office:value="1.03405516527251">
            <text:p>1.0341f,</text:p>
          </table:table-cell>
          <table:table-cell table:style-name="ce1" table:formula="of:=POWER(2;([.Q$4]/16)*[.$C15]/12)" office:value-type="float" office:value="1.03694490970698">
            <text:p>1.0369f,</text:p>
          </table:table-cell>
          <table:table-cell table:style-name="ce1" table:formula="of:=POWER(2;([.R$4]/16)*[.$C15]/12)" office:value-type="float" office:value="1.03984272974822">
            <text:p>1.0398f,</text:p>
          </table:table-cell>
          <table:table-cell table:style-name="ce1" table:formula="of:=POWER(2;([.S$4]/16)*[.$C15]/12)" office:value-type="float" office:value="1.04274864796413">
            <text:p>1.0427f,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SIN(([.B16]/64)*(2*3.14159265))" office:value-type="float" office:value="0.831469611679301">
            <text:p>0.8315f,</text:p>
          </table:table-cell>
          <table:table-cell table:formula="of:=POWER(2;([.D$4]/16)*[.$C16]/12)" office:value-type="float" office:value="1">
            <text:p>1.0000f,</text:p>
          </table:table-cell>
          <table:table-cell table:style-name="ce1" table:formula="of:=POWER(2;([.E$4]/16)*[.$C16]/12)" office:value-type="float" office:value="1.00300623268715">
            <text:p>1.0030f,</text:p>
          </table:table-cell>
          <table:table-cell table:style-name="ce1" table:formula="of:=POWER(2;([.F$4]/16)*[.$C16]/12)" office:value-type="float" office:value="1.00602150280926">
            <text:p>1.0060f,</text:p>
          </table:table-cell>
          <table:table-cell table:style-name="ce1" table:formula="of:=POWER(2;([.G$4]/16)*[.$C16]/12)" office:value-type="float" office:value="1.00904583753498">
            <text:p>1.0090f,</text:p>
          </table:table-cell>
          <table:table-cell table:style-name="ce1" table:formula="of:=POWER(2;([.H$4]/16)*[.$C16]/12)" office:value-type="float" office:value="1.01207926411461">
            <text:p>1.0121f,</text:p>
          </table:table-cell>
          <table:table-cell table:style-name="ce1" table:formula="of:=POWER(2;([.I$4]/16)*[.$C16]/12)" office:value-type="float" office:value="1.01512180988038">
            <text:p>1.0151f,</text:p>
          </table:table-cell>
          <table:table-cell table:style-name="ce1" table:formula="of:=POWER(2;([.J$4]/16)*[.$C16]/12)" office:value-type="float" office:value="1.01817350224668">
            <text:p>1.0182f,</text:p>
          </table:table-cell>
          <table:table-cell table:style-name="ce1" table:formula="of:=POWER(2;([.K$4]/16)*[.$C16]/12)" office:value-type="float" office:value="1.02123436871032">
            <text:p>1.0212f,</text:p>
          </table:table-cell>
          <table:table-cell table:style-name="ce1" table:formula="of:=POWER(2;([.L$4]/16)*[.$C16]/12)" office:value-type="float" office:value="1.02430443685077">
            <text:p>1.0243f,</text:p>
          </table:table-cell>
          <table:table-cell table:style-name="ce1" table:formula="of:=POWER(2;([.M$4]/16)*[.$C16]/12)" office:value-type="float" office:value="1.02738373433042">
            <text:p>1.0274f,</text:p>
          </table:table-cell>
          <table:table-cell table:style-name="ce1" table:formula="of:=POWER(2;([.N$4]/16)*[.$C16]/12)" office:value-type="float" office:value="1.03047228889481">
            <text:p>1.0305f,</text:p>
          </table:table-cell>
          <table:table-cell table:style-name="ce1" table:formula="of:=POWER(2;([.O$4]/16)*[.$C16]/12)" office:value-type="float" office:value="1.03357012837289">
            <text:p>1.0336f,</text:p>
          </table:table-cell>
          <table:table-cell table:style-name="ce1" table:formula="of:=POWER(2;([.P$4]/16)*[.$C16]/12)" office:value-type="float" office:value="1.03667728067726">
            <text:p>1.0367f,</text:p>
          </table:table-cell>
          <table:table-cell table:style-name="ce1" table:formula="of:=POWER(2;([.Q$4]/16)*[.$C16]/12)" office:value-type="float" office:value="1.03979377380446">
            <text:p>1.0398f,</text:p>
          </table:table-cell>
          <table:table-cell table:style-name="ce1" table:formula="of:=POWER(2;([.R$4]/16)*[.$C16]/12)" office:value-type="float" office:value="1.04291963583516">
            <text:p>1.0429f,</text:p>
          </table:table-cell>
          <table:table-cell table:style-name="ce1" table:formula="of:=POWER(2;([.S$4]/16)*[.$C16]/12)" office:value-type="float" office:value="1.04605489493448">
            <text:p>1.0461f,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SIN(([.B17]/64)*(2*3.14159265))" office:value-type="float" office:value="0.881921263766655">
            <text:p>0.8819f,</text:p>
          </table:table-cell>
          <table:table-cell table:formula="of:=POWER(2;([.D$4]/16)*[.$C17]/12)" office:value-type="float" office:value="1">
            <text:p>1.0000f,</text:p>
          </table:table-cell>
          <table:table-cell table:style-name="ce1" table:formula="of:=POWER(2;([.E$4]/16)*[.$C17]/12)" office:value-type="float" office:value="1.00318893447935">
            <text:p>1.0032f,</text:p>
          </table:table-cell>
          <table:table-cell table:style-name="ce1" table:formula="of:=POWER(2;([.F$4]/16)*[.$C17]/12)" office:value-type="float" office:value="1.00638803826181">
            <text:p>1.0064f,</text:p>
          </table:table-cell>
          <table:table-cell table:style-name="ce1" table:formula="of:=POWER(2;([.G$4]/16)*[.$C17]/12)" office:value-type="float" office:value="1.00959734377662">
            <text:p>1.0096f,</text:p>
          </table:table-cell>
          <table:table-cell table:style-name="ce1" table:formula="of:=POWER(2;([.H$4]/16)*[.$C17]/12)" office:value-type="float" office:value="1.01281688355645">
            <text:p>1.0128f,</text:p>
          </table:table-cell>
          <table:table-cell table:style-name="ce1" table:formula="of:=POWER(2;([.I$4]/16)*[.$C17]/12)" office:value-type="float" office:value="1.01604669023768">
            <text:p>1.0160f,</text:p>
          </table:table-cell>
          <table:table-cell table:style-name="ce1" table:formula="of:=POWER(2;([.J$4]/16)*[.$C17]/12)" office:value-type="float" office:value="1.01928679656081">
            <text:p>1.0193f,</text:p>
          </table:table-cell>
          <table:table-cell table:style-name="ce1" table:formula="of:=POWER(2;([.K$4]/16)*[.$C17]/12)" office:value-type="float" office:value="1.0225372353707">
            <text:p>1.0225f,</text:p>
          </table:table-cell>
          <table:table-cell table:style-name="ce1" table:formula="of:=POWER(2;([.L$4]/16)*[.$C17]/12)" office:value-type="float" office:value="1.02579803961699">
            <text:p>1.0258f,</text:p>
          </table:table-cell>
          <table:table-cell table:style-name="ce1" table:formula="of:=POWER(2;([.M$4]/16)*[.$C17]/12)" office:value-type="float" office:value="1.02906924235437">
            <text:p>1.0291f,</text:p>
          </table:table-cell>
          <table:table-cell table:style-name="ce1" table:formula="of:=POWER(2;([.N$4]/16)*[.$C17]/12)" office:value-type="float" office:value="1.03235087674295">
            <text:p>1.0324f,</text:p>
          </table:table-cell>
          <table:table-cell table:style-name="ce1" table:formula="of:=POWER(2;([.O$4]/16)*[.$C17]/12)" office:value-type="float" office:value="1.03564297604858">
            <text:p>1.0356f,</text:p>
          </table:table-cell>
          <table:table-cell table:style-name="ce1" table:formula="of:=POWER(2;([.P$4]/16)*[.$C17]/12)" office:value-type="float" office:value="1.03894557364319">
            <text:p>1.0389f,</text:p>
          </table:table-cell>
          <table:table-cell table:style-name="ce1" table:formula="of:=POWER(2;([.Q$4]/16)*[.$C17]/12)" office:value-type="float" office:value="1.04225870300515">
            <text:p>1.0423f,</text:p>
          </table:table-cell>
          <table:table-cell table:style-name="ce1" table:formula="of:=POWER(2;([.R$4]/16)*[.$C17]/12)" office:value-type="float" office:value="1.04558239771956">
            <text:p>1.0456f,</text:p>
          </table:table-cell>
          <table:table-cell table:style-name="ce1" table:formula="of:=POWER(2;([.S$4]/16)*[.$C17]/12)" office:value-type="float" office:value="1.04891669147864">
            <text:p>1.0489f,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SIN(([.B18]/64)*(2*3.14159265))" office:value-type="float" office:value="0.923879531996129">
            <text:p>0.9239f,</text:p>
          </table:table-cell>
          <table:table-cell table:formula="of:=POWER(2;([.D$4]/16)*[.$C18]/12)" office:value-type="float" office:value="1">
            <text:p>1.0000f,</text:p>
          </table:table-cell>
          <table:table-cell table:style-name="ce1" table:formula="of:=POWER(2;([.E$4]/16)*[.$C18]/12)" office:value-type="float" office:value="1.00334090432181">
            <text:p>1.0033f,</text:p>
          </table:table-cell>
          <table:table-cell table:style-name="ce1" table:formula="of:=POWER(2;([.F$4]/16)*[.$C18]/12)" office:value-type="float" office:value="1.00669297028531">
            <text:p>1.0067f,</text:p>
          </table:table-cell>
          <table:table-cell table:style-name="ce1" table:formula="of:=POWER(2;([.G$4]/16)*[.$C18]/12)" office:value-type="float" office:value="1.01005623518047">
            <text:p>1.0101f,</text:p>
          </table:table-cell>
          <table:table-cell table:style-name="ce1" table:formula="of:=POWER(2;([.H$4]/16)*[.$C18]/12)" office:value-type="float" office:value="1.01343073642186">
            <text:p>1.0134f,</text:p>
          </table:table-cell>
          <table:table-cell table:style-name="ce1" table:formula="of:=POWER(2;([.I$4]/16)*[.$C18]/12)" office:value-type="float" office:value="1.01681651154903">
            <text:p>1.0168f,</text:p>
          </table:table-cell>
          <table:table-cell table:style-name="ce1" table:formula="of:=POWER(2;([.J$4]/16)*[.$C18]/12)" office:value-type="float" office:value="1.02021359822695">
            <text:p>1.0202f,</text:p>
          </table:table-cell>
          <table:table-cell table:style-name="ce1" table:formula="of:=POWER(2;([.K$4]/16)*[.$C18]/12)" office:value-type="float" office:value="1.02362203424643">
            <text:p>1.0236f,</text:p>
          </table:table-cell>
          <table:table-cell table:style-name="ce1" table:formula="of:=POWER(2;([.L$4]/16)*[.$C18]/12)" office:value-type="float" office:value="1.02704185752455">
            <text:p>1.0270f,</text:p>
          </table:table-cell>
          <table:table-cell table:style-name="ce1" table:formula="of:=POWER(2;([.M$4]/16)*[.$C18]/12)" office:value-type="float" office:value="1.03047310610503">
            <text:p>1.0305f,</text:p>
          </table:table-cell>
          <table:table-cell table:style-name="ce1" table:formula="of:=POWER(2;([.N$4]/16)*[.$C18]/12)" office:value-type="float" office:value="1.03391581815873">
            <text:p>1.0339f,</text:p>
          </table:table-cell>
          <table:table-cell table:style-name="ce1" table:formula="of:=POWER(2;([.O$4]/16)*[.$C18]/12)" office:value-type="float" office:value="1.037370031984">
            <text:p>1.0374f,</text:p>
          </table:table-cell>
          <table:table-cell table:style-name="ce1" table:formula="of:=POWER(2;([.P$4]/16)*[.$C18]/12)" office:value-type="float" office:value="1.04083578600718">
            <text:p>1.0408f,</text:p>
          </table:table-cell>
          <table:table-cell table:style-name="ce1" table:formula="of:=POWER(2;([.Q$4]/16)*[.$C18]/12)" office:value-type="float" office:value="1.04431311878294">
            <text:p>1.0443f,</text:p>
          </table:table-cell>
          <table:table-cell table:style-name="ce1" table:formula="of:=POWER(2;([.R$4]/16)*[.$C18]/12)" office:value-type="float" office:value="1.04780206899481">
            <text:p>1.0478f,</text:p>
          </table:table-cell>
          <table:table-cell table:style-name="ce1" table:formula="of:=POWER(2;([.S$4]/16)*[.$C18]/12)" office:value-type="float" office:value="1.05130267545551">
            <text:p>1.0513f,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SIN(([.B19]/64)*(2*3.14159265))" office:value-type="float" office:value="0.956940335308871">
            <text:p>0.9569f,</text:p>
          </table:table-cell>
          <table:table-cell table:formula="of:=POWER(2;([.D$4]/16)*[.$C19]/12)" office:value-type="float" office:value="1">
            <text:p>1.0000f,</text:p>
          </table:table-cell>
          <table:table-cell table:style-name="ce1" table:formula="of:=POWER(2;([.E$4]/16)*[.$C19]/12)" office:value-type="float" office:value="1.00346066439972">
            <text:p>1.0035f,</text:p>
          </table:table-cell>
          <table:table-cell table:style-name="ce1" table:formula="of:=POWER(2;([.F$4]/16)*[.$C19]/12)" office:value-type="float" office:value="1.00693330499753">
            <text:p>1.0069f,</text:p>
          </table:table-cell>
          <table:table-cell table:style-name="ce1" table:formula="of:=POWER(2;([.G$4]/16)*[.$C19]/12)" office:value-type="float" office:value="1.01041796323903">
            <text:p>1.0104f,</text:p>
          </table:table-cell>
          <table:table-cell table:style-name="ce1" table:formula="of:=POWER(2;([.H$4]/16)*[.$C19]/12)" office:value-type="float" office:value="1.01391468071326">
            <text:p>1.0139f,</text:p>
          </table:table-cell>
          <table:table-cell table:style-name="ce1" table:formula="of:=POWER(2;([.I$4]/16)*[.$C19]/12)" office:value-type="float" office:value="1.01742349915316">
            <text:p>1.0174f,</text:p>
          </table:table-cell>
          <table:table-cell table:style-name="ce1" table:formula="of:=POWER(2;([.J$4]/16)*[.$C19]/12)" office:value-type="float" office:value="1.02094446043612">
            <text:p>1.0209f,</text:p>
          </table:table-cell>
          <table:table-cell table:style-name="ce1" table:formula="of:=POWER(2;([.K$4]/16)*[.$C19]/12)" office:value-type="float" office:value="1.02447760658445">
            <text:p>1.0245f,</text:p>
          </table:table-cell>
          <table:table-cell table:style-name="ce1" table:formula="of:=POWER(2;([.L$4]/16)*[.$C19]/12)" office:value-type="float" office:value="1.02802297976587">
            <text:p>1.0280f,</text:p>
          </table:table-cell>
          <table:table-cell table:style-name="ce1" table:formula="of:=POWER(2;([.M$4]/16)*[.$C19]/12)" office:value-type="float" office:value="1.03158062229404">
            <text:p>1.0316f,</text:p>
          </table:table-cell>
          <table:table-cell table:style-name="ce1" table:formula="of:=POWER(2;([.N$4]/16)*[.$C19]/12)" office:value-type="float" office:value="1.03515057662906">
            <text:p>1.0352f,</text:p>
          </table:table-cell>
          <table:table-cell table:style-name="ce1" table:formula="of:=POWER(2;([.O$4]/16)*[.$C19]/12)" office:value-type="float" office:value="1.03873288537795">
            <text:p>1.0387f,</text:p>
          </table:table-cell>
          <table:table-cell table:style-name="ce1" table:formula="of:=POWER(2;([.P$4]/16)*[.$C19]/12)" office:value-type="float" office:value="1.0423275912952">
            <text:p>1.0423f,</text:p>
          </table:table-cell>
          <table:table-cell table:style-name="ce1" table:formula="of:=POWER(2;([.Q$4]/16)*[.$C19]/12)" office:value-type="float" office:value="1.04593473728324">
            <text:p>1.0459f,</text:p>
          </table:table-cell>
          <table:table-cell table:style-name="ce1" table:formula="of:=POWER(2;([.R$4]/16)*[.$C19]/12)" office:value-type="float" office:value="1.04955436639299">
            <text:p>1.0496f,</text:p>
          </table:table-cell>
          <table:table-cell table:style-name="ce1" table:formula="of:=POWER(2;([.S$4]/16)*[.$C19]/12)" office:value-type="float" office:value="1.05318652182435">
            <text:p>1.0532f,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SIN(([.B20]/64)*(2*3.14159265))" office:value-type="float" office:value="0.980785280096834">
            <text:p>0.9808f,</text:p>
          </table:table-cell>
          <table:table-cell table:formula="of:=POWER(2;([.D$4]/16)*[.$C20]/12)" office:value-type="float" office:value="1">
            <text:p>1.0000f,</text:p>
          </table:table-cell>
          <table:table-cell table:style-name="ce1" table:formula="of:=POWER(2;([.E$4]/16)*[.$C20]/12)" office:value-type="float" office:value="1.00354704965069">
            <text:p>1.0035f,</text:p>
          </table:table-cell>
          <table:table-cell table:style-name="ce1" table:formula="of:=POWER(2;([.F$4]/16)*[.$C20]/12)" office:value-type="float" office:value="1.00710668086261">
            <text:p>1.0071f,</text:p>
          </table:table-cell>
          <table:table-cell table:style-name="ce1" table:formula="of:=POWER(2;([.G$4]/16)*[.$C20]/12)" office:value-type="float" office:value="1.01067893826317">
            <text:p>1.0107f,</text:p>
          </table:table-cell>
          <table:table-cell table:style-name="ce1" table:formula="of:=POWER(2;([.H$4]/16)*[.$C20]/12)" office:value-type="float" office:value="1.0142638666381">
            <text:p>1.0143f,</text:p>
          </table:table-cell>
          <table:table-cell table:style-name="ce1" table:formula="of:=POWER(2;([.I$4]/16)*[.$C20]/12)" office:value-type="float" office:value="1.01786151093197">
            <text:p>1.0179f,</text:p>
          </table:table-cell>
          <table:table-cell table:style-name="ce1" table:formula="of:=POWER(2;([.J$4]/16)*[.$C20]/12)" office:value-type="float" office:value="1.02147191624878">
            <text:p>1.0215f,</text:p>
          </table:table-cell>
          <table:table-cell table:style-name="ce1" table:formula="of:=POWER(2;([.K$4]/16)*[.$C20]/12)" office:value-type="float" office:value="1.0250951278525">
            <text:p>1.0251f,</text:p>
          </table:table-cell>
          <table:table-cell table:style-name="ce1" table:formula="of:=POWER(2;([.L$4]/16)*[.$C20]/12)" office:value-type="float" office:value="1.02873119116768">
            <text:p>1.0287f,</text:p>
          </table:table-cell>
          <table:table-cell table:style-name="ce1" table:formula="of:=POWER(2;([.M$4]/16)*[.$C20]/12)" office:value-type="float" office:value="1.03238015177996">
            <text:p>1.0324f,</text:p>
          </table:table-cell>
          <table:table-cell table:style-name="ce1" table:formula="of:=POWER(2;([.N$4]/16)*[.$C20]/12)" office:value-type="float" office:value="1.03604205543672">
            <text:p>1.0360f,</text:p>
          </table:table-cell>
          <table:table-cell table:style-name="ce1" table:formula="of:=POWER(2;([.O$4]/16)*[.$C20]/12)" office:value-type="float" office:value="1.03971694804756">
            <text:p>1.0397f,</text:p>
          </table:table-cell>
          <table:table-cell table:style-name="ce1" table:formula="of:=POWER(2;([.P$4]/16)*[.$C20]/12)" office:value-type="float" office:value="1.04340487568495">
            <text:p>1.0434f,</text:p>
          </table:table-cell>
          <table:table-cell table:style-name="ce1" table:formula="of:=POWER(2;([.Q$4]/16)*[.$C20]/12)" office:value-type="float" office:value="1.04710588458478">
            <text:p>1.0471f,</text:p>
          </table:table-cell>
          <table:table-cell table:style-name="ce1" table:formula="of:=POWER(2;([.R$4]/16)*[.$C20]/12)" office:value-type="float" office:value="1.05082002114693">
            <text:p>1.0508f,</text:p>
          </table:table-cell>
          <table:table-cell table:style-name="ce1" table:formula="of:=POWER(2;([.S$4]/16)*[.$C20]/12)" office:value-type="float" office:value="1.05454733193588">
            <text:p>1.0545f,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SIN(([.B21]/64)*(2*3.14159265))" office:value-type="float" office:value="0.995184726507262">
            <text:p>0.9952f,</text:p>
          </table:table-cell>
          <table:table-cell table:formula="of:=POWER(2;([.D$4]/16)*[.$C21]/12)" office:value-type="float" office:value="1">
            <text:p>1.0000f,</text:p>
          </table:table-cell>
          <table:table-cell table:style-name="ce1" table:formula="of:=POWER(2;([.E$4]/16)*[.$C21]/12)" office:value-type="float" office:value="1.00359921943666">
            <text:p>1.0036f,</text:p>
          </table:table-cell>
          <table:table-cell table:style-name="ce1" table:formula="of:=POWER(2;([.F$4]/16)*[.$C21]/12)" office:value-type="float" office:value="1.00721139325386">
            <text:p>1.0072f,</text:p>
          </table:table-cell>
          <table:table-cell table:style-name="ce1" table:formula="of:=POWER(2;([.G$4]/16)*[.$C21]/12)" office:value-type="float" office:value="1.01083656807728">
            <text:p>1.0108f,</text:p>
          </table:table-cell>
          <table:table-cell table:style-name="ce1" table:formula="of:=POWER(2;([.H$4]/16)*[.$C21]/12)" office:value-type="float" office:value="1.01447479070039">
            <text:p>1.0145f,</text:p>
          </table:table-cell>
          <table:table-cell table:style-name="ce1" table:formula="of:=POWER(2;([.I$4]/16)*[.$C21]/12)" office:value-type="float" office:value="1.01812610808508">
            <text:p>1.0181f,</text:p>
          </table:table-cell>
          <table:table-cell table:style-name="ce1" table:formula="of:=POWER(2;([.J$4]/16)*[.$C21]/12)" office:value-type="float" office:value="1.02179056736226">
            <text:p>1.0218f,</text:p>
          </table:table-cell>
          <table:table-cell table:style-name="ce1" table:formula="of:=POWER(2;([.K$4]/16)*[.$C21]/12)" office:value-type="float" office:value="1.0254682158325">
            <text:p>1.0255f,</text:p>
          </table:table-cell>
          <table:table-cell table:style-name="ce1" table:formula="of:=POWER(2;([.L$4]/16)*[.$C21]/12)" office:value-type="float" office:value="1.0291591009666">
            <text:p>1.0292f,</text:p>
          </table:table-cell>
          <table:table-cell table:style-name="ce1" table:formula="of:=POWER(2;([.M$4]/16)*[.$C21]/12)" office:value-type="float" office:value="1.03286327040621">
            <text:p>1.0329f,</text:p>
          </table:table-cell>
          <table:table-cell table:style-name="ce1" table:formula="of:=POWER(2;([.N$4]/16)*[.$C21]/12)" office:value-type="float" office:value="1.03658077196446">
            <text:p>1.0366f,</text:p>
          </table:table-cell>
          <table:table-cell table:style-name="ce1" table:formula="of:=POWER(2;([.O$4]/16)*[.$C21]/12)" office:value-type="float" office:value="1.04031165362658">
            <text:p>1.0403f,</text:p>
          </table:table-cell>
          <table:table-cell table:style-name="ce1" table:formula="of:=POWER(2;([.P$4]/16)*[.$C21]/12)" office:value-type="float" office:value="1.04405596355049">
            <text:p>1.0441f,</text:p>
          </table:table-cell>
          <table:table-cell table:style-name="ce1" table:formula="of:=POWER(2;([.Q$4]/16)*[.$C21]/12)" office:value-type="float" office:value="1.04781375006746">
            <text:p>1.0478f,</text:p>
          </table:table-cell>
          <table:table-cell table:style-name="ce1" table:formula="of:=POWER(2;([.R$4]/16)*[.$C21]/12)" office:value-type="float" office:value="1.0515850616827">
            <text:p>1.0516f,</text:p>
          </table:table-cell>
          <table:table-cell table:style-name="ce1" table:formula="of:=POWER(2;([.S$4]/16)*[.$C21]/12)" office:value-type="float" office:value="1.055369947076">
            <text:p>1.0554f,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SIN(([.B22]/64)*(2*3.14159265))" office:value-type="float" office:value="1">
            <text:p>1.0000f,</text:p>
          </table:table-cell>
          <table:table-cell table:formula="of:=POWER(2;([.D$4]/16)*[.$C22]/12)" office:value-type="float" office:value="1">
            <text:p>1.0000f,</text:p>
          </table:table-cell>
          <table:table-cell table:style-name="ce1" table:formula="of:=POWER(2;([.E$4]/16)*[.$C22]/12)" office:value-type="float" office:value="1.00361666597546">
            <text:p>1.0036f,</text:p>
          </table:table-cell>
          <table:table-cell table:style-name="ce1" table:formula="of:=POWER(2;([.F$4]/16)*[.$C22]/12)" office:value-type="float" office:value="1.0072464122237">
            <text:p>1.0072f,</text:p>
          </table:table-cell>
          <table:table-cell table:style-name="ce1" table:formula="of:=POWER(2;([.G$4]/16)*[.$C22]/12)" office:value-type="float" office:value="1.0108892860517">
            <text:p>1.0109f,</text:p>
          </table:table-cell>
          <table:table-cell table:style-name="ce1" table:formula="of:=POWER(2;([.H$4]/16)*[.$C22]/12)" office:value-type="float" office:value="1.01454533493752">
            <text:p>1.0145f,</text:p>
          </table:table-cell>
          <table:table-cell table:style-name="ce1" table:formula="of:=POWER(2;([.I$4]/16)*[.$C22]/12)" office:value-type="float" office:value="1.01821460653096">
            <text:p>1.0182f,</text:p>
          </table:table-cell>
          <table:table-cell table:style-name="ce1" table:formula="of:=POWER(2;([.J$4]/16)*[.$C22]/12)" office:value-type="float" office:value="1.02189714865412">
            <text:p>1.0219f,</text:p>
          </table:table-cell>
          <table:table-cell table:style-name="ce1" table:formula="of:=POWER(2;([.K$4]/16)*[.$C22]/12)" office:value-type="float" office:value="1.02559300930208">
            <text:p>1.0256f,</text:p>
          </table:table-cell>
          <table:table-cell table:style-name="ce1" table:formula="of:=POWER(2;([.L$4]/16)*[.$C22]/12)" office:value-type="float" office:value="1.02930223664349">
            <text:p>1.0293f,</text:p>
          </table:table-cell>
          <table:table-cell table:style-name="ce1" table:formula="of:=POWER(2;([.M$4]/16)*[.$C22]/12)" office:value-type="float" office:value="1.03302487902123">
            <text:p>1.0330f,</text:p>
          </table:table-cell>
          <table:table-cell table:style-name="ce1" table:formula="of:=POWER(2;([.N$4]/16)*[.$C22]/12)" office:value-type="float" office:value="1.03676098495299">
            <text:p>1.0368f,</text:p>
          </table:table-cell>
          <table:table-cell table:style-name="ce1" table:formula="of:=POWER(2;([.O$4]/16)*[.$C22]/12)" office:value-type="float" office:value="1.04051060313196">
            <text:p>1.0405f,</text:p>
          </table:table-cell>
          <table:table-cell table:style-name="ce1" table:formula="of:=POWER(2;([.P$4]/16)*[.$C22]/12)" office:value-type="float" office:value="1.04427378242741">
            <text:p>1.0443f,</text:p>
          </table:table-cell>
          <table:table-cell table:style-name="ce1" table:formula="of:=POWER(2;([.Q$4]/16)*[.$C22]/12)" office:value-type="float" office:value="1.04805057188539">
            <text:p>1.0481f,</text:p>
          </table:table-cell>
          <table:table-cell table:style-name="ce1" table:formula="of:=POWER(2;([.R$4]/16)*[.$C22]/12)" office:value-type="float" office:value="1.05184102072929">
            <text:p>1.0518f,</text:p>
          </table:table-cell>
          <table:table-cell table:style-name="ce1" table:formula="of:=POWER(2;([.S$4]/16)*[.$C22]/12)" office:value-type="float" office:value="1.05564517836056">
            <text:p>1.0556f,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SIN(([.B23]/64)*(2*3.14159265))" office:value-type="float" office:value="0.995184726859123">
            <text:p>0.9952f,</text:p>
          </table:table-cell>
          <table:table-cell table:formula="of:=POWER(2;([.D$4]/16)*[.$C23]/12)" office:value-type="float" office:value="1">
            <text:p>1.0000f,</text:p>
          </table:table-cell>
          <table:table-cell table:style-name="ce1" table:formula="of:=POWER(2;([.E$4]/16)*[.$C23]/12)" office:value-type="float" office:value="1.00359921943793">
            <text:p>1.0036f,</text:p>
          </table:table-cell>
          <table:table-cell table:style-name="ce1" table:formula="of:=POWER(2;([.F$4]/16)*[.$C23]/12)" office:value-type="float" office:value="1.00721139325642">
            <text:p>1.0072f,</text:p>
          </table:table-cell>
          <table:table-cell table:style-name="ce1" table:formula="of:=POWER(2;([.G$4]/16)*[.$C23]/12)" office:value-type="float" office:value="1.01083656808114">
            <text:p>1.0108f,</text:p>
          </table:table-cell>
          <table:table-cell table:style-name="ce1" table:formula="of:=POWER(2;([.H$4]/16)*[.$C23]/12)" office:value-type="float" office:value="1.01447479070554">
            <text:p>1.0145f,</text:p>
          </table:table-cell>
          <table:table-cell table:style-name="ce1" table:formula="of:=POWER(2;([.I$4]/16)*[.$C23]/12)" office:value-type="float" office:value="1.01812610809154">
            <text:p>1.0181f,</text:p>
          </table:table-cell>
          <table:table-cell table:style-name="ce1" table:formula="of:=POWER(2;([.J$4]/16)*[.$C23]/12)" office:value-type="float" office:value="1.02179056737005">
            <text:p>1.0218f,</text:p>
          </table:table-cell>
          <table:table-cell table:style-name="ce1" table:formula="of:=POWER(2;([.K$4]/16)*[.$C23]/12)" office:value-type="float" office:value="1.02546821584162">
            <text:p>1.0255f,</text:p>
          </table:table-cell>
          <table:table-cell table:style-name="ce1" table:formula="of:=POWER(2;([.L$4]/16)*[.$C23]/12)" office:value-type="float" office:value="1.02915910097706">
            <text:p>1.0292f,</text:p>
          </table:table-cell>
          <table:table-cell table:style-name="ce1" table:formula="of:=POWER(2;([.M$4]/16)*[.$C23]/12)" office:value-type="float" office:value="1.03286327041802">
            <text:p>1.0329f,</text:p>
          </table:table-cell>
          <table:table-cell table:style-name="ce1" table:formula="of:=POWER(2;([.N$4]/16)*[.$C23]/12)" office:value-type="float" office:value="1.03658077197763">
            <text:p>1.0366f,</text:p>
          </table:table-cell>
          <table:table-cell table:style-name="ce1" table:formula="of:=POWER(2;([.O$4]/16)*[.$C23]/12)" office:value-type="float" office:value="1.04031165364112">
            <text:p>1.0403f,</text:p>
          </table:table-cell>
          <table:table-cell table:style-name="ce1" table:formula="of:=POWER(2;([.P$4]/16)*[.$C23]/12)" office:value-type="float" office:value="1.04405596356641">
            <text:p>1.0441f,</text:p>
          </table:table-cell>
          <table:table-cell table:style-name="ce1" table:formula="of:=POWER(2;([.Q$4]/16)*[.$C23]/12)" office:value-type="float" office:value="1.04781375008476">
            <text:p>1.0478f,</text:p>
          </table:table-cell>
          <table:table-cell table:style-name="ce1" table:formula="of:=POWER(2;([.R$4]/16)*[.$C23]/12)" office:value-type="float" office:value="1.0515850617014">
            <text:p>1.0516f,</text:p>
          </table:table-cell>
          <table:table-cell table:style-name="ce1" table:formula="of:=POWER(2;([.S$4]/16)*[.$C23]/12)" office:value-type="float" office:value="1.05536994709611">
            <text:p>1.0554f,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SIN(([.B24]/64)*(2*3.14159265))" office:value-type="float" office:value="0.980785280797168">
            <text:p>0.9808f,</text:p>
          </table:table-cell>
          <table:table-cell table:formula="of:=POWER(2;([.D$4]/16)*[.$C24]/12)" office:value-type="float" office:value="1">
            <text:p>1.0000f,</text:p>
          </table:table-cell>
          <table:table-cell table:style-name="ce1" table:formula="of:=POWER(2;([.E$4]/16)*[.$C24]/12)" office:value-type="float" office:value="1.00354704965323">
            <text:p>1.0035f,</text:p>
          </table:table-cell>
          <table:table-cell table:style-name="ce1" table:formula="of:=POWER(2;([.F$4]/16)*[.$C24]/12)" office:value-type="float" office:value="1.0071066808677">
            <text:p>1.0071f,</text:p>
          </table:table-cell>
          <table:table-cell table:style-name="ce1" table:formula="of:=POWER(2;([.G$4]/16)*[.$C24]/12)" office:value-type="float" office:value="1.01067893827084">
            <text:p>1.0107f,</text:p>
          </table:table-cell>
          <table:table-cell table:style-name="ce1" table:formula="of:=POWER(2;([.H$4]/16)*[.$C24]/12)" office:value-type="float" office:value="1.01426386664836">
            <text:p>1.0143f,</text:p>
          </table:table-cell>
          <table:table-cell table:style-name="ce1" table:formula="of:=POWER(2;([.I$4]/16)*[.$C24]/12)" office:value-type="float" office:value="1.01786151094484">
            <text:p>1.0179f,</text:p>
          </table:table-cell>
          <table:table-cell table:style-name="ce1" table:formula="of:=POWER(2;([.J$4]/16)*[.$C24]/12)" office:value-type="float" office:value="1.02147191626427">
            <text:p>1.0215f,</text:p>
          </table:table-cell>
          <table:table-cell table:style-name="ce1" table:formula="of:=POWER(2;([.K$4]/16)*[.$C24]/12)" office:value-type="float" office:value="1.02509512787064">
            <text:p>1.0251f,</text:p>
          </table:table-cell>
          <table:table-cell table:style-name="ce1" table:formula="of:=POWER(2;([.L$4]/16)*[.$C24]/12)" office:value-type="float" office:value="1.02873119118848">
            <text:p>1.0287f,</text:p>
          </table:table-cell>
          <table:table-cell table:style-name="ce1" table:formula="of:=POWER(2;([.M$4]/16)*[.$C24]/12)" office:value-type="float" office:value="1.03238015180346">
            <text:p>1.0324f,</text:p>
          </table:table-cell>
          <table:table-cell table:style-name="ce1" table:formula="of:=POWER(2;([.N$4]/16)*[.$C24]/12)" office:value-type="float" office:value="1.03604205546291">
            <text:p>1.0360f,</text:p>
          </table:table-cell>
          <table:table-cell table:style-name="ce1" table:formula="of:=POWER(2;([.O$4]/16)*[.$C24]/12)" office:value-type="float" office:value="1.03971694807647">
            <text:p>1.0397f,</text:p>
          </table:table-cell>
          <table:table-cell table:style-name="ce1" table:formula="of:=POWER(2;([.P$4]/16)*[.$C24]/12)" office:value-type="float" office:value="1.04340487571661">
            <text:p>1.0434f,</text:p>
          </table:table-cell>
          <table:table-cell table:style-name="ce1" table:formula="of:=POWER(2;([.Q$4]/16)*[.$C24]/12)" office:value-type="float" office:value="1.0471058846192">
            <text:p>1.0471f,</text:p>
          </table:table-cell>
          <table:table-cell table:style-name="ce1" table:formula="of:=POWER(2;([.R$4]/16)*[.$C24]/12)" office:value-type="float" office:value="1.05082002118413">
            <text:p>1.0508f,</text:p>
          </table:table-cell>
          <table:table-cell table:style-name="ce1" table:formula="of:=POWER(2;([.S$4]/16)*[.$C24]/12)" office:value-type="float" office:value="1.05454733197588">
            <text:p>1.0545f,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SIN(([.B25]/64)*(2*3.14159265))" office:value-type="float" office:value="0.956940336350933">
            <text:p>0.9569f,</text:p>
          </table:table-cell>
          <table:table-cell table:formula="of:=POWER(2;([.D$4]/16)*[.$C25]/12)" office:value-type="float" office:value="1">
            <text:p>1.0000f,</text:p>
          </table:table-cell>
          <table:table-cell table:style-name="ce1" table:formula="of:=POWER(2;([.E$4]/16)*[.$C25]/12)" office:value-type="float" office:value="1.0034606644035">
            <text:p>1.0035f,</text:p>
          </table:table-cell>
          <table:table-cell table:style-name="ce1" table:formula="of:=POWER(2;([.F$4]/16)*[.$C25]/12)" office:value-type="float" office:value="1.00693330500511">
            <text:p>1.0069f,</text:p>
          </table:table-cell>
          <table:table-cell table:style-name="ce1" table:formula="of:=POWER(2;([.G$4]/16)*[.$C25]/12)" office:value-type="float" office:value="1.01041796325044">
            <text:p>1.0104f,</text:p>
          </table:table-cell>
          <table:table-cell table:style-name="ce1" table:formula="of:=POWER(2;([.H$4]/16)*[.$C25]/12)" office:value-type="float" office:value="1.01391468072851">
            <text:p>1.0139f,</text:p>
          </table:table-cell>
          <table:table-cell table:style-name="ce1" table:formula="of:=POWER(2;([.I$4]/16)*[.$C25]/12)" office:value-type="float" office:value="1.0174234991723">
            <text:p>1.0174f,</text:p>
          </table:table-cell>
          <table:table-cell table:style-name="ce1" table:formula="of:=POWER(2;([.J$4]/16)*[.$C25]/12)" office:value-type="float" office:value="1.02094446045916">
            <text:p>1.0209f,</text:p>
          </table:table-cell>
          <table:table-cell table:style-name="ce1" table:formula="of:=POWER(2;([.K$4]/16)*[.$C25]/12)" office:value-type="float" office:value="1.02447760661142">
            <text:p>1.0245f,</text:p>
          </table:table-cell>
          <table:table-cell table:style-name="ce1" table:formula="of:=POWER(2;([.L$4]/16)*[.$C25]/12)" office:value-type="float" office:value="1.02802297979681">
            <text:p>1.0280f,</text:p>
          </table:table-cell>
          <table:table-cell table:style-name="ce1" table:formula="of:=POWER(2;([.M$4]/16)*[.$C25]/12)" office:value-type="float" office:value="1.03158062232897">
            <text:p>1.0316f,</text:p>
          </table:table-cell>
          <table:table-cell table:style-name="ce1" table:formula="of:=POWER(2;([.N$4]/16)*[.$C25]/12)" office:value-type="float" office:value="1.035150576668">
            <text:p>1.0352f,</text:p>
          </table:table-cell>
          <table:table-cell table:style-name="ce1" table:formula="of:=POWER(2;([.O$4]/16)*[.$C25]/12)" office:value-type="float" office:value="1.03873288542094">
            <text:p>1.0387f,</text:p>
          </table:table-cell>
          <table:table-cell table:style-name="ce1" table:formula="of:=POWER(2;([.P$4]/16)*[.$C25]/12)" office:value-type="float" office:value="1.04232759134225">
            <text:p>1.0423f,</text:p>
          </table:table-cell>
          <table:table-cell table:style-name="ce1" table:formula="of:=POWER(2;([.Q$4]/16)*[.$C25]/12)" office:value-type="float" office:value="1.0459347373344">
            <text:p>1.0459f,</text:p>
          </table:table-cell>
          <table:table-cell table:style-name="ce1" table:formula="of:=POWER(2;([.R$4]/16)*[.$C25]/12)" office:value-type="float" office:value="1.04955436644827">
            <text:p>1.0496f,</text:p>
          </table:table-cell>
          <table:table-cell table:style-name="ce1" table:formula="of:=POWER(2;([.S$4]/16)*[.$C25]/12)" office:value-type="float" office:value="1.05318652188378">
            <text:p>1.0532f,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SIN(([.B26]/64)*(2*3.14159265))" office:value-type="float" office:value="0.923879533369883">
            <text:p>0.9239f,</text:p>
          </table:table-cell>
          <table:table-cell table:formula="of:=POWER(2;([.D$4]/16)*[.$C26]/12)" office:value-type="float" office:value="1">
            <text:p>1.0000f,</text:p>
          </table:table-cell>
          <table:table-cell table:style-name="ce1" table:formula="of:=POWER(2;([.E$4]/16)*[.$C26]/12)" office:value-type="float" office:value="1.00334090432679">
            <text:p>1.0033f,</text:p>
          </table:table-cell>
          <table:table-cell table:style-name="ce1" table:formula="of:=POWER(2;([.F$4]/16)*[.$C26]/12)" office:value-type="float" office:value="1.00669297029529">
            <text:p>1.0067f,</text:p>
          </table:table-cell>
          <table:table-cell table:style-name="ce1" table:formula="of:=POWER(2;([.G$4]/16)*[.$C26]/12)" office:value-type="float" office:value="1.0100562351955">
            <text:p>1.0101f,</text:p>
          </table:table-cell>
          <table:table-cell table:style-name="ce1" table:formula="of:=POWER(2;([.H$4]/16)*[.$C26]/12)" office:value-type="float" office:value="1.01343073644196">
            <text:p>1.0134f,</text:p>
          </table:table-cell>
          <table:table-cell table:style-name="ce1" table:formula="of:=POWER(2;([.I$4]/16)*[.$C26]/12)" office:value-type="float" office:value="1.01681651157424">
            <text:p>1.0168f,</text:p>
          </table:table-cell>
          <table:table-cell table:style-name="ce1" table:formula="of:=POWER(2;([.J$4]/16)*[.$C26]/12)" office:value-type="float" office:value="1.02021359825731">
            <text:p>1.0202f,</text:p>
          </table:table-cell>
          <table:table-cell table:style-name="ce1" table:formula="of:=POWER(2;([.K$4]/16)*[.$C26]/12)" office:value-type="float" office:value="1.02362203428197">
            <text:p>1.0236f,</text:p>
          </table:table-cell>
          <table:table-cell table:style-name="ce1" table:formula="of:=POWER(2;([.L$4]/16)*[.$C26]/12)" office:value-type="float" office:value="1.0270418575653">
            <text:p>1.0270f,</text:p>
          </table:table-cell>
          <table:table-cell table:style-name="ce1" table:formula="of:=POWER(2;([.M$4]/16)*[.$C26]/12)" office:value-type="float" office:value="1.03047310615103">
            <text:p>1.0305f,</text:p>
          </table:table-cell>
          <table:table-cell table:style-name="ce1" table:formula="of:=POWER(2;([.N$4]/16)*[.$C26]/12)" office:value-type="float" office:value="1.03391581821001">
            <text:p>1.0339f,</text:p>
          </table:table-cell>
          <table:table-cell table:style-name="ce1" table:formula="of:=POWER(2;([.O$4]/16)*[.$C26]/12)" office:value-type="float" office:value="1.0373700320406">
            <text:p>1.0374f,</text:p>
          </table:table-cell>
          <table:table-cell table:style-name="ce1" table:formula="of:=POWER(2;([.P$4]/16)*[.$C26]/12)" office:value-type="float" office:value="1.04083578606912">
            <text:p>1.0408f,</text:p>
          </table:table-cell>
          <table:table-cell table:style-name="ce1" table:formula="of:=POWER(2;([.Q$4]/16)*[.$C26]/12)" office:value-type="float" office:value="1.04431311885027">
            <text:p>1.0443f,</text:p>
          </table:table-cell>
          <table:table-cell table:style-name="ce1" table:formula="of:=POWER(2;([.R$4]/16)*[.$C26]/12)" office:value-type="float" office:value="1.04780206906756">
            <text:p>1.0478f,</text:p>
          </table:table-cell>
          <table:table-cell table:style-name="ce1" table:formula="of:=POWER(2;([.S$4]/16)*[.$C26]/12)" office:value-type="float" office:value="1.05130267553372">
            <text:p>1.0513f,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SIN(([.B27]/64)*(2*3.14159265))" office:value-type="float" office:value="0.881921265458872">
            <text:p>0.8819f,</text:p>
          </table:table-cell>
          <table:table-cell table:formula="of:=POWER(2;([.D$4]/16)*[.$C27]/12)" office:value-type="float" office:value="1">
            <text:p>1.0000f,</text:p>
          </table:table-cell>
          <table:table-cell table:style-name="ce1" table:formula="of:=POWER(2;([.E$4]/16)*[.$C27]/12)" office:value-type="float" office:value="1.00318893448547">
            <text:p>1.0032f,</text:p>
          </table:table-cell>
          <table:table-cell table:style-name="ce1" table:formula="of:=POWER(2;([.F$4]/16)*[.$C27]/12)" office:value-type="float" office:value="1.0063880382741">
            <text:p>1.0064f,</text:p>
          </table:table-cell>
          <table:table-cell table:style-name="ce1" table:formula="of:=POWER(2;([.G$4]/16)*[.$C27]/12)" office:value-type="float" office:value="1.00959734379512">
            <text:p>1.0096f,</text:p>
          </table:table-cell>
          <table:table-cell table:style-name="ce1" table:formula="of:=POWER(2;([.H$4]/16)*[.$C27]/12)" office:value-type="float" office:value="1.0128168835812">
            <text:p>1.0128f,</text:p>
          </table:table-cell>
          <table:table-cell table:style-name="ce1" table:formula="of:=POWER(2;([.I$4]/16)*[.$C27]/12)" office:value-type="float" office:value="1.01604669026872">
            <text:p>1.0160f,</text:p>
          </table:table-cell>
          <table:table-cell table:style-name="ce1" table:formula="of:=POWER(2;([.J$4]/16)*[.$C27]/12)" office:value-type="float" office:value="1.01928679659817">
            <text:p>1.0193f,</text:p>
          </table:table-cell>
          <table:table-cell table:style-name="ce1" table:formula="of:=POWER(2;([.K$4]/16)*[.$C27]/12)" office:value-type="float" office:value="1.02253723541443">
            <text:p>1.0225f,</text:p>
          </table:table-cell>
          <table:table-cell table:style-name="ce1" table:formula="of:=POWER(2;([.L$4]/16)*[.$C27]/12)" office:value-type="float" office:value="1.02579803966713">
            <text:p>1.0258f,</text:p>
          </table:table-cell>
          <table:table-cell table:style-name="ce1" table:formula="of:=POWER(2;([.M$4]/16)*[.$C27]/12)" office:value-type="float" office:value="1.02906924241095">
            <text:p>1.0291f,</text:p>
          </table:table-cell>
          <table:table-cell table:style-name="ce1" table:formula="of:=POWER(2;([.N$4]/16)*[.$C27]/12)" office:value-type="float" office:value="1.03235087680602">
            <text:p>1.0324f,</text:p>
          </table:table-cell>
          <table:table-cell table:style-name="ce1" table:formula="of:=POWER(2;([.O$4]/16)*[.$C27]/12)" office:value-type="float" office:value="1.03564297611817">
            <text:p>1.0356f,</text:p>
          </table:table-cell>
          <table:table-cell table:style-name="ce1" table:formula="of:=POWER(2;([.P$4]/16)*[.$C27]/12)" office:value-type="float" office:value="1.03894557371936">
            <text:p>1.0389f,</text:p>
          </table:table-cell>
          <table:table-cell table:style-name="ce1" table:formula="of:=POWER(2;([.Q$4]/16)*[.$C27]/12)" office:value-type="float" office:value="1.04225870308792">
            <text:p>1.0423f,</text:p>
          </table:table-cell>
          <table:table-cell table:style-name="ce1" table:formula="of:=POWER(2;([.R$4]/16)*[.$C27]/12)" office:value-type="float" office:value="1.04558239780899">
            <text:p>1.0456f,</text:p>
          </table:table-cell>
          <table:table-cell table:style-name="ce1" table:formula="of:=POWER(2;([.S$4]/16)*[.$C27]/12)" office:value-type="float" office:value="1.04891669157476">
            <text:p>1.0489f,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SIN(([.B28]/64)*(2*3.14159265))" office:value-type="float" office:value="0.831469613673683">
            <text:p>0.8315f,</text:p>
          </table:table-cell>
          <table:table-cell table:formula="of:=POWER(2;([.D$4]/16)*[.$C28]/12)" office:value-type="float" office:value="1">
            <text:p>1.0000f,</text:p>
          </table:table-cell>
          <table:table-cell table:style-name="ce1" table:formula="of:=POWER(2;([.E$4]/16)*[.$C28]/12)" office:value-type="float" office:value="1.00300623269437">
            <text:p>1.0030f,</text:p>
          </table:table-cell>
          <table:table-cell table:style-name="ce1" table:formula="of:=POWER(2;([.F$4]/16)*[.$C28]/12)" office:value-type="float" office:value="1.00602150282375">
            <text:p>1.0060f,</text:p>
          </table:table-cell>
          <table:table-cell table:style-name="ce1" table:formula="of:=POWER(2;([.G$4]/16)*[.$C28]/12)" office:value-type="float" office:value="1.00904583755678">
            <text:p>1.0090f,</text:p>
          </table:table-cell>
          <table:table-cell table:style-name="ce1" table:formula="of:=POWER(2;([.H$4]/16)*[.$C28]/12)" office:value-type="float" office:value="1.01207926414376">
            <text:p>1.0121f,</text:p>
          </table:table-cell>
          <table:table-cell table:style-name="ce1" table:formula="of:=POWER(2;([.I$4]/16)*[.$C28]/12)" office:value-type="float" office:value="1.01512180991692">
            <text:p>1.0151f,</text:p>
          </table:table-cell>
          <table:table-cell table:style-name="ce1" table:formula="of:=POWER(2;([.J$4]/16)*[.$C28]/12)" office:value-type="float" office:value="1.01817350229066">
            <text:p>1.0182f,</text:p>
          </table:table-cell>
          <table:table-cell table:style-name="ce1" table:formula="of:=POWER(2;([.K$4]/16)*[.$C28]/12)" office:value-type="float" office:value="1.02123436876179">
            <text:p>1.0212f,</text:p>
          </table:table-cell>
          <table:table-cell table:style-name="ce1" table:formula="of:=POWER(2;([.L$4]/16)*[.$C28]/12)" office:value-type="float" office:value="1.02430443690977">
            <text:p>1.0243f,</text:p>
          </table:table-cell>
          <table:table-cell table:style-name="ce1" table:formula="of:=POWER(2;([.M$4]/16)*[.$C28]/12)" office:value-type="float" office:value="1.027383734397">
            <text:p>1.0274f,</text:p>
          </table:table-cell>
          <table:table-cell table:style-name="ce1" table:formula="of:=POWER(2;([.N$4]/16)*[.$C28]/12)" office:value-type="float" office:value="1.03047228896901">
            <text:p>1.0305f,</text:p>
          </table:table-cell>
          <table:table-cell table:style-name="ce1" table:formula="of:=POWER(2;([.O$4]/16)*[.$C28]/12)" office:value-type="float" office:value="1.03357012845475">
            <text:p>1.0336f,</text:p>
          </table:table-cell>
          <table:table-cell table:style-name="ce1" table:formula="of:=POWER(2;([.P$4]/16)*[.$C28]/12)" office:value-type="float" office:value="1.03667728076683">
            <text:p>1.0367f,</text:p>
          </table:table-cell>
          <table:table-cell table:style-name="ce1" table:formula="of:=POWER(2;([.Q$4]/16)*[.$C28]/12)" office:value-type="float" office:value="1.03979377390178">
            <text:p>1.0398f,</text:p>
          </table:table-cell>
          <table:table-cell table:style-name="ce1" table:formula="of:=POWER(2;([.R$4]/16)*[.$C28]/12)" office:value-type="float" office:value="1.04291963594029">
            <text:p>1.0429f,</text:p>
          </table:table-cell>
          <table:table-cell table:style-name="ce1" table:formula="of:=POWER(2;([.S$4]/16)*[.$C28]/12)" office:value-type="float" office:value="1.04605489504745">
            <text:p>1.0461f,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SIN(([.B29]/64)*(2*3.14159265))" office:value-type="float" office:value="0.773010454999576">
            <text:p>0.7730f,</text:p>
          </table:table-cell>
          <table:table-cell table:formula="of:=POWER(2;([.D$4]/16)*[.$C29]/12)" office:value-type="float" office:value="1">
            <text:p>1.0000f,</text:p>
          </table:table-cell>
          <table:table-cell table:style-name="ce1" table:formula="of:=POWER(2;([.E$4]/16)*[.$C29]/12)" office:value-type="float" office:value="1.00279457473841">
            <text:p>1.0028f,</text:p>
          </table:table-cell>
          <table:table-cell table:style-name="ce1" table:formula="of:=POWER(2;([.F$4]/16)*[.$C29]/12)" office:value-type="float" office:value="1.00559695912479">
            <text:p>1.0056f,</text:p>
          </table:table-cell>
          <table:table-cell table:style-name="ce1" table:formula="of:=POWER(2;([.G$4]/16)*[.$C29]/12)" office:value-type="float" office:value="1.00840717498379">
            <text:p>1.0084f,</text:p>
          </table:table-cell>
          <table:table-cell table:style-name="ce1" table:formula="of:=POWER(2;([.H$4]/16)*[.$C29]/12)" office:value-type="float" office:value="1.01122524420103">
            <text:p>1.0112f,</text:p>
          </table:table-cell>
          <table:table-cell table:style-name="ce1" table:formula="of:=POWER(2;([.I$4]/16)*[.$C29]/12)" office:value-type="float" office:value="1.01405118872332">
            <text:p>1.0141f,</text:p>
          </table:table-cell>
          <table:table-cell table:style-name="ce1" table:formula="of:=POWER(2;([.J$4]/16)*[.$C29]/12)" office:value-type="float" office:value="1.01688503055878">
            <text:p>1.0169f,</text:p>
          </table:table-cell>
          <table:table-cell table:style-name="ce1" table:formula="of:=POWER(2;([.K$4]/16)*[.$C29]/12)" office:value-type="float" office:value="1.01972679177705">
            <text:p>1.0197f,</text:p>
          </table:table-cell>
          <table:table-cell table:style-name="ce1" table:formula="of:=POWER(2;([.L$4]/16)*[.$C29]/12)" office:value-type="float" office:value="1.02257649450943">
            <text:p>1.0226f,</text:p>
          </table:table-cell>
          <table:table-cell table:style-name="ce1" table:formula="of:=POWER(2;([.M$4]/16)*[.$C29]/12)" office:value-type="float" office:value="1.02543416094908">
            <text:p>1.0254f,</text:p>
          </table:table-cell>
          <table:table-cell table:style-name="ce1" table:formula="of:=POWER(2;([.N$4]/16)*[.$C29]/12)" office:value-type="float" office:value="1.02829981335117">
            <text:p>1.0283f,</text:p>
          </table:table-cell>
          <table:table-cell table:style-name="ce1" table:formula="of:=POWER(2;([.O$4]/16)*[.$C29]/12)" office:value-type="float" office:value="1.03117347403308">
            <text:p>1.0312f,</text:p>
          </table:table-cell>
          <table:table-cell table:style-name="ce1" table:formula="of:=POWER(2;([.P$4]/16)*[.$C29]/12)" office:value-type="float" office:value="1.03405516537453">
            <text:p>1.0341f,</text:p>
          </table:table-cell>
          <table:table-cell table:style-name="ce1" table:formula="of:=POWER(2;([.Q$4]/16)*[.$C29]/12)" office:value-type="float" office:value="1.03694490981781">
            <text:p>1.0369f,</text:p>
          </table:table-cell>
          <table:table-cell table:style-name="ce1" table:formula="of:=POWER(2;([.R$4]/16)*[.$C29]/12)" office:value-type="float" office:value="1.03984272986791">
            <text:p>1.0398f,</text:p>
          </table:table-cell>
          <table:table-cell table:style-name="ce1" table:formula="of:=POWER(2;([.S$4]/16)*[.$C29]/12)" office:value-type="float" office:value="1.04274864809272">
            <text:p>1.0427f,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SIN(([.B30]/64)*(2*3.14159265))" office:value-type="float" office:value="0.707106783090323">
            <text:p>0.7071f,</text:p>
          </table:table-cell>
          <table:table-cell table:formula="of:=POWER(2;([.D$4]/16)*[.$C30]/12)" office:value-type="float" office:value="1">
            <text:p>1.0000f,</text:p>
          </table:table-cell>
          <table:table-cell table:style-name="ce1" table:formula="of:=POWER(2;([.E$4]/16)*[.$C30]/12)" office:value-type="float" office:value="1.00255601664367">
            <text:p>1.0026f,</text:p>
          </table:table-cell>
          <table:table-cell table:style-name="ce1" table:formula="of:=POWER(2;([.F$4]/16)*[.$C30]/12)" office:value-type="float" office:value="1.00511856650843">
            <text:p>1.0051f,</text:p>
          </table:table-cell>
          <table:table-cell table:style-name="ce1" table:formula="of:=POWER(2;([.G$4]/16)*[.$C30]/12)" office:value-type="float" office:value="1.00768766629329">
            <text:p>1.0077f,</text:p>
          </table:table-cell>
          <table:table-cell table:style-name="ce1" table:formula="of:=POWER(2;([.H$4]/16)*[.$C30]/12)" office:value-type="float" office:value="1.01026333273995">
            <text:p>1.0103f,</text:p>
          </table:table-cell>
          <table:table-cell table:style-name="ce1" table:formula="of:=POWER(2;([.I$4]/16)*[.$C30]/12)" office:value-type="float" office:value="1.01284558263293">
            <text:p>1.0128f,</text:p>
          </table:table-cell>
          <table:table-cell table:style-name="ce1" table:formula="of:=POWER(2;([.J$4]/16)*[.$C30]/12)" office:value-type="float" office:value="1.01543443279961">
            <text:p>1.0154f,</text:p>
          </table:table-cell>
          <table:table-cell table:style-name="ce1" table:formula="of:=POWER(2;([.K$4]/16)*[.$C30]/12)" office:value-type="float" office:value="1.0180299001104">
            <text:p>1.0180f,</text:p>
          </table:table-cell>
          <table:table-cell table:style-name="ce1" table:formula="of:=POWER(2;([.L$4]/16)*[.$C30]/12)" office:value-type="float" office:value="1.02063200147884">
            <text:p>1.0206f,</text:p>
          </table:table-cell>
          <table:table-cell table:style-name="ce1" table:formula="of:=POWER(2;([.M$4]/16)*[.$C30]/12)" office:value-type="float" office:value="1.02324075386168">
            <text:p>1.0232f,</text:p>
          </table:table-cell>
          <table:table-cell table:style-name="ce1" table:formula="of:=POWER(2;([.N$4]/16)*[.$C30]/12)" office:value-type="float" office:value="1.02585617425904">
            <text:p>1.0259f,</text:p>
          </table:table-cell>
          <table:table-cell table:style-name="ce1" table:formula="of:=POWER(2;([.O$4]/16)*[.$C30]/12)" office:value-type="float" office:value="1.02847827971446">
            <text:p>1.0285f,</text:p>
          </table:table-cell>
          <table:table-cell table:style-name="ce1" table:formula="of:=POWER(2;([.P$4]/16)*[.$C30]/12)" office:value-type="float" office:value="1.03110708731506">
            <text:p>1.0311f,</text:p>
          </table:table-cell>
          <table:table-cell table:style-name="ce1" table:formula="of:=POWER(2;([.Q$4]/16)*[.$C30]/12)" office:value-type="float" office:value="1.03374261419165">
            <text:p>1.0337f,</text:p>
          </table:table-cell>
          <table:table-cell table:style-name="ce1" table:formula="of:=POWER(2;([.R$4]/16)*[.$C30]/12)" office:value-type="float" office:value="1.0363848775188">
            <text:p>1.0364f,</text:p>
          </table:table-cell>
          <table:table-cell table:style-name="ce1" table:formula="of:=POWER(2;([.S$4]/16)*[.$C30]/12)" office:value-type="float" office:value="1.03903389451498">
            <text:p>1.0390f,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SIN(([.B31]/64)*(2*3.14159265))" office:value-type="float" office:value="0.634393286331573">
            <text:p>0.6344f,</text:p>
          </table:table-cell>
          <table:table-cell table:formula="of:=POWER(2;([.D$4]/16)*[.$C31]/12)" office:value-type="float" office:value="1">
            <text:p>1.0000f,</text:p>
          </table:table-cell>
          <table:table-cell table:style-name="ce1" table:formula="of:=POWER(2;([.E$4]/16)*[.$C31]/12)" office:value-type="float" office:value="1.00229287419666">
            <text:p>1.0023f,</text:p>
          </table:table-cell>
          <table:table-cell table:style-name="ce1" table:formula="of:=POWER(2;([.F$4]/16)*[.$C31]/12)" office:value-type="float" office:value="1.0045910056654">
            <text:p>1.0046f,</text:p>
          </table:table-cell>
          <table:table-cell table:style-name="ce1" table:formula="of:=POWER(2;([.G$4]/16)*[.$C31]/12)" office:value-type="float" office:value="1.00689440646048">
            <text:p>1.0069f,</text:p>
          </table:table-cell>
          <table:table-cell table:style-name="ce1" table:formula="of:=POWER(2;([.H$4]/16)*[.$C31]/12)" office:value-type="float" office:value="1.00920308866381">
            <text:p>1.0092f,</text:p>
          </table:table-cell>
          <table:table-cell table:style-name="ce1" table:formula="of:=POWER(2;([.I$4]/16)*[.$C31]/12)" office:value-type="float" office:value="1.01151706438499">
            <text:p>1.0115f,</text:p>
          </table:table-cell>
          <table:table-cell table:style-name="ce1" table:formula="of:=POWER(2;([.J$4]/16)*[.$C31]/12)" office:value-type="float" office:value="1.0138363457614">
            <text:p>1.0138f,</text:p>
          </table:table-cell>
          <table:table-cell table:style-name="ce1" table:formula="of:=POWER(2;([.K$4]/16)*[.$C31]/12)" office:value-type="float" office:value="1.01616094495823">
            <text:p>1.0162f,</text:p>
          </table:table-cell>
          <table:table-cell table:style-name="ce1" table:formula="of:=POWER(2;([.L$4]/16)*[.$C31]/12)" office:value-type="float" office:value="1.01849087416857">
            <text:p>1.0185f,</text:p>
          </table:table-cell>
          <table:table-cell table:style-name="ce1" table:formula="of:=POWER(2;([.M$4]/16)*[.$C31]/12)" office:value-type="float" office:value="1.02082614561349">
            <text:p>1.0208f,</text:p>
          </table:table-cell>
          <table:table-cell table:style-name="ce1" table:formula="of:=POWER(2;([.N$4]/16)*[.$C31]/12)" office:value-type="float" office:value="1.02316677154204">
            <text:p>1.0232f,</text:p>
          </table:table-cell>
          <table:table-cell table:style-name="ce1" table:formula="of:=POWER(2;([.O$4]/16)*[.$C31]/12)" office:value-type="float" office:value="1.02551276423138">
            <text:p>1.0255f,</text:p>
          </table:table-cell>
          <table:table-cell table:style-name="ce1" table:formula="of:=POWER(2;([.P$4]/16)*[.$C31]/12)" office:value-type="float" office:value="1.02786413598683">
            <text:p>1.0279f,</text:p>
          </table:table-cell>
          <table:table-cell table:style-name="ce1" table:formula="of:=POWER(2;([.Q$4]/16)*[.$C31]/12)" office:value-type="float" office:value="1.0302208991419">
            <text:p>1.0302f,</text:p>
          </table:table-cell>
          <table:table-cell table:style-name="ce1" table:formula="of:=POWER(2;([.R$4]/16)*[.$C31]/12)" office:value-type="float" office:value="1.0325830660584">
            <text:p>1.0326f,</text:p>
          </table:table-cell>
          <table:table-cell table:style-name="ce1" table:formula="of:=POWER(2;([.S$4]/16)*[.$C31]/12)" office:value-type="float" office:value="1.03495064912647">
            <text:p>1.0350f,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SIN(([.B32]/64)*(2*3.14159265))" office:value-type="float" office:value="0.555570235444755">
            <text:p>0.5556f,</text:p>
          </table:table-cell>
          <table:table-cell table:formula="of:=POWER(2;([.D$4]/16)*[.$C32]/12)" office:value-type="float" office:value="1">
            <text:p>1.0000f,</text:p>
          </table:table-cell>
          <table:table-cell table:style-name="ce1" table:formula="of:=POWER(2;([.E$4]/16)*[.$C32]/12)" office:value-type="float" office:value="1.00200769993547">
            <text:p>1.0020f,</text:p>
          </table:table-cell>
          <table:table-cell table:style-name="ce1" table:formula="of:=POWER(2;([.F$4]/16)*[.$C32]/12)" office:value-type="float" office:value="1.00401943072998">
            <text:p>1.0040f,</text:p>
          </table:table-cell>
          <table:table-cell table:style-name="ce1" table:formula="of:=POWER(2;([.G$4]/16)*[.$C32]/12)" office:value-type="float" office:value="1.00603520047627">
            <text:p>1.0060f,</text:p>
          </table:table-cell>
          <table:table-cell table:style-name="ce1" table:formula="of:=POWER(2;([.H$4]/16)*[.$C32]/12)" office:value-type="float" office:value="1.00805501728335">
            <text:p>1.0081f,</text:p>
          </table:table-cell>
          <table:table-cell table:style-name="ce1" table:formula="of:=POWER(2;([.I$4]/16)*[.$C32]/12)" office:value-type="float" office:value="1.0100788892765">
            <text:p>1.0101f,</text:p>
          </table:table-cell>
          <table:table-cell table:style-name="ce1" table:formula="of:=POWER(2;([.J$4]/16)*[.$C32]/12)" office:value-type="float" office:value="1.01210682459732">
            <text:p>1.0121f,</text:p>
          </table:table-cell>
          <table:table-cell table:style-name="ce1" table:formula="of:=POWER(2;([.K$4]/16)*[.$C32]/12)" office:value-type="float" office:value="1.01413883140376">
            <text:p>1.0141f,</text:p>
          </table:table-cell>
          <table:table-cell table:style-name="ce1" table:formula="of:=POWER(2;([.L$4]/16)*[.$C32]/12)" office:value-type="float" office:value="1.01617491787013">
            <text:p>1.0162f,</text:p>
          </table:table-cell>
          <table:table-cell table:style-name="ce1" table:formula="of:=POWER(2;([.M$4]/16)*[.$C32]/12)" office:value-type="float" office:value="1.01821509218717">
            <text:p>1.0182f,</text:p>
          </table:table-cell>
          <table:table-cell table:style-name="ce1" table:formula="of:=POWER(2;([.N$4]/16)*[.$C32]/12)" office:value-type="float" office:value="1.02025936256205">
            <text:p>1.0203f,</text:p>
          </table:table-cell>
          <table:table-cell table:style-name="ce1" table:formula="of:=POWER(2;([.O$4]/16)*[.$C32]/12)" office:value-type="float" office:value="1.02230773721843">
            <text:p>1.0223f,</text:p>
          </table:table-cell>
          <table:table-cell table:style-name="ce1" table:formula="of:=POWER(2;([.P$4]/16)*[.$C32]/12)" office:value-type="float" office:value="1.02436022439648">
            <text:p>1.0244f,</text:p>
          </table:table-cell>
          <table:table-cell table:style-name="ce1" table:formula="of:=POWER(2;([.Q$4]/16)*[.$C32]/12)" office:value-type="float" office:value="1.0264168323529">
            <text:p>1.0264f,</text:p>
          </table:table-cell>
          <table:table-cell table:style-name="ce1" table:formula="of:=POWER(2;([.R$4]/16)*[.$C32]/12)" office:value-type="float" office:value="1.02847756936098">
            <text:p>1.0285f,</text:p>
          </table:table-cell>
          <table:table-cell table:style-name="ce1" table:formula="of:=POWER(2;([.S$4]/16)*[.$C32]/12)" office:value-type="float" office:value="1.03054244371062">
            <text:p>1.0305f,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SIN(([.B33]/64)*(2*3.14159265))" office:value-type="float" office:value="0.471396739497238">
            <text:p>0.4714f,</text:p>
          </table:table-cell>
          <table:table-cell table:formula="of:=POWER(2;([.D$4]/16)*[.$C33]/12)" office:value-type="float" office:value="1">
            <text:p>1.0000f,</text:p>
          </table:table-cell>
          <table:table-cell table:style-name="ce1" table:formula="of:=POWER(2;([.E$4]/16)*[.$C33]/12)" office:value-type="float" office:value="1.00170325786173">
            <text:p>1.0017f,</text:p>
          </table:table-cell>
          <table:table-cell table:style-name="ce1" table:formula="of:=POWER(2;([.F$4]/16)*[.$C33]/12)" office:value-type="float" office:value="1.00340941681081">
            <text:p>1.0034f,</text:p>
          </table:table-cell>
          <table:table-cell table:style-name="ce1" table:formula="of:=POWER(2;([.G$4]/16)*[.$C33]/12)" office:value-type="float" office:value="1.00511848178853">
            <text:p>1.0051f,</text:p>
          </table:table-cell>
          <table:table-cell table:style-name="ce1" table:formula="of:=POWER(2;([.H$4]/16)*[.$C33]/12)" office:value-type="float" office:value="1.00683045774461">
            <text:p>1.0068f,</text:p>
          </table:table-cell>
          <table:table-cell table:style-name="ce1" table:formula="of:=POWER(2;([.I$4]/16)*[.$C33]/12)" office:value-type="float" office:value="1.0085453496372">
            <text:p>1.0085f,</text:p>
          </table:table-cell>
          <table:table-cell table:style-name="ce1" table:formula="of:=POWER(2;([.J$4]/16)*[.$C33]/12)" office:value-type="float" office:value="1.01026316243288">
            <text:p>1.0103f,</text:p>
          </table:table-cell>
          <table:table-cell table:style-name="ce1" table:formula="of:=POWER(2;([.K$4]/16)*[.$C33]/12)" office:value-type="float" office:value="1.01198390110672">
            <text:p>1.0120f,</text:p>
          </table:table-cell>
          <table:table-cell table:style-name="ce1" table:formula="of:=POWER(2;([.L$4]/16)*[.$C33]/12)" office:value-type="float" office:value="1.01370757064223">
            <text:p>1.0137f,</text:p>
          </table:table-cell>
          <table:table-cell table:style-name="ce1" table:formula="of:=POWER(2;([.M$4]/16)*[.$C33]/12)" office:value-type="float" office:value="1.01543417603142">
            <text:p>1.0154f,</text:p>
          </table:table-cell>
          <table:table-cell table:style-name="ce1" table:formula="of:=POWER(2;([.N$4]/16)*[.$C33]/12)" office:value-type="float" office:value="1.01716372227482">
            <text:p>1.0172f,</text:p>
          </table:table-cell>
          <table:table-cell table:style-name="ce1" table:formula="of:=POWER(2;([.O$4]/16)*[.$C33]/12)" office:value-type="float" office:value="1.01889621438145">
            <text:p>1.0189f,</text:p>
          </table:table-cell>
          <table:table-cell table:style-name="ce1" table:formula="of:=POWER(2;([.P$4]/16)*[.$C33]/12)" office:value-type="float" office:value="1.02063165736889">
            <text:p>1.0206f,</text:p>
          </table:table-cell>
          <table:table-cell table:style-name="ce1" table:formula="of:=POWER(2;([.Q$4]/16)*[.$C33]/12)" office:value-type="float" office:value="1.02237005626324">
            <text:p>1.0224f,</text:p>
          </table:table-cell>
          <table:table-cell table:style-name="ce1" table:formula="of:=POWER(2;([.R$4]/16)*[.$C33]/12)" office:value-type="float" office:value="1.02411141609917">
            <text:p>1.0241f,</text:p>
          </table:table-cell>
          <table:table-cell table:style-name="ce1" table:formula="of:=POWER(2;([.S$4]/16)*[.$C33]/12)" office:value-type="float" office:value="1.02585574191993">
            <text:p>1.0259f,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SIN(([.B34]/64)*(2*3.14159265))" office:value-type="float" office:value="0.382683435267059">
            <text:p>0.3827f,</text:p>
          </table:table-cell>
          <table:table-cell table:formula="of:=POWER(2;([.D$4]/16)*[.$C34]/12)" office:value-type="float" office:value="1">
            <text:p>1.0000f,</text:p>
          </table:table-cell>
          <table:table-cell table:style-name="ce1" table:formula="of:=POWER(2;([.E$4]/16)*[.$C34]/12)" office:value-type="float" office:value="1.00138249614397">
            <text:p>1.0014f,</text:p>
          </table:table-cell>
          <table:table-cell table:style-name="ce1" table:formula="of:=POWER(2;([.F$4]/16)*[.$C34]/12)" office:value-type="float" office:value="1.00276690358354">
            <text:p>1.0028f,</text:p>
          </table:table-cell>
          <table:table-cell table:style-name="ce1" table:formula="of:=POWER(2;([.G$4]/16)*[.$C34]/12)" office:value-type="float" office:value="1.00415322496105">
            <text:p>1.0042f,</text:p>
          </table:table-cell>
          <table:table-cell table:style-name="ce1" table:formula="of:=POWER(2;([.H$4]/16)*[.$C34]/12)" office:value-type="float" office:value="1.00554146292251">
            <text:p>1.0055f,</text:p>
          </table:table-cell>
          <table:table-cell table:style-name="ce1" table:formula="of:=POWER(2;([.I$4]/16)*[.$C34]/12)" office:value-type="float" office:value="1.00693162011761">
            <text:p>1.0069f,</text:p>
          </table:table-cell>
          <table:table-cell table:style-name="ce1" table:formula="of:=POWER(2;([.J$4]/16)*[.$C34]/12)" office:value-type="float" office:value="1.00832369919967">
            <text:p>1.0083f,</text:p>
          </table:table-cell>
          <table:table-cell table:style-name="ce1" table:formula="of:=POWER(2;([.K$4]/16)*[.$C34]/12)" office:value-type="float" office:value="1.00971770282569">
            <text:p>1.0097f,</text:p>
          </table:table-cell>
          <table:table-cell table:style-name="ce1" table:formula="of:=POWER(2;([.L$4]/16)*[.$C34]/12)" office:value-type="float" office:value="1.01111363365635">
            <text:p>1.0111f,</text:p>
          </table:table-cell>
          <table:table-cell table:style-name="ce1" table:formula="of:=POWER(2;([.M$4]/16)*[.$C34]/12)" office:value-type="float" office:value="1.012511494356">
            <text:p>1.0125f,</text:p>
          </table:table-cell>
          <table:table-cell table:style-name="ce1" table:formula="of:=POWER(2;([.N$4]/16)*[.$C34]/12)" office:value-type="float" office:value="1.01391128759267">
            <text:p>1.0139f,</text:p>
          </table:table-cell>
          <table:table-cell table:style-name="ce1" table:formula="of:=POWER(2;([.O$4]/16)*[.$C34]/12)" office:value-type="float" office:value="1.0153130160381">
            <text:p>1.0153f,</text:p>
          </table:table-cell>
          <table:table-cell table:style-name="ce1" table:formula="of:=POWER(2;([.P$4]/16)*[.$C34]/12)" office:value-type="float" office:value="1.0167166823677">
            <text:p>1.0167f,</text:p>
          </table:table-cell>
          <table:table-cell table:style-name="ce1" table:formula="of:=POWER(2;([.Q$4]/16)*[.$C34]/12)" office:value-type="float" office:value="1.01812228926059">
            <text:p>1.0181f,</text:p>
          </table:table-cell>
          <table:table-cell table:style-name="ce1" table:formula="of:=POWER(2;([.R$4]/16)*[.$C34]/12)" office:value-type="float" office:value="1.01952983939958">
            <text:p>1.0195f,</text:p>
          </table:table-cell>
          <table:table-cell table:style-name="ce1" table:formula="of:=POWER(2;([.S$4]/16)*[.$C34]/12)" office:value-type="float" office:value="1.02093933547122">
            <text:p>1.0209f,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SIN(([.B35]/64)*(2*3.14159265))" office:value-type="float" office:value="0.290284680367629">
            <text:p>0.2903f,</text:p>
          </table:table-cell>
          <table:table-cell table:formula="of:=POWER(2;([.D$4]/16)*[.$C35]/12)" office:value-type="float" office:value="1">
            <text:p>1.0000f,</text:p>
          </table:table-cell>
          <table:table-cell table:style-name="ce1" table:formula="of:=POWER(2;([.E$4]/16)*[.$C35]/12)" office:value-type="float" office:value="1.00104851810156">
            <text:p>1.0010f,</text:p>
          </table:table-cell>
          <table:table-cell table:style-name="ce1" table:formula="of:=POWER(2;([.F$4]/16)*[.$C35]/12)" office:value-type="float" office:value="1.00209813559333">
            <text:p>1.0021f,</text:p>
          </table:table-cell>
          <table:table-cell table:style-name="ce1" table:formula="of:=POWER(2;([.G$4]/16)*[.$C35]/12)" office:value-type="float" office:value="1.00314885362804">
            <text:p>1.0031f,</text:p>
          </table:table-cell>
          <table:table-cell table:style-name="ce1" table:formula="of:=POWER(2;([.H$4]/16)*[.$C35]/12)" office:value-type="float" office:value="1.00420067335963">
            <text:p>1.0042f,</text:p>
          </table:table-cell>
          <table:table-cell table:style-name="ce1" table:formula="of:=POWER(2;([.I$4]/16)*[.$C35]/12)" office:value-type="float" office:value="1.00525359594325">
            <text:p>1.0053f,</text:p>
          </table:table-cell>
          <table:table-cell table:style-name="ce1" table:formula="of:=POWER(2;([.J$4]/16)*[.$C35]/12)" office:value-type="float" office:value="1.00630762253526">
            <text:p>1.0063f,</text:p>
          </table:table-cell>
          <table:table-cell table:style-name="ce1" table:formula="of:=POWER(2;([.K$4]/16)*[.$C35]/12)" office:value-type="float" office:value="1.00736275429323">
            <text:p>1.0074f,</text:p>
          </table:table-cell>
          <table:table-cell table:style-name="ce1" table:formula="of:=POWER(2;([.L$4]/16)*[.$C35]/12)" office:value-type="float" office:value="1.00841899237594">
            <text:p>1.0084f,</text:p>
          </table:table-cell>
          <table:table-cell table:style-name="ce1" table:formula="of:=POWER(2;([.M$4]/16)*[.$C35]/12)" office:value-type="float" office:value="1.00947633794341">
            <text:p>1.0095f,</text:p>
          </table:table-cell>
          <table:table-cell table:style-name="ce1" table:formula="of:=POWER(2;([.N$4]/16)*[.$C35]/12)" office:value-type="float" office:value="1.01053479215684">
            <text:p>1.0105f,</text:p>
          </table:table-cell>
          <table:table-cell table:style-name="ce1" table:formula="of:=POWER(2;([.O$4]/16)*[.$C35]/12)" office:value-type="float" office:value="1.01159435617867">
            <text:p>1.0116f,</text:p>
          </table:table-cell>
          <table:table-cell table:style-name="ce1" table:formula="of:=POWER(2;([.P$4]/16)*[.$C35]/12)" office:value-type="float" office:value="1.01265503117256">
            <text:p>1.0127f,</text:p>
          </table:table-cell>
          <table:table-cell table:style-name="ce1" table:formula="of:=POWER(2;([.Q$4]/16)*[.$C35]/12)" office:value-type="float" office:value="1.01371681830339">
            <text:p>1.0137f,</text:p>
          </table:table-cell>
          <table:table-cell table:style-name="ce1" table:formula="of:=POWER(2;([.R$4]/16)*[.$C35]/12)" office:value-type="float" office:value="1.01477971873724">
            <text:p>1.0148f,</text:p>
          </table:table-cell>
          <table:table-cell table:style-name="ce1" table:formula="of:=POWER(2;([.S$4]/16)*[.$C35]/12)" office:value-type="float" office:value="1.01584373364143">
            <text:p>1.0158f,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SIN(([.B36]/64)*(2*3.14159265))" office:value-type="float" office:value="0.195090325316893">
            <text:p>0.1951f,</text:p>
          </table:table-cell>
          <table:table-cell table:formula="of:=POWER(2;([.D$4]/16)*[.$C36]/12)" office:value-type="float" office:value="1">
            <text:p>1.0000f,</text:p>
          </table:table-cell>
          <table:table-cell table:style-name="ce1" table:formula="of:=POWER(2;([.E$4]/16)*[.$C36]/12)" office:value-type="float" office:value="1.00070455177252">
            <text:p>1.0007f,</text:p>
          </table:table-cell>
          <table:table-cell table:style-name="ce1" table:formula="of:=POWER(2;([.F$4]/16)*[.$C36]/12)" office:value-type="float" office:value="1.00140959993824">
            <text:p>1.0014f,</text:p>
          </table:table-cell>
          <table:table-cell table:style-name="ce1" table:formula="of:=POWER(2;([.G$4]/16)*[.$C36]/12)" office:value-type="float" office:value="1.0021151448469">
            <text:p>1.0021f,</text:p>
          </table:table-cell>
          <table:table-cell table:style-name="ce1" table:formula="of:=POWER(2;([.H$4]/16)*[.$C36]/12)" office:value-type="float" office:value="1.00282118684847">
            <text:p>1.0028f,</text:p>
          </table:table-cell>
          <table:table-cell table:style-name="ce1" table:formula="of:=POWER(2;([.I$4]/16)*[.$C36]/12)" office:value-type="float" office:value="1.00352772629318">
            <text:p>1.0035f,</text:p>
          </table:table-cell>
          <table:table-cell table:style-name="ce1" table:formula="of:=POWER(2;([.J$4]/16)*[.$C36]/12)" office:value-type="float" office:value="1.00423476353152">
            <text:p>1.0042f,</text:p>
          </table:table-cell>
          <table:table-cell table:style-name="ce1" table:formula="of:=POWER(2;([.K$4]/16)*[.$C36]/12)" office:value-type="float" office:value="1.00494229891419">
            <text:p>1.0049f,</text:p>
          </table:table-cell>
          <table:table-cell table:style-name="ce1" table:formula="of:=POWER(2;([.L$4]/16)*[.$C36]/12)" office:value-type="float" office:value="1.00565033279217">
            <text:p>1.0057f,</text:p>
          </table:table-cell>
          <table:table-cell table:style-name="ce1" table:formula="of:=POWER(2;([.M$4]/16)*[.$C36]/12)" office:value-type="float" office:value="1.00635886551668">
            <text:p>1.0064f,</text:p>
          </table:table-cell>
          <table:table-cell table:style-name="ce1" table:formula="of:=POWER(2;([.N$4]/16)*[.$C36]/12)" office:value-type="float" office:value="1.00706789743917">
            <text:p>1.0071f,</text:p>
          </table:table-cell>
          <table:table-cell table:style-name="ce1" table:formula="of:=POWER(2;([.O$4]/16)*[.$C36]/12)" office:value-type="float" office:value="1.00777742891136">
            <text:p>1.0078f,</text:p>
          </table:table-cell>
          <table:table-cell table:style-name="ce1" table:formula="of:=POWER(2;([.P$4]/16)*[.$C36]/12)" office:value-type="float" office:value="1.0084874602852">
            <text:p>1.0085f,</text:p>
          </table:table-cell>
          <table:table-cell table:style-name="ce1" table:formula="of:=POWER(2;([.Q$4]/16)*[.$C36]/12)" office:value-type="float" office:value="1.00919799191291">
            <text:p>1.0092f,</text:p>
          </table:table-cell>
          <table:table-cell table:style-name="ce1" table:formula="of:=POWER(2;([.R$4]/16)*[.$C36]/12)" office:value-type="float" office:value="1.00990902414694">
            <text:p>1.0099f,</text:p>
          </table:table-cell>
          <table:table-cell table:style-name="ce1" table:formula="of:=POWER(2;([.S$4]/16)*[.$C36]/12)" office:value-type="float" office:value="1.01062055733998">
            <text:p>1.0106f,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SIN(([.B37]/64)*(2*3.14159265))" office:value-type="float" office:value="0.0980171437904272">
            <text:p>0.0980f,</text:p>
          </table:table-cell>
          <table:table-cell table:formula="of:=POWER(2;([.D$4]/16)*[.$C37]/12)" office:value-type="float" office:value="1">
            <text:p>1.0000f,</text:p>
          </table:table-cell>
          <table:table-cell table:style-name="ce1" table:formula="of:=POWER(2;([.E$4]/16)*[.$C37]/12)" office:value-type="float" office:value="1.00035391837926">
            <text:p>1.0004f,</text:p>
          </table:table-cell>
          <table:table-cell table:style-name="ce1" table:formula="of:=POWER(2;([.F$4]/16)*[.$C37]/12)" office:value-type="float" office:value="1.00070796201673">
            <text:p>1.0007f,</text:p>
          </table:table-cell>
          <table:table-cell table:style-name="ce1" table:formula="of:=POWER(2;([.G$4]/16)*[.$C37]/12)" office:value-type="float" office:value="1.00106213095676">
            <text:p>1.0011f,</text:p>
          </table:table-cell>
          <table:table-cell table:style-name="ce1" table:formula="of:=POWER(2;([.H$4]/16)*[.$C37]/12)" office:value-type="float" office:value="1.00141642524369">
            <text:p>1.0014f,</text:p>
          </table:table-cell>
          <table:table-cell table:style-name="ce1" table:formula="of:=POWER(2;([.I$4]/16)*[.$C37]/12)" office:value-type="float" office:value="1.00177084492187">
            <text:p>1.0018f,</text:p>
          </table:table-cell>
          <table:table-cell table:style-name="ce1" table:formula="of:=POWER(2;([.J$4]/16)*[.$C37]/12)" office:value-type="float" office:value="1.00212539003569">
            <text:p>1.0021f,</text:p>
          </table:table-cell>
          <table:table-cell table:style-name="ce1" table:formula="of:=POWER(2;([.K$4]/16)*[.$C37]/12)" office:value-type="float" office:value="1.00248006062955">
            <text:p>1.0025f,</text:p>
          </table:table-cell>
          <table:table-cell table:style-name="ce1" table:formula="of:=POWER(2;([.L$4]/16)*[.$C37]/12)" office:value-type="float" office:value="1.00283485674784">
            <text:p>1.0028f,</text:p>
          </table:table-cell>
          <table:table-cell table:style-name="ce1" table:formula="of:=POWER(2;([.M$4]/16)*[.$C37]/12)" office:value-type="float" office:value="1.00318977843501">
            <text:p>1.0032f,</text:p>
          </table:table-cell>
          <table:table-cell table:style-name="ce1" table:formula="of:=POWER(2;([.N$4]/16)*[.$C37]/12)" office:value-type="float" office:value="1.00354482573548">
            <text:p>1.0035f,</text:p>
          </table:table-cell>
          <table:table-cell table:style-name="ce1" table:formula="of:=POWER(2;([.O$4]/16)*[.$C37]/12)" office:value-type="float" office:value="1.00389999869371">
            <text:p>1.0039f,</text:p>
          </table:table-cell>
          <table:table-cell table:style-name="ce1" table:formula="of:=POWER(2;([.P$4]/16)*[.$C37]/12)" office:value-type="float" office:value="1.00425529735419">
            <text:p>1.0043f,</text:p>
          </table:table-cell>
          <table:table-cell table:style-name="ce1" table:formula="of:=POWER(2;([.Q$4]/16)*[.$C37]/12)" office:value-type="float" office:value="1.00461072176139">
            <text:p>1.0046f,</text:p>
          </table:table-cell>
          <table:table-cell table:style-name="ce1" table:formula="of:=POWER(2;([.R$4]/16)*[.$C37]/12)" office:value-type="float" office:value="1.00496627195982">
            <text:p>1.0050f,</text:p>
          </table:table-cell>
          <table:table-cell table:style-name="ce1" table:formula="of:=POWER(2;([.S$4]/16)*[.$C37]/12)" office:value-type="float" office:value="1.005321947994">
            <text:p>1.0053f,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SIN(([.B38]/64)*(2*3.14159265))" office:value-type="float" office:value="0.00000000358979302984161">
            <text:p>0.0000f,</text:p>
          </table:table-cell>
          <table:table-cell table:formula="of:=POWER(2;([.D$4]/16)*[.$C38]/12)" office:value-type="float" office:value="1">
            <text:p>1.0000f,</text:p>
          </table:table-cell>
          <table:table-cell table:style-name="ce1" table:formula="of:=POWER(2;([.E$4]/16)*[.$C38]/12)" office:value-type="float" office:value="1.00000000001296">
            <text:p>1.0000f,</text:p>
          </table:table-cell>
          <table:table-cell table:style-name="ce1" table:formula="of:=POWER(2;([.F$4]/16)*[.$C38]/12)" office:value-type="float" office:value="1.00000000002592">
            <text:p>1.0000f,</text:p>
          </table:table-cell>
          <table:table-cell table:style-name="ce1" table:formula="of:=POWER(2;([.G$4]/16)*[.$C38]/12)" office:value-type="float" office:value="1.00000000003888">
            <text:p>1.0000f,</text:p>
          </table:table-cell>
          <table:table-cell table:style-name="ce1" table:formula="of:=POWER(2;([.H$4]/16)*[.$C38]/12)" office:value-type="float" office:value="1.00000000005184">
            <text:p>1.0000f,</text:p>
          </table:table-cell>
          <table:table-cell table:style-name="ce1" table:formula="of:=POWER(2;([.I$4]/16)*[.$C38]/12)" office:value-type="float" office:value="1.0000000000648">
            <text:p>1.0000f,</text:p>
          </table:table-cell>
          <table:table-cell table:style-name="ce1" table:formula="of:=POWER(2;([.J$4]/16)*[.$C38]/12)" office:value-type="float" office:value="1.00000000007776">
            <text:p>1.0000f,</text:p>
          </table:table-cell>
          <table:table-cell table:style-name="ce1" table:formula="of:=POWER(2;([.K$4]/16)*[.$C38]/12)" office:value-type="float" office:value="1.00000000009072">
            <text:p>1.0000f,</text:p>
          </table:table-cell>
          <table:table-cell table:style-name="ce1" table:formula="of:=POWER(2;([.L$4]/16)*[.$C38]/12)" office:value-type="float" office:value="1.00000000010368">
            <text:p>1.0000f,</text:p>
          </table:table-cell>
          <table:table-cell table:style-name="ce1" table:formula="of:=POWER(2;([.M$4]/16)*[.$C38]/12)" office:value-type="float" office:value="1.00000000011664">
            <text:p>1.0000f,</text:p>
          </table:table-cell>
          <table:table-cell table:style-name="ce1" table:formula="of:=POWER(2;([.N$4]/16)*[.$C38]/12)" office:value-type="float" office:value="1.0000000001296">
            <text:p>1.0000f,</text:p>
          </table:table-cell>
          <table:table-cell table:style-name="ce1" table:formula="of:=POWER(2;([.O$4]/16)*[.$C38]/12)" office:value-type="float" office:value="1.00000000014256">
            <text:p>1.0000f,</text:p>
          </table:table-cell>
          <table:table-cell table:style-name="ce1" table:formula="of:=POWER(2;([.P$4]/16)*[.$C38]/12)" office:value-type="float" office:value="1.00000000015552">
            <text:p>1.0000f,</text:p>
          </table:table-cell>
          <table:table-cell table:style-name="ce1" table:formula="of:=POWER(2;([.Q$4]/16)*[.$C38]/12)" office:value-type="float" office:value="1.00000000016848">
            <text:p>1.0000f,</text:p>
          </table:table-cell>
          <table:table-cell table:style-name="ce1" table:formula="of:=POWER(2;([.R$4]/16)*[.$C38]/12)" office:value-type="float" office:value="1.00000000018144">
            <text:p>1.0000f,</text:p>
          </table:table-cell>
          <table:table-cell table:style-name="ce1" table:formula="of:=POWER(2;([.S$4]/16)*[.$C38]/12)" office:value-type="float" office:value="1.0000000001944">
            <text:p>1.0000f,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SIN(([.B39]/64)*(2*3.14159265))" office:value-type="float" office:value="-0.0980171366454128">
            <text:p>-0.0980f,</text:p>
          </table:table-cell>
          <table:table-cell table:formula="of:=POWER(2;([.D$4]/16)*[.$C39]/12)" office:value-type="float" office:value="1">
            <text:p>1.0000f,</text:p>
          </table:table-cell>
          <table:table-cell table:style-name="ce1" table:formula="of:=POWER(2;([.E$4]/16)*[.$C39]/12)" office:value-type="float" office:value="0.999646206860431">
            <text:p>0.9996f,</text:p>
          </table:table-cell>
          <table:table-cell table:style-name="ce1" table:formula="of:=POWER(2;([.F$4]/16)*[.$C39]/12)" office:value-type="float" office:value="0.999292538890448">
            <text:p>0.9993f,</text:p>
          </table:table-cell>
          <table:table-cell table:style-name="ce1" table:formula="of:=POWER(2;([.G$4]/16)*[.$C39]/12)" office:value-type="float" office:value="0.998938996045767">
            <text:p>0.9989f,</text:p>
          </table:table-cell>
          <table:table-cell table:style-name="ce1" table:formula="of:=POWER(2;([.H$4]/16)*[.$C39]/12)" office:value-type="float" office:value="0.998585578282118">
            <text:p>0.9986f,</text:p>
          </table:table-cell>
          <table:table-cell table:style-name="ce1" table:formula="of:=POWER(2;([.I$4]/16)*[.$C39]/12)" office:value-type="float" office:value="0.99823228555525">
            <text:p>0.9982f,</text:p>
          </table:table-cell>
          <table:table-cell table:style-name="ce1" table:formula="of:=POWER(2;([.J$4]/16)*[.$C39]/12)" office:value-type="float" office:value="0.997879117820925">
            <text:p>0.9979f,</text:p>
          </table:table-cell>
          <table:table-cell table:style-name="ce1" table:formula="of:=POWER(2;([.K$4]/16)*[.$C39]/12)" office:value-type="float" office:value="0.997526075034921">
            <text:p>0.9975f,</text:p>
          </table:table-cell>
          <table:table-cell table:style-name="ce1" table:formula="of:=POWER(2;([.L$4]/16)*[.$C39]/12)" office:value-type="float" office:value="0.997173157153033">
            <text:p>0.9972f,</text:p>
          </table:table-cell>
          <table:table-cell table:style-name="ce1" table:formula="of:=POWER(2;([.M$4]/16)*[.$C39]/12)" office:value-type="float" office:value="0.99682036413107">
            <text:p>0.9968f,</text:p>
          </table:table-cell>
          <table:table-cell table:style-name="ce1" table:formula="of:=POWER(2;([.N$4]/16)*[.$C39]/12)" office:value-type="float" office:value="0.996467695924858">
            <text:p>0.9965f,</text:p>
          </table:table-cell>
          <table:table-cell table:style-name="ce1" table:formula="of:=POWER(2;([.O$4]/16)*[.$C39]/12)" office:value-type="float" office:value="0.996115152490238">
            <text:p>0.9961f,</text:p>
          </table:table-cell>
          <table:table-cell table:style-name="ce1" table:formula="of:=POWER(2;([.P$4]/16)*[.$C39]/12)" office:value-type="float" office:value="0.995762733783067">
            <text:p>0.9958f,</text:p>
          </table:table-cell>
          <table:table-cell table:style-name="ce1" table:formula="of:=POWER(2;([.Q$4]/16)*[.$C39]/12)" office:value-type="float" office:value="0.995410439759216">
            <text:p>0.9954f,</text:p>
          </table:table-cell>
          <table:table-cell table:style-name="ce1" table:formula="of:=POWER(2;([.R$4]/16)*[.$C39]/12)" office:value-type="float" office:value="0.995058270374575">
            <text:p>0.9951f,</text:p>
          </table:table-cell>
          <table:table-cell table:style-name="ce1" table:formula="of:=POWER(2;([.S$4]/16)*[.$C39]/12)" office:value-type="float" office:value="0.994706225585045">
            <text:p>0.9947f,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SIN(([.B40]/64)*(2*3.14159265))" office:value-type="float" office:value="-0.195090318275261">
            <text:p>-0.1951f,</text:p>
          </table:table-cell>
          <table:table-cell table:formula="of:=POWER(2;([.D$4]/16)*[.$C40]/12)" office:value-type="float" office:value="1">
            <text:p>1.0000f,</text:p>
          </table:table-cell>
          <table:table-cell table:style-name="ce1" table:formula="of:=POWER(2;([.E$4]/16)*[.$C40]/12)" office:value-type="float" office:value="0.999295944296594">
            <text:p>0.9993f,</text:p>
          </table:table-cell>
          <table:table-cell table:style-name="ce1" table:formula="of:=POWER(2;([.F$4]/16)*[.$C40]/12)" office:value-type="float" office:value="0.998592384287623">
            <text:p>0.9986f,</text:p>
          </table:table-cell>
          <table:table-cell table:style-name="ce1" table:formula="of:=POWER(2;([.G$4]/16)*[.$C40]/12)" office:value-type="float" office:value="0.997889319624088">
            <text:p>0.9979f,</text:p>
          </table:table-cell>
          <table:table-cell table:style-name="ce1" table:formula="of:=POWER(2;([.H$4]/16)*[.$C40]/12)" office:value-type="float" office:value="0.997186749957239">
            <text:p>0.9972f,</text:p>
          </table:table-cell>
          <table:table-cell table:style-name="ce1" table:formula="of:=POWER(2;([.I$4]/16)*[.$C40]/12)" office:value-type="float" office:value="0.996484674938571">
            <text:p>0.9965f,</text:p>
          </table:table-cell>
          <table:table-cell table:style-name="ce1" table:formula="of:=POWER(2;([.J$4]/16)*[.$C40]/12)" office:value-type="float" office:value="0.995783094219825">
            <text:p>0.9958f,</text:p>
          </table:table-cell>
          <table:table-cell table:style-name="ce1" table:formula="of:=POWER(2;([.K$4]/16)*[.$C40]/12)" office:value-type="float" office:value="0.995082007452984">
            <text:p>0.9951f,</text:p>
          </table:table-cell>
          <table:table-cell table:style-name="ce1" table:formula="of:=POWER(2;([.L$4]/16)*[.$C40]/12)" office:value-type="float" office:value="0.994381414290281">
            <text:p>0.9944f,</text:p>
          </table:table-cell>
          <table:table-cell table:style-name="ce1" table:formula="of:=POWER(2;([.M$4]/16)*[.$C40]/12)" office:value-type="float" office:value="0.993681314384189">
            <text:p>0.9937f,</text:p>
          </table:table-cell>
          <table:table-cell table:style-name="ce1" table:formula="of:=POWER(2;([.N$4]/16)*[.$C40]/12)" office:value-type="float" office:value="0.99298170738743">
            <text:p>0.9930f,</text:p>
          </table:table-cell>
          <table:table-cell table:style-name="ce1" table:formula="of:=POWER(2;([.O$4]/16)*[.$C40]/12)" office:value-type="float" office:value="0.992282592952966">
            <text:p>0.9923f,</text:p>
          </table:table-cell>
          <table:table-cell table:style-name="ce1" table:formula="of:=POWER(2;([.P$4]/16)*[.$C40]/12)" office:value-type="float" office:value="0.991583970734008">
            <text:p>0.9916f,</text:p>
          </table:table-cell>
          <table:table-cell table:style-name="ce1" table:formula="of:=POWER(2;([.Q$4]/16)*[.$C40]/12)" office:value-type="float" office:value="0.990885840384007">
            <text:p>0.9909f,</text:p>
          </table:table-cell>
          <table:table-cell table:style-name="ce1" table:formula="of:=POWER(2;([.R$4]/16)*[.$C40]/12)" office:value-type="float" office:value="0.990188201556661">
            <text:p>0.9902f,</text:p>
          </table:table-cell>
          <table:table-cell table:style-name="ce1" table:formula="of:=POWER(2;([.S$4]/16)*[.$C40]/12)" office:value-type="float" office:value="0.98949105390591">
            <text:p>0.9895f,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SIN(([.B41]/64)*(2*3.14159265))" office:value-type="float" office:value="-0.290284673497193">
            <text:p>-0.2903f,</text:p>
          </table:table-cell>
          <table:table-cell table:formula="of:=POWER(2;([.D$4]/16)*[.$C41]/12)" office:value-type="float" office:value="1">
            <text:p>1.0000f,</text:p>
          </table:table-cell>
          <table:table-cell table:style-name="ce1" table:formula="of:=POWER(2;([.E$4]/16)*[.$C41]/12)" office:value-type="float" office:value="0.998952580161902">
            <text:p>0.9990f,</text:p>
          </table:table-cell>
          <table:table-cell table:style-name="ce1" table:formula="of:=POWER(2;([.F$4]/16)*[.$C41]/12)" office:value-type="float" office:value="0.997906257412121">
            <text:p>0.9979f,</text:p>
          </table:table-cell>
          <table:table-cell table:style-name="ce1" table:formula="of:=POWER(2;([.G$4]/16)*[.$C41]/12)" office:value-type="float" office:value="0.996861030601544">
            <text:p>0.9969f,</text:p>
          </table:table-cell>
          <table:table-cell table:style-name="ce1" table:formula="of:=POWER(2;([.H$4]/16)*[.$C41]/12)" office:value-type="float" office:value="0.995816898582265">
            <text:p>0.9958f,</text:p>
          </table:table-cell>
          <table:table-cell table:style-name="ce1" table:formula="of:=POWER(2;([.I$4]/16)*[.$C41]/12)" office:value-type="float" office:value="0.994773860207576">
            <text:p>0.9948f,</text:p>
          </table:table-cell>
          <table:table-cell table:style-name="ce1" table:formula="of:=POWER(2;([.J$4]/16)*[.$C41]/12)" office:value-type="float" office:value="0.993731914331973">
            <text:p>0.9937f,</text:p>
          </table:table-cell>
          <table:table-cell table:style-name="ce1" table:formula="of:=POWER(2;([.K$4]/16)*[.$C41]/12)" office:value-type="float" office:value="0.99269105981115">
            <text:p>0.9927f,</text:p>
          </table:table-cell>
          <table:table-cell table:style-name="ce1" table:formula="of:=POWER(2;([.L$4]/16)*[.$C41]/12)" office:value-type="float" office:value="0.991651295502001">
            <text:p>0.9917f,</text:p>
          </table:table-cell>
          <table:table-cell table:style-name="ce1" table:formula="of:=POWER(2;([.M$4]/16)*[.$C41]/12)" office:value-type="float" office:value="0.990612620262617">
            <text:p>0.9906f,</text:p>
          </table:table-cell>
          <table:table-cell table:style-name="ce1" table:formula="of:=POWER(2;([.N$4]/16)*[.$C41]/12)" office:value-type="float" office:value="0.989575032952283">
            <text:p>0.9896f,</text:p>
          </table:table-cell>
          <table:table-cell table:style-name="ce1" table:formula="of:=POWER(2;([.O$4]/16)*[.$C41]/12)" office:value-type="float" office:value="0.988538532431482">
            <text:p>0.9885f,</text:p>
          </table:table-cell>
          <table:table-cell table:style-name="ce1" table:formula="of:=POWER(2;([.P$4]/16)*[.$C41]/12)" office:value-type="float" office:value="0.987503117561888">
            <text:p>0.9875f,</text:p>
          </table:table-cell>
          <table:table-cell table:style-name="ce1" table:formula="of:=POWER(2;([.Q$4]/16)*[.$C41]/12)" office:value-type="float" office:value="0.98646878720637">
            <text:p>0.9865f,</text:p>
          </table:table-cell>
          <table:table-cell table:style-name="ce1" table:formula="of:=POWER(2;([.R$4]/16)*[.$C41]/12)" office:value-type="float" office:value="0.985435540228985">
            <text:p>0.9854f,</text:p>
          </table:table-cell>
          <table:table-cell table:style-name="ce1" table:formula="of:=POWER(2;([.S$4]/16)*[.$C41]/12)" office:value-type="float" office:value="0.984403375494982">
            <text:p>0.9844f,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SIN(([.B42]/64)*(2*3.14159265))" office:value-type="float" office:value="-0.382683428633986">
            <text:p>-0.3827f,</text:p>
          </table:table-cell>
          <table:table-cell table:formula="of:=POWER(2;([.D$4]/16)*[.$C42]/12)" office:value-type="float" office:value="1">
            <text:p>1.0000f,</text:p>
          </table:table-cell>
          <table:table-cell table:style-name="ce1" table:formula="of:=POWER(2;([.E$4]/16)*[.$C42]/12)" office:value-type="float" office:value="0.998619412536817">
            <text:p>0.9986f,</text:p>
          </table:table-cell>
          <table:table-cell table:style-name="ce1" table:formula="of:=POWER(2;([.F$4]/16)*[.$C42]/12)" office:value-type="float" office:value="0.997240731095377">
            <text:p>0.9972f,</text:p>
          </table:table-cell>
          <table:table-cell table:style-name="ce1" table:formula="of:=POWER(2;([.G$4]/16)*[.$C42]/12)" office:value-type="float" office:value="0.995863953044251">
            <text:p>0.9959f,</text:p>
          </table:table-cell>
          <table:table-cell table:style-name="ce1" table:formula="of:=POWER(2;([.H$4]/16)*[.$C42]/12)" office:value-type="float" office:value="0.994489075755642">
            <text:p>0.9945f,</text:p>
          </table:table-cell>
          <table:table-cell table:style-name="ce1" table:formula="of:=POWER(2;([.I$4]/16)*[.$C42]/12)" office:value-type="float" office:value="0.99311609660538">
            <text:p>0.9931f,</text:p>
          </table:table-cell>
          <table:table-cell table:style-name="ce1" table:formula="of:=POWER(2;([.J$4]/16)*[.$C42]/12)" office:value-type="float" office:value="0.991745012972921">
            <text:p>0.9917f,</text:p>
          </table:table-cell>
          <table:table-cell table:style-name="ce1" table:formula="of:=POWER(2;([.K$4]/16)*[.$C42]/12)" office:value-type="float" office:value="0.990375822241336">
            <text:p>0.9904f,</text:p>
          </table:table-cell>
          <table:table-cell table:style-name="ce1" table:formula="of:=POWER(2;([.L$4]/16)*[.$C42]/12)" office:value-type="float" office:value="0.98900852179731">
            <text:p>0.9890f,</text:p>
          </table:table-cell>
          <table:table-cell table:style-name="ce1" table:formula="of:=POWER(2;([.M$4]/16)*[.$C42]/12)" office:value-type="float" office:value="0.987643109031135">
            <text:p>0.9876f,</text:p>
          </table:table-cell>
          <table:table-cell table:style-name="ce1" table:formula="of:=POWER(2;([.N$4]/16)*[.$C42]/12)" office:value-type="float" office:value="0.986279581336707">
            <text:p>0.9863f,</text:p>
          </table:table-cell>
          <table:table-cell table:style-name="ce1" table:formula="of:=POWER(2;([.O$4]/16)*[.$C42]/12)" office:value-type="float" office:value="0.98491793611152">
            <text:p>0.9849f,</text:p>
          </table:table-cell>
          <table:table-cell table:style-name="ce1" table:formula="of:=POWER(2;([.P$4]/16)*[.$C42]/12)" office:value-type="float" office:value="0.98355817075666">
            <text:p>0.9836f,</text:p>
          </table:table-cell>
          <table:table-cell table:style-name="ce1" table:formula="of:=POWER(2;([.Q$4]/16)*[.$C42]/12)" office:value-type="float" office:value="0.982200282676802">
            <text:p>0.9822f,</text:p>
          </table:table-cell>
          <table:table-cell table:style-name="ce1" table:formula="of:=POWER(2;([.R$4]/16)*[.$C42]/12)" office:value-type="float" office:value="0.980844269280203">
            <text:p>0.9808f,</text:p>
          </table:table-cell>
          <table:table-cell table:style-name="ce1" table:formula="of:=POWER(2;([.S$4]/16)*[.$C42]/12)" office:value-type="float" office:value="0.9794901279787">
            <text:p>0.9795f,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SIN(([.B43]/64)*(2*3.14159265))" office:value-type="float" office:value="-0.471396733165409">
            <text:p>-0.4714f,</text:p>
          </table:table-cell>
          <table:table-cell table:formula="of:=POWER(2;([.D$4]/16)*[.$C43]/12)" office:value-type="float" office:value="1">
            <text:p>1.0000f,</text:p>
          </table:table-cell>
          <table:table-cell table:style-name="ce1" table:formula="of:=POWER(2;([.E$4]/16)*[.$C43]/12)" office:value-type="float" office:value="0.998299638315532">
            <text:p>0.9983f,</text:p>
          </table:table-cell>
          <table:table-cell table:style-name="ce1" table:formula="of:=POWER(2;([.F$4]/16)*[.$C43]/12)" office:value-type="float" office:value="0.996602167860922">
            <text:p>0.9966f,</text:p>
          </table:table-cell>
          <table:table-cell table:style-name="ce1" table:formula="of:=POWER(2;([.G$4]/16)*[.$C43]/12)" office:value-type="float" office:value="0.994907583720033">
            <text:p>0.9949f,</text:p>
          </table:table-cell>
          <table:table-cell table:style-name="ce1" table:formula="of:=POWER(2;([.H$4]/16)*[.$C43]/12)" office:value-type="float" office:value="0.993215880985089">
            <text:p>0.9932f,</text:p>
          </table:table-cell>
          <table:table-cell table:style-name="ce1" table:formula="of:=POWER(2;([.I$4]/16)*[.$C43]/12)" office:value-type="float" office:value="0.991527054756657">
            <text:p>0.9915f,</text:p>
          </table:table-cell>
          <table:table-cell table:style-name="ce1" table:formula="of:=POWER(2;([.J$4]/16)*[.$C43]/12)" office:value-type="float" office:value="0.989841100143635">
            <text:p>0.9898f,</text:p>
          </table:table-cell>
          <table:table-cell table:style-name="ce1" table:formula="of:=POWER(2;([.K$4]/16)*[.$C43]/12)" office:value-type="float" office:value="0.988158012263239">
            <text:p>0.9882f,</text:p>
          </table:table-cell>
          <table:table-cell table:style-name="ce1" table:formula="of:=POWER(2;([.L$4]/16)*[.$C43]/12)" office:value-type="float" office:value="0.986477786240986">
            <text:p>0.9865f,</text:p>
          </table:table-cell>
          <table:table-cell table:style-name="ce1" table:formula="of:=POWER(2;([.M$4]/16)*[.$C43]/12)" office:value-type="float" office:value="0.984800417210683">
            <text:p>0.9848f,</text:p>
          </table:table-cell>
          <table:table-cell table:style-name="ce1" table:formula="of:=POWER(2;([.N$4]/16)*[.$C43]/12)" office:value-type="float" office:value="0.98312590031441">
            <text:p>0.9831f,</text:p>
          </table:table-cell>
          <table:table-cell table:style-name="ce1" table:formula="of:=POWER(2;([.O$4]/16)*[.$C43]/12)" office:value-type="float" office:value="0.981454230702507">
            <text:p>0.9815f,</text:p>
          </table:table-cell>
          <table:table-cell table:style-name="ce1" table:formula="of:=POWER(2;([.P$4]/16)*[.$C43]/12)" office:value-type="float" office:value="0.979785403533561">
            <text:p>0.9798f,</text:p>
          </table:table-cell>
          <table:table-cell table:style-name="ce1" table:formula="of:=POWER(2;([.Q$4]/16)*[.$C43]/12)" office:value-type="float" office:value="0.978119413974392">
            <text:p>0.9781f,</text:p>
          </table:table-cell>
          <table:table-cell table:style-name="ce1" table:formula="of:=POWER(2;([.R$4]/16)*[.$C43]/12)" office:value-type="float" office:value="0.976456257200035">
            <text:p>0.9765f,</text:p>
          </table:table-cell>
          <table:table-cell table:style-name="ce1" table:formula="of:=POWER(2;([.S$4]/16)*[.$C43]/12)" office:value-type="float" office:value="0.974795928393733">
            <text:p>0.9748f,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SIN(([.B44]/64)*(2*3.14159265))" office:value-type="float" office:value="-0.555570229475148">
            <text:p>-0.5556f,</text:p>
          </table:table-cell>
          <table:table-cell table:formula="of:=POWER(2;([.D$4]/16)*[.$C44]/12)" office:value-type="float" office:value="1">
            <text:p>1.0000f,</text:p>
          </table:table-cell>
          <table:table-cell table:style-name="ce1" table:formula="of:=POWER(2;([.E$4]/16)*[.$C44]/12)" office:value-type="float" office:value="0.997996322868526">
            <text:p>0.9980f,</text:p>
          </table:table-cell>
          <table:table-cell table:style-name="ce1" table:formula="of:=POWER(2;([.F$4]/16)*[.$C44]/12)" office:value-type="float" office:value="0.995996660459099">
            <text:p>0.9960f,</text:p>
          </table:table-cell>
          <table:table-cell table:style-name="ce1" table:formula="of:=POWER(2;([.G$4]/16)*[.$C44]/12)" office:value-type="float" office:value="0.994001004727512">
            <text:p>0.9940f,</text:p>
          </table:table-cell>
          <table:table-cell table:style-name="ce1" table:formula="of:=POWER(2;([.H$4]/16)*[.$C44]/12)" office:value-type="float" office:value="0.992009347645677">
            <text:p>0.9920f,</text:p>
          </table:table-cell>
          <table:table-cell table:style-name="ce1" table:formula="of:=POWER(2;([.I$4]/16)*[.$C44]/12)" office:value-type="float" office:value="0.99002168120159">
            <text:p>0.9900f,</text:p>
          </table:table-cell>
          <table:table-cell table:style-name="ce1" table:formula="of:=POWER(2;([.J$4]/16)*[.$C44]/12)" office:value-type="float" office:value="0.988037997399303">
            <text:p>0.9880f,</text:p>
          </table:table-cell>
          <table:table-cell table:style-name="ce1" table:formula="of:=POWER(2;([.K$4]/16)*[.$C44]/12)" office:value-type="float" office:value="0.986058288258886">
            <text:p>0.9861f,</text:p>
          </table:table-cell>
          <table:table-cell table:style-name="ce1" table:formula="of:=POWER(2;([.L$4]/16)*[.$C44]/12)" office:value-type="float" office:value="0.984082545816401">
            <text:p>0.9841f,</text:p>
          </table:table-cell>
          <table:table-cell table:style-name="ce1" table:formula="of:=POWER(2;([.M$4]/16)*[.$C44]/12)" office:value-type="float" office:value="0.982110762123866">
            <text:p>0.9821f,</text:p>
          </table:table-cell>
          <table:table-cell table:style-name="ce1" table:formula="of:=POWER(2;([.N$4]/16)*[.$C44]/12)" office:value-type="float" office:value="0.980142929249224">
            <text:p>0.9801f,</text:p>
          </table:table-cell>
          <table:table-cell table:style-name="ce1" table:formula="of:=POWER(2;([.O$4]/16)*[.$C44]/12)" office:value-type="float" office:value="0.978179039276311">
            <text:p>0.9782f,</text:p>
          </table:table-cell>
          <table:table-cell table:style-name="ce1" table:formula="of:=POWER(2;([.P$4]/16)*[.$C44]/12)" office:value-type="float" office:value="0.976219084304825">
            <text:p>0.9762f,</text:p>
          </table:table-cell>
          <table:table-cell table:style-name="ce1" table:formula="of:=POWER(2;([.Q$4]/16)*[.$C44]/12)" office:value-type="float" office:value="0.974263056450295">
            <text:p>0.9743f,</text:p>
          </table:table-cell>
          <table:table-cell table:style-name="ce1" table:formula="of:=POWER(2;([.R$4]/16)*[.$C44]/12)" office:value-type="float" office:value="0.972310947844045">
            <text:p>0.9723f,</text:p>
          </table:table-cell>
          <table:table-cell table:style-name="ce1" table:formula="of:=POWER(2;([.S$4]/16)*[.$C44]/12)" office:value-type="float" office:value="0.970362750633168">
            <text:p>0.9704f,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SIN(([.B45]/64)*(2*3.14159265))" office:value-type="float" office:value="-0.634393280781678">
            <text:p>-0.6344f,</text:p>
          </table:table-cell>
          <table:table-cell table:formula="of:=POWER(2;([.D$4]/16)*[.$C45]/12)" office:value-type="float" office:value="1">
            <text:p>1.0000f,</text:p>
          </table:table-cell>
          <table:table-cell table:style-name="ce1" table:formula="of:=POWER(2;([.E$4]/16)*[.$C45]/12)" office:value-type="float" office:value="0.997712371068727">
            <text:p>0.9977f,</text:p>
          </table:table-cell>
          <table:table-cell table:style-name="ce1" table:formula="of:=POWER(2;([.F$4]/16)*[.$C45]/12)" office:value-type="float" office:value="0.995429975383581">
            <text:p>0.9954f,</text:p>
          </table:table-cell>
          <table:table-cell table:style-name="ce1" table:formula="of:=POWER(2;([.G$4]/16)*[.$C45]/12)" office:value-type="float" office:value="0.993152800972838">
            <text:p>0.9932f,</text:p>
          </table:table-cell>
          <table:table-cell table:style-name="ce1" table:formula="of:=POWER(2;([.H$4]/16)*[.$C45]/12)" office:value-type="float" office:value="0.990880835892158">
            <text:p>0.9909f,</text:p>
          </table:table-cell>
          <table:table-cell table:style-name="ce1" table:formula="of:=POWER(2;([.I$4]/16)*[.$C45]/12)" office:value-type="float" office:value="0.988614068224527">
            <text:p>0.9886f,</text:p>
          </table:table-cell>
          <table:table-cell table:style-name="ce1" table:formula="of:=POWER(2;([.J$4]/16)*[.$C45]/12)" office:value-type="float" office:value="0.986352486080193">
            <text:p>0.9864f,</text:p>
          </table:table-cell>
          <table:table-cell table:style-name="ce1" table:formula="of:=POWER(2;([.K$4]/16)*[.$C45]/12)" office:value-type="float" office:value="0.984096077596603">
            <text:p>0.9841f,</text:p>
          </table:table-cell>
          <table:table-cell table:style-name="ce1" table:formula="of:=POWER(2;([.L$4]/16)*[.$C45]/12)" office:value-type="float" office:value="0.981844830938341">
            <text:p>0.9818f,</text:p>
          </table:table-cell>
          <table:table-cell table:style-name="ce1" table:formula="of:=POWER(2;([.M$4]/16)*[.$C45]/12)" office:value-type="float" office:value="0.979598734297066">
            <text:p>0.9796f,</text:p>
          </table:table-cell>
          <table:table-cell table:style-name="ce1" table:formula="of:=POWER(2;([.N$4]/16)*[.$C45]/12)" office:value-type="float" office:value="0.97735777589145">
            <text:p>0.9774f,</text:p>
          </table:table-cell>
          <table:table-cell table:style-name="ce1" table:formula="of:=POWER(2;([.O$4]/16)*[.$C45]/12)" office:value-type="float" office:value="0.975121943967116">
            <text:p>0.9751f,</text:p>
          </table:table-cell>
          <table:table-cell table:style-name="ce1" table:formula="of:=POWER(2;([.P$4]/16)*[.$C45]/12)" office:value-type="float" office:value="0.972891226796578">
            <text:p>0.9729f,</text:p>
          </table:table-cell>
          <table:table-cell table:style-name="ce1" table:formula="of:=POWER(2;([.Q$4]/16)*[.$C45]/12)" office:value-type="float" office:value="0.970665612679176">
            <text:p>0.9707f,</text:p>
          </table:table-cell>
          <table:table-cell table:style-name="ce1" table:formula="of:=POWER(2;([.R$4]/16)*[.$C45]/12)" office:value-type="float" office:value="0.96844508994102">
            <text:p>0.9684f,</text:p>
          </table:table-cell>
          <table:table-cell table:style-name="ce1" table:formula="of:=POWER(2;([.S$4]/16)*[.$C45]/12)" office:value-type="float" office:value="0.966229646934921">
            <text:p>0.9662f,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SIN(([.B46]/64)*(2*3.14159265))" office:value-type="float" office:value="-0.707106778013589">
            <text:p>-0.7071f,</text:p>
          </table:table-cell>
          <table:table-cell table:formula="of:=POWER(2;([.D$4]/16)*[.$C46]/12)" office:value-type="float" office:value="1">
            <text:p>1.0000f,</text:p>
          </table:table-cell>
          <table:table-cell table:style-name="ce1" table:formula="of:=POWER(2;([.E$4]/16)*[.$C46]/12)" office:value-type="float" office:value="0.997450499939244">
            <text:p>0.9975f,</text:p>
          </table:table-cell>
          <table:table-cell table:style-name="ce1" table:formula="of:=POWER(2;([.F$4]/16)*[.$C46]/12)" office:value-type="float" office:value="0.994907499829048">
            <text:p>0.9949f,</text:p>
          </table:table-cell>
          <table:table-cell table:style-name="ce1" table:formula="of:=POWER(2;([.G$4]/16)*[.$C46]/12)" office:value-type="float" office:value="0.992370983097787">
            <text:p>0.9924f,</text:p>
          </table:table-cell>
          <table:table-cell table:style-name="ce1" table:formula="of:=POWER(2;([.H$4]/16)*[.$C46]/12)" office:value-type="float" office:value="0.989840933216087">
            <text:p>0.9898f,</text:p>
          </table:table-cell>
          <table:table-cell table:style-name="ce1" table:formula="of:=POWER(2;([.I$4]/16)*[.$C46]/12)" office:value-type="float" office:value="0.987317333696714">
            <text:p>0.9873f,</text:p>
          </table:table-cell>
          <table:table-cell table:style-name="ce1" table:formula="of:=POWER(2;([.J$4]/16)*[.$C46]/12)" office:value-type="float" office:value="0.984800168094469">
            <text:p>0.9848f,</text:p>
          </table:table-cell>
          <table:table-cell table:style-name="ce1" table:formula="of:=POWER(2;([.K$4]/16)*[.$C46]/12)" office:value-type="float" office:value="0.98228942000608">
            <text:p>0.9823f,</text:p>
          </table:table-cell>
          <table:table-cell table:style-name="ce1" table:formula="of:=POWER(2;([.L$4]/16)*[.$C46]/12)" office:value-type="float" office:value="0.979785073070094">
            <text:p>0.9798f,</text:p>
          </table:table-cell>
          <table:table-cell table:style-name="ce1" table:formula="of:=POWER(2;([.M$4]/16)*[.$C46]/12)" office:value-type="float" office:value="0.977287110966774">
            <text:p>0.9773f,</text:p>
          </table:table-cell>
          <table:table-cell table:style-name="ce1" table:formula="of:=POWER(2;([.N$4]/16)*[.$C46]/12)" office:value-type="float" office:value="0.974795517417988">
            <text:p>0.9748f,</text:p>
          </table:table-cell>
          <table:table-cell table:style-name="ce1" table:formula="of:=POWER(2;([.O$4]/16)*[.$C46]/12)" office:value-type="float" office:value="0.972310276187107">
            <text:p>0.9723f,</text:p>
          </table:table-cell>
          <table:table-cell table:style-name="ce1" table:formula="of:=POWER(2;([.P$4]/16)*[.$C46]/12)" office:value-type="float" office:value="0.969831371078894">
            <text:p>0.9698f,</text:p>
          </table:table-cell>
          <table:table-cell table:style-name="ce1" table:formula="of:=POWER(2;([.Q$4]/16)*[.$C46]/12)" office:value-type="float" office:value="0.967358785939406">
            <text:p>0.9674f,</text:p>
          </table:table-cell>
          <table:table-cell table:style-name="ce1" table:formula="of:=POWER(2;([.R$4]/16)*[.$C46]/12)" office:value-type="float" office:value="0.96489250465588">
            <text:p>0.9649f,</text:p>
          </table:table-cell>
          <table:table-cell table:style-name="ce1" table:formula="of:=POWER(2;([.S$4]/16)*[.$C46]/12)" office:value-type="float" office:value="0.962432511156637">
            <text:p>0.9624f,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SIN(([.B47]/64)*(2*3.14159265))" office:value-type="float" office:value="-0.773010450444894">
            <text:p>-0.7730f,</text:p>
          </table:table-cell>
          <table:table-cell table:formula="of:=POWER(2;([.D$4]/16)*[.$C47]/12)" office:value-type="float" office:value="1">
            <text:p>1.0000f,</text:p>
          </table:table-cell>
          <table:table-cell table:style-name="ce1" table:formula="of:=POWER(2;([.E$4]/16)*[.$C47]/12)" office:value-type="float" office:value="0.99721321316213">
            <text:p>0.9972f,</text:p>
          </table:table-cell>
          <table:table-cell table:style-name="ce1" table:formula="of:=POWER(2;([.F$4]/16)*[.$C47]/12)" office:value-type="float" office:value="0.994434192505139">
            <text:p>0.9944f,</text:p>
          </table:table-cell>
          <table:table-cell table:style-name="ce1" table:formula="of:=POWER(2;([.G$4]/16)*[.$C47]/12)" office:value-type="float" office:value="0.991662916386338">
            <text:p>0.9917f,</text:p>
          </table:table-cell>
          <table:table-cell table:style-name="ce1" table:formula="of:=POWER(2;([.H$4]/16)*[.$C47]/12)" office:value-type="float" office:value="0.988899363223349">
            <text:p>0.9889f,</text:p>
          </table:table-cell>
          <table:table-cell table:style-name="ce1" table:formula="of:=POWER(2;([.I$4]/16)*[.$C47]/12)" office:value-type="float" office:value="0.98614351149394">
            <text:p>0.9861f,</text:p>
          </table:table-cell>
          <table:table-cell table:style-name="ce1" table:formula="of:=POWER(2;([.J$4]/16)*[.$C47]/12)" office:value-type="float" office:value="0.983395339735857">
            <text:p>0.9834f,</text:p>
          </table:table-cell>
          <table:table-cell table:style-name="ce1" table:formula="of:=POWER(2;([.K$4]/16)*[.$C47]/12)" office:value-type="float" office:value="0.980654826546658">
            <text:p>0.9807f,</text:p>
          </table:table-cell>
          <table:table-cell table:style-name="ce1" table:formula="of:=POWER(2;([.L$4]/16)*[.$C47]/12)" office:value-type="float" office:value="0.977921950583544">
            <text:p>0.9779f,</text:p>
          </table:table-cell>
          <table:table-cell table:style-name="ce1" table:formula="of:=POWER(2;([.M$4]/16)*[.$C47]/12)" office:value-type="float" office:value="0.975196690563194">
            <text:p>0.9752f,</text:p>
          </table:table-cell>
          <table:table-cell table:style-name="ce1" table:formula="of:=POWER(2;([.N$4]/16)*[.$C47]/12)" office:value-type="float" office:value="0.972479025261598">
            <text:p>0.9725f,</text:p>
          </table:table-cell>
          <table:table-cell table:style-name="ce1" table:formula="of:=POWER(2;([.O$4]/16)*[.$C47]/12)" office:value-type="float" office:value="0.969768933513894">
            <text:p>0.9698f,</text:p>
          </table:table-cell>
          <table:table-cell table:style-name="ce1" table:formula="of:=POWER(2;([.P$4]/16)*[.$C47]/12)" office:value-type="float" office:value="0.967066394214202">
            <text:p>0.9671f,</text:p>
          </table:table-cell>
          <table:table-cell table:style-name="ce1" table:formula="of:=POWER(2;([.Q$4]/16)*[.$C47]/12)" office:value-type="float" office:value="0.964371386315459">
            <text:p>0.9644f,</text:p>
          </table:table-cell>
          <table:table-cell table:style-name="ce1" table:formula="of:=POWER(2;([.R$4]/16)*[.$C47]/12)" office:value-type="float" office:value="0.961683888829257">
            <text:p>0.9617f,</text:p>
          </table:table-cell>
          <table:table-cell table:style-name="ce1" table:formula="of:=POWER(2;([.S$4]/16)*[.$C47]/12)" office:value-type="float" office:value="0.959003880825675">
            <text:p>0.9590f,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SIN(([.B48]/64)*(2*3.14159265))" office:value-type="float" office:value="-0.831469609684918">
            <text:p>-0.8315f,</text:p>
          </table:table-cell>
          <table:table-cell table:formula="of:=POWER(2;([.D$4]/16)*[.$C48]/12)" office:value-type="float" office:value="1">
            <text:p>1.0000f,</text:p>
          </table:table-cell>
          <table:table-cell table:style-name="ce1" table:formula="of:=POWER(2;([.E$4]/16)*[.$C48]/12)" office:value-type="float" office:value="0.997002777667798">
            <text:p>0.9970f,</text:p>
          </table:table-cell>
          <table:table-cell table:style-name="ce1" table:formula="of:=POWER(2;([.F$4]/16)*[.$C48]/12)" office:value-type="float" office:value="0.994014538677305">
            <text:p>0.9940f,</text:p>
          </table:table-cell>
          <table:table-cell table:style-name="ce1" table:formula="of:=POWER(2;([.G$4]/16)*[.$C48]/12)" office:value-type="float" office:value="0.991035256103448">
            <text:p>0.9910f,</text:p>
          </table:table-cell>
          <table:table-cell table:style-name="ce1" table:formula="of:=POWER(2;([.H$4]/16)*[.$C48]/12)" office:value-type="float" office:value="0.988064903101855">
            <text:p>0.9881f,</text:p>
          </table:table-cell>
          <table:table-cell table:style-name="ce1" table:formula="of:=POWER(2;([.I$4]/16)*[.$C48]/12)" office:value-type="float" office:value="0.985103452908613">
            <text:p>0.9851f,</text:p>
          </table:table-cell>
          <table:table-cell table:style-name="ce1" table:formula="of:=POWER(2;([.J$4]/16)*[.$C48]/12)" office:value-type="float" office:value="0.982150878840026">
            <text:p>0.9822f,</text:p>
          </table:table-cell>
          <table:table-cell table:style-name="ce1" table:formula="of:=POWER(2;([.K$4]/16)*[.$C48]/12)" office:value-type="float" office:value="0.979207154292375">
            <text:p>0.9792f,</text:p>
          </table:table-cell>
          <table:table-cell table:style-name="ce1" table:formula="of:=POWER(2;([.L$4]/16)*[.$C48]/12)" office:value-type="float" office:value="0.976272252741678">
            <text:p>0.9763f,</text:p>
          </table:table-cell>
          <table:table-cell table:style-name="ce1" table:formula="of:=POWER(2;([.M$4]/16)*[.$C48]/12)" office:value-type="float" office:value="0.973346147743451">
            <text:p>0.9733f,</text:p>
          </table:table-cell>
          <table:table-cell table:style-name="ce1" table:formula="of:=POWER(2;([.N$4]/16)*[.$C48]/12)" office:value-type="float" office:value="0.970428812932472">
            <text:p>0.9704f,</text:p>
          </table:table-cell>
          <table:table-cell table:style-name="ce1" table:formula="of:=POWER(2;([.O$4]/16)*[.$C48]/12)" office:value-type="float" office:value="0.967520222022538">
            <text:p>0.9675f,</text:p>
          </table:table-cell>
          <table:table-cell table:style-name="ce1" table:formula="of:=POWER(2;([.P$4]/16)*[.$C48]/12)" office:value-type="float" office:value="0.964620348806235">
            <text:p>0.9646f,</text:p>
          </table:table-cell>
          <table:table-cell table:style-name="ce1" table:formula="of:=POWER(2;([.Q$4]/16)*[.$C48]/12)" office:value-type="float" office:value="0.961729167154697">
            <text:p>0.9617f,</text:p>
          </table:table-cell>
          <table:table-cell table:style-name="ce1" table:formula="of:=POWER(2;([.R$4]/16)*[.$C48]/12)" office:value-type="float" office:value="0.95884665101737">
            <text:p>0.9588f,</text:p>
          </table:table-cell>
          <table:table-cell table:style-name="ce1" table:formula="of:=POWER(2;([.S$4]/16)*[.$C48]/12)" office:value-type="float" office:value="0.955972774421784">
            <text:p>0.9560f,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SIN(([.B49]/64)*(2*3.14159265))" office:value-type="float" office:value="-0.881921262074439">
            <text:p>-0.8819f,</text:p>
          </table:table-cell>
          <table:table-cell table:formula="of:=POWER(2;([.D$4]/16)*[.$C49]/12)" office:value-type="float" office:value="1">
            <text:p>1.0000f,</text:p>
          </table:table-cell>
          <table:table-cell table:style-name="ce1" table:formula="of:=POWER(2;([.E$4]/16)*[.$C49]/12)" office:value-type="float" office:value="0.996821202503702">
            <text:p>0.9968f,</text:p>
          </table:table-cell>
          <table:table-cell table:style-name="ce1" table:formula="of:=POWER(2;([.F$4]/16)*[.$C49]/12)" office:value-type="float" office:value="0.993652509760926">
            <text:p>0.9937f,</text:p>
          </table:table-cell>
          <table:table-cell table:style-name="ce1" table:formula="of:=POWER(2;([.G$4]/16)*[.$C49]/12)" office:value-type="float" office:value="0.990493889650708">
            <text:p>0.9905f,</text:p>
          </table:table-cell>
          <table:table-cell table:style-name="ce1" table:formula="of:=POWER(2;([.H$4]/16)*[.$C49]/12)" office:value-type="float" office:value="0.987345310154187">
            <text:p>0.9873f,</text:p>
          </table:table-cell>
          <table:table-cell table:style-name="ce1" table:formula="of:=POWER(2;([.I$4]/16)*[.$C49]/12)" office:value-type="float" office:value="0.984206739354288">
            <text:p>0.9842f,</text:p>
          </table:table-cell>
          <table:table-cell table:style-name="ce1" table:formula="of:=POWER(2;([.J$4]/16)*[.$C49]/12)" office:value-type="float" office:value="0.981078145435388">
            <text:p>0.9811f,</text:p>
          </table:table-cell>
          <table:table-cell table:style-name="ce1" table:formula="of:=POWER(2;([.K$4]/16)*[.$C49]/12)" office:value-type="float" office:value="0.977959496683005">
            <text:p>0.9780f,</text:p>
          </table:table-cell>
          <table:table-cell table:style-name="ce1" table:formula="of:=POWER(2;([.L$4]/16)*[.$C49]/12)" office:value-type="float" office:value="0.974850761483468">
            <text:p>0.9749f,</text:p>
          </table:table-cell>
          <table:table-cell table:style-name="ce1" table:formula="of:=POWER(2;([.M$4]/16)*[.$C49]/12)" office:value-type="float" office:value="0.9717519083236">
            <text:p>0.9718f,</text:p>
          </table:table-cell>
          <table:table-cell table:style-name="ce1" table:formula="of:=POWER(2;([.N$4]/16)*[.$C49]/12)" office:value-type="float" office:value="0.968662905790398">
            <text:p>0.9687f,</text:p>
          </table:table-cell>
          <table:table-cell table:style-name="ce1" table:formula="of:=POWER(2;([.O$4]/16)*[.$C49]/12)" office:value-type="float" office:value="0.965583722570715">
            <text:p>0.9656f,</text:p>
          </table:table-cell>
          <table:table-cell table:style-name="ce1" table:formula="of:=POWER(2;([.P$4]/16)*[.$C49]/12)" office:value-type="float" office:value="0.962514327450941">
            <text:p>0.9625f,</text:p>
          </table:table-cell>
          <table:table-cell table:style-name="ce1" table:formula="of:=POWER(2;([.Q$4]/16)*[.$C49]/12)" office:value-type="float" office:value="0.959454689316689">
            <text:p>0.9595f,</text:p>
          </table:table-cell>
          <table:table-cell table:style-name="ce1" table:formula="of:=POWER(2;([.R$4]/16)*[.$C49]/12)" office:value-type="float" office:value="0.956404777152477">
            <text:p>0.9564f,</text:p>
          </table:table-cell>
          <table:table-cell table:style-name="ce1" table:formula="of:=POWER(2;([.S$4]/16)*[.$C49]/12)" office:value-type="float" office:value="0.953364560041417">
            <text:p>0.9534f,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SIN(([.B50]/64)*(2*3.14159265))" office:value-type="float" office:value="-0.923879530622375">
            <text:p>-0.9239f,</text:p>
          </table:table-cell>
          <table:table-cell table:formula="of:=POWER(2;([.D$4]/16)*[.$C50]/12)" office:value-type="float" office:value="1">
            <text:p>1.0000f,</text:p>
          </table:table-cell>
          <table:table-cell table:style-name="ce1" table:formula="of:=POWER(2;([.E$4]/16)*[.$C50]/12)" office:value-type="float" office:value="0.99667022015901">
            <text:p>0.9967f,</text:p>
          </table:table-cell>
          <table:table-cell table:style-name="ce1" table:formula="of:=POWER(2;([.F$4]/16)*[.$C50]/12)" office:value-type="float" office:value="0.99335152775181">
            <text:p>0.9934f,</text:p>
          </table:table-cell>
          <table:table-cell table:style-name="ce1" table:formula="of:=POWER(2;([.G$4]/16)*[.$C50]/12)" office:value-type="float" office:value="0.990043885859686">
            <text:p>0.9900f,</text:p>
          </table:table-cell>
          <table:table-cell table:style-name="ce1" table:formula="of:=POWER(2;([.H$4]/16)*[.$C50]/12)" office:value-type="float" office:value="0.986747257686855">
            <text:p>0.9867f,</text:p>
          </table:table-cell>
          <table:table-cell table:style-name="ce1" table:formula="of:=POWER(2;([.I$4]/16)*[.$C50]/12)" office:value-type="float" office:value="0.983461606560057">
            <text:p>0.9835f,</text:p>
          </table:table-cell>
          <table:table-cell table:style-name="ce1" table:formula="of:=POWER(2;([.J$4]/16)*[.$C50]/12)" office:value-type="float" office:value="0.980186895928146">
            <text:p>0.9802f,</text:p>
          </table:table-cell>
          <table:table-cell table:style-name="ce1" table:formula="of:=POWER(2;([.K$4]/16)*[.$C50]/12)" office:value-type="float" office:value="0.976923089361682">
            <text:p>0.9769f,</text:p>
          </table:table-cell>
          <table:table-cell table:style-name="ce1" table:formula="of:=POWER(2;([.L$4]/16)*[.$C50]/12)" office:value-type="float" office:value="0.973670150552528">
            <text:p>0.9737f,</text:p>
          </table:table-cell>
          <table:table-cell table:style-name="ce1" table:formula="of:=POWER(2;([.M$4]/16)*[.$C50]/12)" office:value-type="float" office:value="0.970428043313445">
            <text:p>0.9704f,</text:p>
          </table:table-cell>
          <table:table-cell table:style-name="ce1" table:formula="of:=POWER(2;([.N$4]/16)*[.$C50]/12)" office:value-type="float" office:value="0.967196731577689">
            <text:p>0.9672f,</text:p>
          </table:table-cell>
          <table:table-cell table:style-name="ce1" table:formula="of:=POWER(2;([.O$4]/16)*[.$C50]/12)" office:value-type="float" office:value="0.96397617939861">
            <text:p>0.9640f,</text:p>
          </table:table-cell>
          <table:table-cell table:style-name="ce1" table:formula="of:=POWER(2;([.P$4]/16)*[.$C50]/12)" office:value-type="float" office:value="0.960766350949254">
            <text:p>0.9608f,</text:p>
          </table:table-cell>
          <table:table-cell table:style-name="ce1" table:formula="of:=POWER(2;([.Q$4]/16)*[.$C50]/12)" office:value-type="float" office:value="0.957567210521962">
            <text:p>0.9576f,</text:p>
          </table:table-cell>
          <table:table-cell table:style-name="ce1" table:formula="of:=POWER(2;([.R$4]/16)*[.$C50]/12)" office:value-type="float" office:value="0.954378722527974">
            <text:p>0.9544f,</text:p>
          </table:table-cell>
          <table:table-cell table:style-name="ce1" table:formula="of:=POWER(2;([.S$4]/16)*[.$C50]/12)" office:value-type="float" office:value="0.95120085149703">
            <text:p>0.9512f,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SIN(([.B51]/64)*(2*3.14159265))" office:value-type="float" office:value="-0.956940334266809">
            <text:p>-0.9569f,</text:p>
          </table:table-cell>
          <table:table-cell table:formula="of:=POWER(2;([.D$4]/16)*[.$C51]/12)" office:value-type="float" office:value="1">
            <text:p>1.0000f,</text:p>
          </table:table-cell>
          <table:table-cell table:style-name="ce1" table:formula="of:=POWER(2;([.E$4]/16)*[.$C51]/12)" office:value-type="float" office:value="0.996551270499445">
            <text:p>0.9966f,</text:p>
          </table:table-cell>
          <table:table-cell table:style-name="ce1" table:formula="of:=POWER(2;([.F$4]/16)*[.$C51]/12)" office:value-type="float" office:value="0.993114434734059">
            <text:p>0.9931f,</text:p>
          </table:table-cell>
          <table:table-cell table:style-name="ce1" table:formula="of:=POWER(2;([.G$4]/16)*[.$C51]/12)" office:value-type="float" office:value="0.989689451685565">
            <text:p>0.9897f,</text:p>
          </table:table-cell>
          <table:table-cell table:style-name="ce1" table:formula="of:=POWER(2;([.H$4]/16)*[.$C51]/12)" office:value-type="float" office:value="0.986276280477149">
            <text:p>0.9863f,</text:p>
          </table:table-cell>
          <table:table-cell table:style-name="ce1" table:formula="of:=POWER(2;([.I$4]/16)*[.$C51]/12)" office:value-type="float" office:value="0.982874880372971">
            <text:p>0.9829f,</text:p>
          </table:table-cell>
          <table:table-cell table:style-name="ce1" table:formula="of:=POWER(2;([.J$4]/16)*[.$C51]/12)" office:value-type="float" office:value="0.979485210777674">
            <text:p>0.9795f,</text:p>
          </table:table-cell>
          <table:table-cell table:style-name="ce1" table:formula="of:=POWER(2;([.K$4]/16)*[.$C51]/12)" office:value-type="float" office:value="0.976107231235909">
            <text:p>0.9761f,</text:p>
          </table:table-cell>
          <table:table-cell table:style-name="ce1" table:formula="of:=POWER(2;([.L$4]/16)*[.$C51]/12)" office:value-type="float" office:value="0.972740901431841">
            <text:p>0.9727f,</text:p>
          </table:table-cell>
          <table:table-cell table:style-name="ce1" table:formula="of:=POWER(2;([.M$4]/16)*[.$C51]/12)" office:value-type="float" office:value="0.969386181188677">
            <text:p>0.9694f,</text:p>
          </table:table-cell>
          <table:table-cell table:style-name="ce1" table:formula="of:=POWER(2;([.N$4]/16)*[.$C51]/12)" office:value-type="float" office:value="0.966043030468181">
            <text:p>0.9660f,</text:p>
          </table:table-cell>
          <table:table-cell table:style-name="ce1" table:formula="of:=POWER(2;([.O$4]/16)*[.$C51]/12)" office:value-type="float" office:value="0.962711409370201">
            <text:p>0.9627f,</text:p>
          </table:table-cell>
          <table:table-cell table:style-name="ce1" table:formula="of:=POWER(2;([.P$4]/16)*[.$C51]/12)" office:value-type="float" office:value="0.959391278132185">
            <text:p>0.9594f,</text:p>
          </table:table-cell>
          <table:table-cell table:style-name="ce1" table:formula="of:=POWER(2;([.Q$4]/16)*[.$C51]/12)" office:value-type="float" office:value="0.956082597128716">
            <text:p>0.9561f,</text:p>
          </table:table-cell>
          <table:table-cell table:style-name="ce1" table:formula="of:=POWER(2;([.R$4]/16)*[.$C51]/12)" office:value-type="float" office:value="0.952785326871032">
            <text:p>0.9528f,</text:p>
          </table:table-cell>
          <table:table-cell table:style-name="ce1" table:formula="of:=POWER(2;([.S$4]/16)*[.$C51]/12)" office:value-type="float" office:value="0.949499428006556">
            <text:p>0.9495f,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SIN(([.B52]/64)*(2*3.14159265))" office:value-type="float" office:value="-0.9807852793965">
            <text:p>-0.9808f,</text:p>
          </table:table-cell>
          <table:table-cell table:formula="of:=POWER(2;([.D$4]/16)*[.$C52]/12)" office:value-type="float" office:value="1">
            <text:p>1.0000f,</text:p>
          </table:table-cell>
          <table:table-cell table:style-name="ce1" table:formula="of:=POWER(2;([.E$4]/16)*[.$C52]/12)" office:value-type="float" office:value="0.996465487443365">
            <text:p>0.9965f,</text:p>
          </table:table-cell>
          <table:table-cell table:style-name="ce1" table:formula="of:=POWER(2;([.F$4]/16)*[.$C52]/12)" office:value-type="float" office:value="0.992943467665743">
            <text:p>0.9929f,</text:p>
          </table:table-cell>
          <table:table-cell table:style-name="ce1" table:formula="of:=POWER(2;([.G$4]/16)*[.$C52]/12)" office:value-type="float" office:value="0.989433896511249">
            <text:p>0.9894f,</text:p>
          </table:table-cell>
          <table:table-cell table:style-name="ce1" table:formula="of:=POWER(2;([.H$4]/16)*[.$C52]/12)" office:value-type="float" office:value="0.98593672998007">
            <text:p>0.9859f,</text:p>
          </table:table-cell>
          <table:table-cell table:style-name="ce1" table:formula="of:=POWER(2;([.I$4]/16)*[.$C52]/12)" office:value-type="float" office:value="0.982451924227907">
            <text:p>0.9825f,</text:p>
          </table:table-cell>
          <table:table-cell table:style-name="ce1" table:formula="of:=POWER(2;([.J$4]/16)*[.$C52]/12)" office:value-type="float" office:value="0.978979435565433">
            <text:p>0.9790f,</text:p>
          </table:table-cell>
          <table:table-cell table:style-name="ce1" table:formula="of:=POWER(2;([.K$4]/16)*[.$C52]/12)" office:value-type="float" office:value="0.97551922045774">
            <text:p>0.9755f,</text:p>
          </table:table-cell>
          <table:table-cell table:style-name="ce1" table:formula="of:=POWER(2;([.L$4]/16)*[.$C52]/12)" office:value-type="float" office:value="0.972071235523793">
            <text:p>0.9721f,</text:p>
          </table:table-cell>
          <table:table-cell table:style-name="ce1" table:formula="of:=POWER(2;([.M$4]/16)*[.$C52]/12)" office:value-type="float" office:value="0.96863543753589">
            <text:p>0.9686f,</text:p>
          </table:table-cell>
          <table:table-cell table:style-name="ce1" table:formula="of:=POWER(2;([.N$4]/16)*[.$C52]/12)" office:value-type="float" office:value="0.965211783419118">
            <text:p>0.9652f,</text:p>
          </table:table-cell>
          <table:table-cell table:style-name="ce1" table:formula="of:=POWER(2;([.O$4]/16)*[.$C52]/12)" office:value-type="float" office:value="0.961800230250811">
            <text:p>0.9618f,</text:p>
          </table:table-cell>
          <table:table-cell table:style-name="ce1" table:formula="of:=POWER(2;([.P$4]/16)*[.$C52]/12)" office:value-type="float" office:value="0.958400735260014">
            <text:p>0.9584f,</text:p>
          </table:table-cell>
          <table:table-cell table:style-name="ce1" table:formula="of:=POWER(2;([.Q$4]/16)*[.$C52]/12)" office:value-type="float" office:value="0.955013255826949">
            <text:p>0.9550f,</text:p>
          </table:table-cell>
          <table:table-cell table:style-name="ce1" table:formula="of:=POWER(2;([.R$4]/16)*[.$C52]/12)" office:value-type="float" office:value="0.951637749482476">
            <text:p>0.9516f,</text:p>
          </table:table-cell>
          <table:table-cell table:style-name="ce1" table:formula="of:=POWER(2;([.S$4]/16)*[.$C52]/12)" office:value-type="float" office:value="0.948274173907562">
            <text:p>0.9483f,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SIN(([.B53]/64)*(2*3.14159265))" office:value-type="float" office:value="-0.995184726155401">
            <text:p>-0.9952f,</text:p>
          </table:table-cell>
          <table:table-cell table:formula="of:=POWER(2;([.D$4]/16)*[.$C53]/12)" office:value-type="float" office:value="1">
            <text:p>1.0000f,</text:p>
          </table:table-cell>
          <table:table-cell table:style-name="ce1" table:formula="of:=POWER(2;([.E$4]/16)*[.$C53]/12)" office:value-type="float" office:value="0.996413688486719">
            <text:p>0.9964f,</text:p>
          </table:table-cell>
          <table:table-cell table:style-name="ce1" table:formula="of:=POWER(2;([.F$4]/16)*[.$C53]/12)" office:value-type="float" office:value="0.992840238603709">
            <text:p>0.9928f,</text:p>
          </table:table-cell>
          <table:table-cell table:style-name="ce1" table:formula="of:=POWER(2;([.G$4]/16)*[.$C53]/12)" office:value-type="float" office:value="0.989279604225156">
            <text:p>0.9893f,</text:p>
          </table:table-cell>
          <table:table-cell table:style-name="ce1" table:formula="of:=POWER(2;([.H$4]/16)*[.$C53]/12)" office:value-type="float" office:value="0.98573173939067">
            <text:p>0.9857f,</text:p>
          </table:table-cell>
          <table:table-cell table:style-name="ce1" table:formula="of:=POWER(2;([.I$4]/16)*[.$C53]/12)" office:value-type="float" office:value="0.982196598304687">
            <text:p>0.9822f,</text:p>
          </table:table-cell>
          <table:table-cell table:style-name="ce1" table:formula="of:=POWER(2;([.J$4]/16)*[.$C53]/12)" office:value-type="float" office:value="0.978674135335881">
            <text:p>0.9787f,</text:p>
          </table:table-cell>
          <table:table-cell table:style-name="ce1" table:formula="of:=POWER(2;([.K$4]/16)*[.$C53]/12)" office:value-type="float" office:value="0.975164305016576">
            <text:p>0.9752f,</text:p>
          </table:table-cell>
          <table:table-cell table:style-name="ce1" table:formula="of:=POWER(2;([.L$4]/16)*[.$C53]/12)" office:value-type="float" office:value="0.971667062042155">
            <text:p>0.9717f,</text:p>
          </table:table-cell>
          <table:table-cell table:style-name="ce1" table:formula="of:=POWER(2;([.M$4]/16)*[.$C53]/12)" office:value-type="float" office:value="0.968182361270478">
            <text:p>0.9682f,</text:p>
          </table:table-cell>
          <table:table-cell table:style-name="ce1" table:formula="of:=POWER(2;([.N$4]/16)*[.$C53]/12)" office:value-type="float" office:value="0.964710157721298">
            <text:p>0.9647f,</text:p>
          </table:table-cell>
          <table:table-cell table:style-name="ce1" table:formula="of:=POWER(2;([.O$4]/16)*[.$C53]/12)" office:value-type="float" office:value="0.961250406575683">
            <text:p>0.9613f,</text:p>
          </table:table-cell>
          <table:table-cell table:style-name="ce1" table:formula="of:=POWER(2;([.P$4]/16)*[.$C53]/12)" office:value-type="float" office:value="0.957803063175435">
            <text:p>0.9578f,</text:p>
          </table:table-cell>
          <table:table-cell table:style-name="ce1" table:formula="of:=POWER(2;([.Q$4]/16)*[.$C53]/12)" office:value-type="float" office:value="0.954368083022514">
            <text:p>0.9544f,</text:p>
          </table:table-cell>
          <table:table-cell table:style-name="ce1" table:formula="of:=POWER(2;([.R$4]/16)*[.$C53]/12)" office:value-type="float" office:value="0.950945421778462">
            <text:p>0.9509f,</text:p>
          </table:table-cell>
          <table:table-cell table:style-name="ce1" table:formula="of:=POWER(2;([.S$4]/16)*[.$C53]/12)" office:value-type="float" office:value="0.947535035263837">
            <text:p>0.9475f,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SIN(([.B54]/64)*(2*3.14159265))" office:value-type="float" office:value="-1">
            <text:p>-1.0000f,</text:p>
          </table:table-cell>
          <table:table-cell table:formula="of:=POWER(2;([.D$4]/16)*[.$C54]/12)" office:value-type="float" office:value="1">
            <text:p>1.0000f,</text:p>
          </table:table-cell>
          <table:table-cell table:style-name="ce1" table:formula="of:=POWER(2;([.E$4]/16)*[.$C54]/12)" office:value-type="float" office:value="0.996396367160815">
            <text:p>0.9964f,</text:p>
          </table:table-cell>
          <table:table-cell table:style-name="ce1" table:formula="of:=POWER(2;([.F$4]/16)*[.$C54]/12)" office:value-type="float" office:value="0.992805720491269">
            <text:p>0.9928f,</text:p>
          </table:table-cell>
          <table:table-cell table:style-name="ce1" table:formula="of:=POWER(2;([.G$4]/16)*[.$C54]/12)" office:value-type="float" office:value="0.989228013193975">
            <text:p>0.9892f,</text:p>
          </table:table-cell>
          <table:table-cell table:style-name="ce1" table:formula="of:=POWER(2;([.H$4]/16)*[.$C54]/12)" office:value-type="float" office:value="0.985663198640188">
            <text:p>0.9857f,</text:p>
          </table:table-cell>
          <table:table-cell table:style-name="ce1" table:formula="of:=POWER(2;([.I$4]/16)*[.$C54]/12)" office:value-type="float" office:value="0.982111230369191">
            <text:p>0.9821f,</text:p>
          </table:table-cell>
          <table:table-cell table:style-name="ce1" table:formula="of:=POWER(2;([.J$4]/16)*[.$C54]/12)" office:value-type="float" office:value="0.9785720620877">
            <text:p>0.9786f,</text:p>
          </table:table-cell>
          <table:table-cell table:style-name="ce1" table:formula="of:=POWER(2;([.K$4]/16)*[.$C54]/12)" office:value-type="float" office:value="0.975045647669251">
            <text:p>0.9750f,</text:p>
          </table:table-cell>
          <table:table-cell table:style-name="ce1" table:formula="of:=POWER(2;([.L$4]/16)*[.$C54]/12)" office:value-type="float" office:value="0.971531941153606">
            <text:p>0.9715f,</text:p>
          </table:table-cell>
          <table:table-cell table:style-name="ce1" table:formula="of:=POWER(2;([.M$4]/16)*[.$C54]/12)" office:value-type="float" office:value="0.968030896746147">
            <text:p>0.9680f,</text:p>
          </table:table-cell>
          <table:table-cell table:style-name="ce1" table:formula="of:=POWER(2;([.N$4]/16)*[.$C54]/12)" office:value-type="float" office:value="0.964542468817287">
            <text:p>0.9645f,</text:p>
          </table:table-cell>
          <table:table-cell table:style-name="ce1" table:formula="of:=POWER(2;([.O$4]/16)*[.$C54]/12)" office:value-type="float" office:value="0.961066611901868">
            <text:p>0.9611f,</text:p>
          </table:table-cell>
          <table:table-cell table:style-name="ce1" table:formula="of:=POWER(2;([.P$4]/16)*[.$C54]/12)" office:value-type="float" office:value="0.957603280698574">
            <text:p>0.9576f,</text:p>
          </table:table-cell>
          <table:table-cell table:style-name="ce1" table:formula="of:=POWER(2;([.Q$4]/16)*[.$C54]/12)" office:value-type="float" office:value="0.954152430069337">
            <text:p>0.9542f,</text:p>
          </table:table-cell>
          <table:table-cell table:style-name="ce1" table:formula="of:=POWER(2;([.R$4]/16)*[.$C54]/12)" office:value-type="float" office:value="0.95071401503875">
            <text:p>0.9507f,</text:p>
          </table:table-cell>
          <table:table-cell table:style-name="ce1" table:formula="of:=POWER(2;([.S$4]/16)*[.$C54]/12)" office:value-type="float" office:value="0.947287990793483">
            <text:p>0.9473f,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SIN(([.B55]/64)*(2*3.14159265))" office:value-type="float" office:value="-0.995184727210984">
            <text:p>-0.9952f,</text:p>
          </table:table-cell>
          <table:table-cell table:formula="of:=POWER(2;([.D$4]/16)*[.$C55]/12)" office:value-type="float" office:value="1">
            <text:p>1.0000f,</text:p>
          </table:table-cell>
          <table:table-cell table:style-name="ce1" table:formula="of:=POWER(2;([.E$4]/16)*[.$C55]/12)" office:value-type="float" office:value="0.996413688482922">
            <text:p>0.9964f,</text:p>
          </table:table-cell>
          <table:table-cell table:style-name="ce1" table:formula="of:=POWER(2;([.F$4]/16)*[.$C55]/12)" office:value-type="float" office:value="0.992840238596142">
            <text:p>0.9928f,</text:p>
          </table:table-cell>
          <table:table-cell table:style-name="ce1" table:formula="of:=POWER(2;([.G$4]/16)*[.$C55]/12)" office:value-type="float" office:value="0.989279604213846">
            <text:p>0.9893f,</text:p>
          </table:table-cell>
          <table:table-cell table:style-name="ce1" table:formula="of:=POWER(2;([.H$4]/16)*[.$C55]/12)" office:value-type="float" office:value="0.985731739375644">
            <text:p>0.9857f,</text:p>
          </table:table-cell>
          <table:table-cell table:style-name="ce1" table:formula="of:=POWER(2;([.I$4]/16)*[.$C55]/12)" office:value-type="float" office:value="0.982196598285972">
            <text:p>0.9822f,</text:p>
          </table:table-cell>
          <table:table-cell table:style-name="ce1" table:formula="of:=POWER(2;([.J$4]/16)*[.$C55]/12)" office:value-type="float" office:value="0.978674135313504">
            <text:p>0.9787f,</text:p>
          </table:table-cell>
          <table:table-cell table:style-name="ce1" table:formula="of:=POWER(2;([.K$4]/16)*[.$C55]/12)" office:value-type="float" office:value="0.975164304990563">
            <text:p>0.9752f,</text:p>
          </table:table-cell>
          <table:table-cell table:style-name="ce1" table:formula="of:=POWER(2;([.L$4]/16)*[.$C55]/12)" office:value-type="float" office:value="0.971667062012532">
            <text:p>0.9717f,</text:p>
          </table:table-cell>
          <table:table-cell table:style-name="ce1" table:formula="of:=POWER(2;([.M$4]/16)*[.$C55]/12)" office:value-type="float" office:value="0.968182361237272">
            <text:p>0.9682f,</text:p>
          </table:table-cell>
          <table:table-cell table:style-name="ce1" table:formula="of:=POWER(2;([.N$4]/16)*[.$C55]/12)" office:value-type="float" office:value="0.964710157684535">
            <text:p>0.9647f,</text:p>
          </table:table-cell>
          <table:table-cell table:style-name="ce1" table:formula="of:=POWER(2;([.O$4]/16)*[.$C55]/12)" office:value-type="float" office:value="0.961250406535389">
            <text:p>0.9613f,</text:p>
          </table:table-cell>
          <table:table-cell table:style-name="ce1" table:formula="of:=POWER(2;([.P$4]/16)*[.$C55]/12)" office:value-type="float" office:value="0.957803063131635">
            <text:p>0.9578f,</text:p>
          </table:table-cell>
          <table:table-cell table:style-name="ce1" table:formula="of:=POWER(2;([.Q$4]/16)*[.$C55]/12)" office:value-type="float" office:value="0.954368082975234">
            <text:p>0.9544f,</text:p>
          </table:table-cell>
          <table:table-cell table:style-name="ce1" table:formula="of:=POWER(2;([.R$4]/16)*[.$C55]/12)" office:value-type="float" office:value="0.950945421727728">
            <text:p>0.9509f,</text:p>
          </table:table-cell>
          <table:table-cell table:style-name="ce1" table:formula="of:=POWER(2;([.S$4]/16)*[.$C55]/12)" office:value-type="float" office:value="0.947535035209674">
            <text:p>0.9475f,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SIN(([.B56]/64)*(2*3.14159265))" office:value-type="float" office:value="-0.980785281497502">
            <text:p>-0.9808f,</text:p>
          </table:table-cell>
          <table:table-cell table:formula="of:=POWER(2;([.D$4]/16)*[.$C56]/12)" office:value-type="float" office:value="1">
            <text:p>1.0000f,</text:p>
          </table:table-cell>
          <table:table-cell table:style-name="ce1" table:formula="of:=POWER(2;([.E$4]/16)*[.$C56]/12)" office:value-type="float" office:value="0.996465487435807">
            <text:p>0.9965f,</text:p>
          </table:table-cell>
          <table:table-cell table:style-name="ce1" table:formula="of:=POWER(2;([.F$4]/16)*[.$C56]/12)" office:value-type="float" office:value="0.99294346765068">
            <text:p>0.9929f,</text:p>
          </table:table-cell>
          <table:table-cell table:style-name="ce1" table:formula="of:=POWER(2;([.G$4]/16)*[.$C56]/12)" office:value-type="float" office:value="0.989433896488735">
            <text:p>0.9894f,</text:p>
          </table:table-cell>
          <table:table-cell table:style-name="ce1" table:formula="of:=POWER(2;([.H$4]/16)*[.$C56]/12)" office:value-type="float" office:value="0.985936729950157">
            <text:p>0.9859f,</text:p>
          </table:table-cell>
          <table:table-cell table:style-name="ce1" table:formula="of:=POWER(2;([.I$4]/16)*[.$C56]/12)" office:value-type="float" office:value="0.982451924190648">
            <text:p>0.9825f,</text:p>
          </table:table-cell>
          <table:table-cell table:style-name="ce1" table:formula="of:=POWER(2;([.J$4]/16)*[.$C56]/12)" office:value-type="float" office:value="0.978979435520881">
            <text:p>0.9790f,</text:p>
          </table:table-cell>
          <table:table-cell table:style-name="ce1" table:formula="of:=POWER(2;([.K$4]/16)*[.$C56]/12)" office:value-type="float" office:value="0.975519220405945">
            <text:p>0.9755f,</text:p>
          </table:table-cell>
          <table:table-cell table:style-name="ce1" table:formula="of:=POWER(2;([.L$4]/16)*[.$C56]/12)" office:value-type="float" office:value="0.972071235464808">
            <text:p>0.9721f,</text:p>
          </table:table-cell>
          <table:table-cell table:style-name="ce1" table:formula="of:=POWER(2;([.M$4]/16)*[.$C56]/12)" office:value-type="float" office:value="0.968635437469767">
            <text:p>0.9686f,</text:p>
          </table:table-cell>
          <table:table-cell table:style-name="ce1" table:formula="of:=POWER(2;([.N$4]/16)*[.$C56]/12)" office:value-type="float" office:value="0.965211783345907">
            <text:p>0.9652f,</text:p>
          </table:table-cell>
          <table:table-cell table:style-name="ce1" table:formula="of:=POWER(2;([.O$4]/16)*[.$C56]/12)" office:value-type="float" office:value="0.961800230170564">
            <text:p>0.9618f,</text:p>
          </table:table-cell>
          <table:table-cell table:style-name="ce1" table:formula="of:=POWER(2;([.P$4]/16)*[.$C56]/12)" office:value-type="float" office:value="0.958400735172782">
            <text:p>0.9584f,</text:p>
          </table:table-cell>
          <table:table-cell table:style-name="ce1" table:formula="of:=POWER(2;([.Q$4]/16)*[.$C56]/12)" office:value-type="float" office:value="0.955013255732781">
            <text:p>0.9550f,</text:p>
          </table:table-cell>
          <table:table-cell table:style-name="ce1" table:formula="of:=POWER(2;([.R$4]/16)*[.$C56]/12)" office:value-type="float" office:value="0.951637749381423">
            <text:p>0.9516f,</text:p>
          </table:table-cell>
          <table:table-cell table:style-name="ce1" table:formula="of:=POWER(2;([.S$4]/16)*[.$C56]/12)" office:value-type="float" office:value="0.948274173799674">
            <text:p>0.9483f,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f:=SIN(([.B57]/64)*(2*3.14159265))" office:value-type="float" office:value="-0.956940337392995">
            <text:p>-0.9569f,</text:p>
          </table:table-cell>
          <table:table-cell table:formula="of:=POWER(2;([.D$4]/16)*[.$C57]/12)" office:value-type="float" office:value="1">
            <text:p>1.0000f,</text:p>
          </table:table-cell>
          <table:table-cell table:style-name="ce1" table:formula="of:=POWER(2;([.E$4]/16)*[.$C57]/12)" office:value-type="float" office:value="0.996551270488198">
            <text:p>0.9966f,</text:p>
          </table:table-cell>
          <table:table-cell table:style-name="ce1" table:formula="of:=POWER(2;([.F$4]/16)*[.$C57]/12)" office:value-type="float" office:value="0.993114434711642">
            <text:p>0.9931f,</text:p>
          </table:table-cell>
          <table:table-cell table:style-name="ce1" table:formula="of:=POWER(2;([.G$4]/16)*[.$C57]/12)" office:value-type="float" office:value="0.989689451652056">
            <text:p>0.9897f,</text:p>
          </table:table-cell>
          <table:table-cell table:style-name="ce1" table:formula="of:=POWER(2;([.H$4]/16)*[.$C57]/12)" office:value-type="float" office:value="0.986276280432625">
            <text:p>0.9863f,</text:p>
          </table:table-cell>
          <table:table-cell table:style-name="ce1" table:formula="of:=POWER(2;([.I$4]/16)*[.$C57]/12)" office:value-type="float" office:value="0.982874880317507">
            <text:p>0.9829f,</text:p>
          </table:table-cell>
          <table:table-cell table:style-name="ce1" table:formula="of:=POWER(2;([.J$4]/16)*[.$C57]/12)" office:value-type="float" office:value="0.979485210711348">
            <text:p>0.9795f,</text:p>
          </table:table-cell>
          <table:table-cell table:style-name="ce1" table:formula="of:=POWER(2;([.K$4]/16)*[.$C57]/12)" office:value-type="float" office:value="0.976107231158794">
            <text:p>0.9761f,</text:p>
          </table:table-cell>
          <table:table-cell table:style-name="ce1" table:formula="of:=POWER(2;([.L$4]/16)*[.$C57]/12)" office:value-type="float" office:value="0.972740901344014">
            <text:p>0.9727f,</text:p>
          </table:table-cell>
          <table:table-cell table:style-name="ce1" table:formula="of:=POWER(2;([.M$4]/16)*[.$C57]/12)" office:value-type="float" office:value="0.969386181090213">
            <text:p>0.9694f,</text:p>
          </table:table-cell>
          <table:table-cell table:style-name="ce1" table:formula="of:=POWER(2;([.N$4]/16)*[.$C57]/12)" office:value-type="float" office:value="0.966043030359154">
            <text:p>0.9660f,</text:p>
          </table:table-cell>
          <table:table-cell table:style-name="ce1" table:formula="of:=POWER(2;([.O$4]/16)*[.$C57]/12)" office:value-type="float" office:value="0.962711409250684">
            <text:p>0.9627f,</text:p>
          </table:table-cell>
          <table:table-cell table:style-name="ce1" table:formula="of:=POWER(2;([.P$4]/16)*[.$C57]/12)" office:value-type="float" office:value="0.959391278002253">
            <text:p>0.9594f,</text:p>
          </table:table-cell>
          <table:table-cell table:style-name="ce1" table:formula="of:=POWER(2;([.Q$4]/16)*[.$C57]/12)" office:value-type="float" office:value="0.956082596988442">
            <text:p>0.9561f,</text:p>
          </table:table-cell>
          <table:table-cell table:style-name="ce1" table:formula="of:=POWER(2;([.R$4]/16)*[.$C57]/12)" office:value-type="float" office:value="0.952785326720488">
            <text:p>0.9528f,</text:p>
          </table:table-cell>
          <table:table-cell table:style-name="ce1" table:formula="of:=POWER(2;([.S$4]/16)*[.$C57]/12)" office:value-type="float" office:value="0.949499427845816">
            <text:p>0.9495f,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SIN(([.B58]/64)*(2*3.14159265))" office:value-type="float" office:value="-0.923879534743637">
            <text:p>-0.9239f,</text:p>
          </table:table-cell>
          <table:table-cell table:formula="of:=POWER(2;([.D$4]/16)*[.$C58]/12)" office:value-type="float" office:value="1">
            <text:p>1.0000f,</text:p>
          </table:table-cell>
          <table:table-cell table:style-name="ce1" table:formula="of:=POWER(2;([.E$4]/16)*[.$C58]/12)" office:value-type="float" office:value="0.996670220144181">
            <text:p>0.9967f,</text:p>
          </table:table-cell>
          <table:table-cell table:style-name="ce1" table:formula="of:=POWER(2;([.F$4]/16)*[.$C58]/12)" office:value-type="float" office:value="0.993351527722251">
            <text:p>0.9934f,</text:p>
          </table:table-cell>
          <table:table-cell table:style-name="ce1" table:formula="of:=POWER(2;([.G$4]/16)*[.$C58]/12)" office:value-type="float" office:value="0.990043885815495">
            <text:p>0.9900f,</text:p>
          </table:table-cell>
          <table:table-cell table:style-name="ce1" table:formula="of:=POWER(2;([.H$4]/16)*[.$C58]/12)" office:value-type="float" office:value="0.98674725762813">
            <text:p>0.9867f,</text:p>
          </table:table-cell>
          <table:table-cell table:style-name="ce1" table:formula="of:=POWER(2;([.I$4]/16)*[.$C58]/12)" office:value-type="float" office:value="0.983461606486896">
            <text:p>0.9835f,</text:p>
          </table:table-cell>
          <table:table-cell table:style-name="ce1" table:formula="of:=POWER(2;([.J$4]/16)*[.$C58]/12)" office:value-type="float" office:value="0.980186895840645">
            <text:p>0.9802f,</text:p>
          </table:table-cell>
          <table:table-cell table:style-name="ce1" table:formula="of:=POWER(2;([.K$4]/16)*[.$C58]/12)" office:value-type="float" office:value="0.976923089259937">
            <text:p>0.9769f,</text:p>
          </table:table-cell>
          <table:table-cell table:style-name="ce1" table:formula="of:=POWER(2;([.L$4]/16)*[.$C58]/12)" office:value-type="float" office:value="0.973670150436636">
            <text:p>0.9737f,</text:p>
          </table:table-cell>
          <table:table-cell table:style-name="ce1" table:formula="of:=POWER(2;([.M$4]/16)*[.$C58]/12)" office:value-type="float" office:value="0.9704280431835">
            <text:p>0.9704f,</text:p>
          </table:table-cell>
          <table:table-cell table:style-name="ce1" table:formula="of:=POWER(2;([.N$4]/16)*[.$C58]/12)" office:value-type="float" office:value="0.967196731433786">
            <text:p>0.9672f,</text:p>
          </table:table-cell>
          <table:table-cell table:style-name="ce1" table:formula="of:=POWER(2;([.O$4]/16)*[.$C58]/12)" office:value-type="float" office:value="0.963976179240844">
            <text:p>0.9640f,</text:p>
          </table:table-cell>
          <table:table-cell table:style-name="ce1" table:formula="of:=POWER(2;([.P$4]/16)*[.$C58]/12)" office:value-type="float" office:value="0.960766350777719">
            <text:p>0.9608f,</text:p>
          </table:table-cell>
          <table:table-cell table:style-name="ce1" table:formula="of:=POWER(2;([.Q$4]/16)*[.$C58]/12)" office:value-type="float" office:value="0.957567210336751">
            <text:p>0.9576f,</text:p>
          </table:table-cell>
          <table:table-cell table:style-name="ce1" table:formula="of:=POWER(2;([.R$4]/16)*[.$C58]/12)" office:value-type="float" office:value="0.954378722329179">
            <text:p>0.9544f,</text:p>
          </table:table-cell>
          <table:table-cell table:style-name="ce1" table:formula="of:=POWER(2;([.S$4]/16)*[.$C58]/12)" office:value-type="float" office:value="0.951200851284746">
            <text:p>0.9512f,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f:=SIN(([.B59]/64)*(2*3.14159265))" office:value-type="float" office:value="-0.881921267151089">
            <text:p>-0.8819f,</text:p>
          </table:table-cell>
          <table:table-cell table:formula="of:=POWER(2;([.D$4]/16)*[.$C59]/12)" office:value-type="float" office:value="1">
            <text:p>1.0000f,</text:p>
          </table:table-cell>
          <table:table-cell table:style-name="ce1" table:formula="of:=POWER(2;([.E$4]/16)*[.$C59]/12)" office:value-type="float" office:value="0.996821202485433">
            <text:p>0.9968f,</text:p>
          </table:table-cell>
          <table:table-cell table:style-name="ce1" table:formula="of:=POWER(2;([.F$4]/16)*[.$C59]/12)" office:value-type="float" office:value="0.993652509724504">
            <text:p>0.9937f,</text:p>
          </table:table-cell>
          <table:table-cell table:style-name="ce1" table:formula="of:=POWER(2;([.G$4]/16)*[.$C59]/12)" office:value-type="float" office:value="0.990493889596248">
            <text:p>0.9905f,</text:p>
          </table:table-cell>
          <table:table-cell table:style-name="ce1" table:formula="of:=POWER(2;([.H$4]/16)*[.$C59]/12)" office:value-type="float" office:value="0.987345310081805">
            <text:p>0.9873f,</text:p>
          </table:table-cell>
          <table:table-cell table:style-name="ce1" table:formula="of:=POWER(2;([.I$4]/16)*[.$C59]/12)" office:value-type="float" office:value="0.984206739264098">
            <text:p>0.9842f,</text:p>
          </table:table-cell>
          <table:table-cell table:style-name="ce1" table:formula="of:=POWER(2;([.J$4]/16)*[.$C59]/12)" office:value-type="float" office:value="0.981078145327504">
            <text:p>0.9811f,</text:p>
          </table:table-cell>
          <table:table-cell table:style-name="ce1" table:formula="of:=POWER(2;([.K$4]/16)*[.$C59]/12)" office:value-type="float" office:value="0.977959496557541">
            <text:p>0.9780f,</text:p>
          </table:table-cell>
          <table:table-cell table:style-name="ce1" table:formula="of:=POWER(2;([.L$4]/16)*[.$C59]/12)" office:value-type="float" office:value="0.974850761340536">
            <text:p>0.9749f,</text:p>
          </table:table-cell>
          <table:table-cell table:style-name="ce1" table:formula="of:=POWER(2;([.M$4]/16)*[.$C59]/12)" office:value-type="float" office:value="0.971751908163313">
            <text:p>0.9718f,</text:p>
          </table:table-cell>
          <table:table-cell table:style-name="ce1" table:formula="of:=POWER(2;([.N$4]/16)*[.$C59]/12)" office:value-type="float" office:value="0.968662905612868">
            <text:p>0.9687f,</text:p>
          </table:table-cell>
          <table:table-cell table:style-name="ce1" table:formula="of:=POWER(2;([.O$4]/16)*[.$C59]/12)" office:value-type="float" office:value="0.965583722376052">
            <text:p>0.9656f,</text:p>
          </table:table-cell>
          <table:table-cell table:style-name="ce1" table:formula="of:=POWER(2;([.P$4]/16)*[.$C59]/12)" office:value-type="float" office:value="0.962514327239256">
            <text:p>0.9625f,</text:p>
          </table:table-cell>
          <table:table-cell table:style-name="ce1" table:formula="of:=POWER(2;([.Q$4]/16)*[.$C59]/12)" office:value-type="float" office:value="0.959454689088092">
            <text:p>0.9595f,</text:p>
          </table:table-cell>
          <table:table-cell table:style-name="ce1" table:formula="of:=POWER(2;([.R$4]/16)*[.$C59]/12)" office:value-type="float" office:value="0.956404776907079">
            <text:p>0.9564f,</text:p>
          </table:table-cell>
          <table:table-cell table:style-name="ce1" table:formula="of:=POWER(2;([.S$4]/16)*[.$C59]/12)" office:value-type="float" office:value="0.953364559779327">
            <text:p>0.9534f,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SIN(([.B60]/64)*(2*3.14159265))" office:value-type="float" office:value="-0.831469615668065">
            <text:p>-0.8315f,</text:p>
          </table:table-cell>
          <table:table-cell table:formula="of:=POWER(2;([.D$4]/16)*[.$C60]/12)" office:value-type="float" office:value="1">
            <text:p>1.0000f,</text:p>
          </table:table-cell>
          <table:table-cell table:style-name="ce1" table:formula="of:=POWER(2;([.E$4]/16)*[.$C60]/12)" office:value-type="float" office:value="0.997002777646263">
            <text:p>0.9970f,</text:p>
          </table:table-cell>
          <table:table-cell table:style-name="ce1" table:formula="of:=POWER(2;([.F$4]/16)*[.$C60]/12)" office:value-type="float" office:value="0.994014538634363">
            <text:p>0.9940f,</text:p>
          </table:table-cell>
          <table:table-cell table:style-name="ce1" table:formula="of:=POWER(2;([.G$4]/16)*[.$C60]/12)" office:value-type="float" office:value="0.991035256039229">
            <text:p>0.9910f,</text:p>
          </table:table-cell>
          <table:table-cell table:style-name="ce1" table:formula="of:=POWER(2;([.H$4]/16)*[.$C60]/12)" office:value-type="float" office:value="0.988064903016486">
            <text:p>0.9881f,</text:p>
          </table:table-cell>
          <table:table-cell table:style-name="ce1" table:formula="of:=POWER(2;([.I$4]/16)*[.$C60]/12)" office:value-type="float" office:value="0.985103452802222">
            <text:p>0.9851f,</text:p>
          </table:table-cell>
          <table:table-cell table:style-name="ce1" table:formula="of:=POWER(2;([.J$4]/16)*[.$C60]/12)" office:value-type="float" office:value="0.982150878712739">
            <text:p>0.9822f,</text:p>
          </table:table-cell>
          <table:table-cell table:style-name="ce1" table:formula="of:=POWER(2;([.K$4]/16)*[.$C60]/12)" office:value-type="float" office:value="0.979207154144319">
            <text:p>0.9792f,</text:p>
          </table:table-cell>
          <table:table-cell table:style-name="ce1" table:formula="of:=POWER(2;([.L$4]/16)*[.$C60]/12)" office:value-type="float" office:value="0.976272252572978">
            <text:p>0.9763f,</text:p>
          </table:table-cell>
          <table:table-cell table:style-name="ce1" table:formula="of:=POWER(2;([.M$4]/16)*[.$C60]/12)" office:value-type="float" office:value="0.973346147554233">
            <text:p>0.9733f,</text:p>
          </table:table-cell>
          <table:table-cell table:style-name="ce1" table:formula="of:=POWER(2;([.N$4]/16)*[.$C60]/12)" office:value-type="float" office:value="0.970428812722859">
            <text:p>0.9704f,</text:p>
          </table:table-cell>
          <table:table-cell table:style-name="ce1" table:formula="of:=POWER(2;([.O$4]/16)*[.$C60]/12)" office:value-type="float" office:value="0.967520221792655">
            <text:p>0.9675f,</text:p>
          </table:table-cell>
          <table:table-cell table:style-name="ce1" table:formula="of:=POWER(2;([.P$4]/16)*[.$C60]/12)" office:value-type="float" office:value="0.964620348556206">
            <text:p>0.9646f,</text:p>
          </table:table-cell>
          <table:table-cell table:style-name="ce1" table:formula="of:=POWER(2;([.Q$4]/16)*[.$C60]/12)" office:value-type="float" office:value="0.961729166884643">
            <text:p>0.9617f,</text:p>
          </table:table-cell>
          <table:table-cell table:style-name="ce1" table:formula="of:=POWER(2;([.R$4]/16)*[.$C60]/12)" office:value-type="float" office:value="0.958846650727415">
            <text:p>0.9588f,</text:p>
          </table:table-cell>
          <table:table-cell table:style-name="ce1" table:formula="of:=POWER(2;([.S$4]/16)*[.$C60]/12)" office:value-type="float" office:value="0.955972774112049">
            <text:p>0.9560f,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f:=SIN(([.B61]/64)*(2*3.14159265))" office:value-type="float" office:value="-0.773010457276916">
            <text:p>-0.7730f,</text:p>
          </table:table-cell>
          <table:table-cell table:formula="of:=POWER(2;([.D$4]/16)*[.$C61]/12)" office:value-type="float" office:value="1">
            <text:p>1.0000f,</text:p>
          </table:table-cell>
          <table:table-cell table:style-name="ce1" table:formula="of:=POWER(2;([.E$4]/16)*[.$C61]/12)" office:value-type="float" office:value="0.997213213137534">
            <text:p>0.9972f,</text:p>
          </table:table-cell>
          <table:table-cell table:style-name="ce1" table:formula="of:=POWER(2;([.F$4]/16)*[.$C61]/12)" office:value-type="float" office:value="0.994434192456085">
            <text:p>0.9944f,</text:p>
          </table:table-cell>
          <table:table-cell table:style-name="ce1" table:formula="of:=POWER(2;([.G$4]/16)*[.$C61]/12)" office:value-type="float" office:value="0.991662916312961">
            <text:p>0.9917f,</text:p>
          </table:table-cell>
          <table:table-cell table:style-name="ce1" table:formula="of:=POWER(2;([.H$4]/16)*[.$C61]/12)" office:value-type="float" office:value="0.988899363125785">
            <text:p>0.9889f,</text:p>
          </table:table-cell>
          <table:table-cell table:style-name="ce1" table:formula="of:=POWER(2;([.I$4]/16)*[.$C61]/12)" office:value-type="float" office:value="0.986143511372326">
            <text:p>0.9861f,</text:p>
          </table:table-cell>
          <table:table-cell table:style-name="ce1" table:formula="of:=POWER(2;([.J$4]/16)*[.$C61]/12)" office:value-type="float" office:value="0.983395339590327">
            <text:p>0.9834f,</text:p>
          </table:table-cell>
          <table:table-cell table:style-name="ce1" table:formula="of:=POWER(2;([.K$4]/16)*[.$C61]/12)" office:value-type="float" office:value="0.980654826377346">
            <text:p>0.9807f,</text:p>
          </table:table-cell>
          <table:table-cell table:style-name="ce1" table:formula="of:=POWER(2;([.L$4]/16)*[.$C61]/12)" office:value-type="float" office:value="0.977921950390584">
            <text:p>0.9779f,</text:p>
          </table:table-cell>
          <table:table-cell table:style-name="ce1" table:formula="of:=POWER(2;([.M$4]/16)*[.$C61]/12)" office:value-type="float" office:value="0.975196690346719">
            <text:p>0.9752f,</text:p>
          </table:table-cell>
          <table:table-cell table:style-name="ce1" table:formula="of:=POWER(2;([.N$4]/16)*[.$C61]/12)" office:value-type="float" office:value="0.97247902502174">
            <text:p>0.9725f,</text:p>
          </table:table-cell>
          <table:table-cell table:style-name="ce1" table:formula="of:=POWER(2;([.O$4]/16)*[.$C61]/12)" office:value-type="float" office:value="0.969768933250785">
            <text:p>0.9698f,</text:p>
          </table:table-cell>
          <table:table-cell table:style-name="ce1" table:formula="of:=POWER(2;([.P$4]/16)*[.$C61]/12)" office:value-type="float" office:value="0.967066393927975">
            <text:p>0.9671f,</text:p>
          </table:table-cell>
          <table:table-cell table:style-name="ce1" table:formula="of:=POWER(2;([.Q$4]/16)*[.$C61]/12)" office:value-type="float" office:value="0.964371386006244">
            <text:p>0.9644f,</text:p>
          </table:table-cell>
          <table:table-cell table:style-name="ce1" table:formula="of:=POWER(2;([.R$4]/16)*[.$C61]/12)" office:value-type="float" office:value="0.961683888497183">
            <text:p>0.9617f,</text:p>
          </table:table-cell>
          <table:table-cell table:style-name="ce1" table:formula="of:=POWER(2;([.S$4]/16)*[.$C61]/12)" office:value-type="float" office:value="0.959003880470874">
            <text:p>0.9590f,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SIN(([.B62]/64)*(2*3.14159265))" office:value-type="float" office:value="-0.70710678562869">
            <text:p>-0.7071f,</text:p>
          </table:table-cell>
          <table:table-cell table:formula="of:=POWER(2;([.D$4]/16)*[.$C62]/12)" office:value-type="float" office:value="1">
            <text:p>1.0000f,</text:p>
          </table:table-cell>
          <table:table-cell table:style-name="ce1" table:formula="of:=POWER(2;([.E$4]/16)*[.$C62]/12)" office:value-type="float" office:value="0.997450499911822">
            <text:p>0.9975f,</text:p>
          </table:table-cell>
          <table:table-cell table:style-name="ce1" table:formula="of:=POWER(2;([.F$4]/16)*[.$C62]/12)" office:value-type="float" office:value="0.994907499774345">
            <text:p>0.9949f,</text:p>
          </table:table-cell>
          <table:table-cell table:style-name="ce1" table:formula="of:=POWER(2;([.G$4]/16)*[.$C62]/12)" office:value-type="float" office:value="0.992370983015942">
            <text:p>0.9924f,</text:p>
          </table:table-cell>
          <table:table-cell table:style-name="ce1" table:formula="of:=POWER(2;([.H$4]/16)*[.$C62]/12)" office:value-type="float" office:value="0.989840933107238">
            <text:p>0.9898f,</text:p>
          </table:table-cell>
          <table:table-cell table:style-name="ce1" table:formula="of:=POWER(2;([.I$4]/16)*[.$C62]/12)" office:value-type="float" office:value="0.987317333560999">
            <text:p>0.9873f,</text:p>
          </table:table-cell>
          <table:table-cell table:style-name="ce1" table:formula="of:=POWER(2;([.J$4]/16)*[.$C62]/12)" office:value-type="float" office:value="0.984800167932026">
            <text:p>0.9848f,</text:p>
          </table:table-cell>
          <table:table-cell table:style-name="ce1" table:formula="of:=POWER(2;([.K$4]/16)*[.$C62]/12)" office:value-type="float" office:value="0.982289419817047">
            <text:p>0.9823f,</text:p>
          </table:table-cell>
          <table:table-cell table:style-name="ce1" table:formula="of:=POWER(2;([.L$4]/16)*[.$C62]/12)" office:value-type="float" office:value="0.979785072854607">
            <text:p>0.9798f,</text:p>
          </table:table-cell>
          <table:table-cell table:style-name="ce1" table:formula="of:=POWER(2;([.M$4]/16)*[.$C62]/12)" office:value-type="float" office:value="0.97728711072497">
            <text:p>0.9773f,</text:p>
          </table:table-cell>
          <table:table-cell table:style-name="ce1" table:formula="of:=POWER(2;([.N$4]/16)*[.$C62]/12)" office:value-type="float" office:value="0.974795517150002">
            <text:p>0.9748f,</text:p>
          </table:table-cell>
          <table:table-cell table:style-name="ce1" table:formula="of:=POWER(2;([.O$4]/16)*[.$C62]/12)" office:value-type="float" office:value="0.972310275893073">
            <text:p>0.9723f,</text:p>
          </table:table-cell>
          <table:table-cell table:style-name="ce1" table:formula="of:=POWER(2;([.P$4]/16)*[.$C62]/12)" office:value-type="float" office:value="0.969831370758948">
            <text:p>0.9698f,</text:p>
          </table:table-cell>
          <table:table-cell table:style-name="ce1" table:formula="of:=POWER(2;([.Q$4]/16)*[.$C62]/12)" office:value-type="float" office:value="0.96735878559368">
            <text:p>0.9674f,</text:p>
          </table:table-cell>
          <table:table-cell table:style-name="ce1" table:formula="of:=POWER(2;([.R$4]/16)*[.$C62]/12)" office:value-type="float" office:value="0.96489250428451">
            <text:p>0.9649f,</text:p>
          </table:table-cell>
          <table:table-cell table:style-name="ce1" table:formula="of:=POWER(2;([.S$4]/16)*[.$C62]/12)" office:value-type="float" office:value="0.962432510759755">
            <text:p>0.9624f,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SIN(([.B63]/64)*(2*3.14159265))" office:value-type="float" office:value="-0.63439328910652">
            <text:p>-0.6344f,</text:p>
          </table:table-cell>
          <table:table-cell table:formula="of:=POWER(2;([.D$4]/16)*[.$C63]/12)" office:value-type="float" office:value="1">
            <text:p>1.0000f,</text:p>
          </table:table-cell>
          <table:table-cell table:style-name="ce1" table:formula="of:=POWER(2;([.E$4]/16)*[.$C63]/12)" office:value-type="float" office:value="0.997712371038742">
            <text:p>0.9977f,</text:p>
          </table:table-cell>
          <table:table-cell table:style-name="ce1" table:formula="of:=POWER(2;([.F$4]/16)*[.$C63]/12)" office:value-type="float" office:value="0.995429975323748">
            <text:p>0.9954f,</text:p>
          </table:table-cell>
          <table:table-cell table:style-name="ce1" table:formula="of:=POWER(2;([.G$4]/16)*[.$C63]/12)" office:value-type="float" office:value="0.993152800883294">
            <text:p>0.9932f,</text:p>
          </table:table-cell>
          <table:table-cell table:style-name="ce1" table:formula="of:=POWER(2;([.H$4]/16)*[.$C63]/12)" office:value-type="float" office:value="0.990880835773038">
            <text:p>0.9909f,</text:p>
          </table:table-cell>
          <table:table-cell table:style-name="ce1" table:formula="of:=POWER(2;([.I$4]/16)*[.$C63]/12)" office:value-type="float" office:value="0.988614068075969">
            <text:p>0.9886f,</text:p>
          </table:table-cell>
          <table:table-cell table:style-name="ce1" table:formula="of:=POWER(2;([.J$4]/16)*[.$C63]/12)" office:value-type="float" office:value="0.986352485902331">
            <text:p>0.9864f,</text:p>
          </table:table-cell>
          <table:table-cell table:style-name="ce1" table:formula="of:=POWER(2;([.K$4]/16)*[.$C63]/12)" office:value-type="float" office:value="0.984096077389572">
            <text:p>0.9841f,</text:p>
          </table:table-cell>
          <table:table-cell table:style-name="ce1" table:formula="of:=POWER(2;([.L$4]/16)*[.$C63]/12)" office:value-type="float" office:value="0.981844830702275">
            <text:p>0.9818f,</text:p>
          </table:table-cell>
          <table:table-cell table:style-name="ce1" table:formula="of:=POWER(2;([.M$4]/16)*[.$C63]/12)" office:value-type="float" office:value="0.979598734032099">
            <text:p>0.9796f,</text:p>
          </table:table-cell>
          <table:table-cell table:style-name="ce1" table:formula="of:=POWER(2;([.N$4]/16)*[.$C63]/12)" office:value-type="float" office:value="0.977357775597716">
            <text:p>0.9774f,</text:p>
          </table:table-cell>
          <table:table-cell table:style-name="ce1" table:formula="of:=POWER(2;([.O$4]/16)*[.$C63]/12)" office:value-type="float" office:value="0.975121943644748">
            <text:p>0.9751f,</text:p>
          </table:table-cell>
          <table:table-cell table:style-name="ce1" table:formula="of:=POWER(2;([.P$4]/16)*[.$C63]/12)" office:value-type="float" office:value="0.972891226445708">
            <text:p>0.9729f,</text:p>
          </table:table-cell>
          <table:table-cell table:style-name="ce1" table:formula="of:=POWER(2;([.Q$4]/16)*[.$C63]/12)" office:value-type="float" office:value="0.970665612299937">
            <text:p>0.9707f,</text:p>
          </table:table-cell>
          <table:table-cell table:style-name="ce1" table:formula="of:=POWER(2;([.R$4]/16)*[.$C63]/12)" office:value-type="float" office:value="0.968445089533542">
            <text:p>0.9684f,</text:p>
          </table:table-cell>
          <table:table-cell table:style-name="ce1" table:formula="of:=POWER(2;([.S$4]/16)*[.$C63]/12)" office:value-type="float" office:value="0.966229646499338">
            <text:p>0.9662f,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f:=SIN(([.B64]/64)*(2*3.14159265))" office:value-type="float" office:value="-0.555570238429559">
            <text:p>-0.5556f,</text:p>
          </table:table-cell>
          <table:table-cell table:formula="of:=POWER(2;([.D$4]/16)*[.$C64]/12)" office:value-type="float" office:value="1">
            <text:p>1.0000f,</text:p>
          </table:table-cell>
          <table:table-cell table:style-name="ce1" table:formula="of:=POWER(2;([.E$4]/16)*[.$C64]/12)" office:value-type="float" office:value="0.997996322836264">
            <text:p>0.9980f,</text:p>
          </table:table-cell>
          <table:table-cell table:style-name="ce1" table:formula="of:=POWER(2;([.F$4]/16)*[.$C64]/12)" office:value-type="float" office:value="0.995996660394704">
            <text:p>0.9960f,</text:p>
          </table:table-cell>
          <table:table-cell table:style-name="ce1" table:formula="of:=POWER(2;([.G$4]/16)*[.$C64]/12)" office:value-type="float" office:value="0.994001004631114">
            <text:p>0.9940f,</text:p>
          </table:table-cell>
          <table:table-cell table:style-name="ce1" table:formula="of:=POWER(2;([.H$4]/16)*[.$C64]/12)" office:value-type="float" office:value="0.992009347517403">
            <text:p>0.9920f,</text:p>
          </table:table-cell>
          <table:table-cell table:style-name="ce1" table:formula="of:=POWER(2;([.I$4]/16)*[.$C64]/12)" office:value-type="float" office:value="0.99002168104157">
            <text:p>0.9900f,</text:p>
          </table:table-cell>
          <table:table-cell table:style-name="ce1" table:formula="of:=POWER(2;([.J$4]/16)*[.$C64]/12)" office:value-type="float" office:value="0.988037997207663">
            <text:p>0.9880f,</text:p>
          </table:table-cell>
          <table:table-cell table:style-name="ce1" table:formula="of:=POWER(2;([.K$4]/16)*[.$C64]/12)" office:value-type="float" office:value="0.986058288035754">
            <text:p>0.9861f,</text:p>
          </table:table-cell>
          <table:table-cell table:style-name="ce1" table:formula="of:=POWER(2;([.L$4]/16)*[.$C64]/12)" office:value-type="float" office:value="0.984082545561904">
            <text:p>0.9841f,</text:p>
          </table:table-cell>
          <table:table-cell table:style-name="ce1" table:formula="of:=POWER(2;([.M$4]/16)*[.$C64]/12)" office:value-type="float" office:value="0.98211076183813">
            <text:p>0.9821f,</text:p>
          </table:table-cell>
          <table:table-cell table:style-name="ce1" table:formula="of:=POWER(2;([.N$4]/16)*[.$C64]/12)" office:value-type="float" office:value="0.980142928932376">
            <text:p>0.9801f,</text:p>
          </table:table-cell>
          <table:table-cell table:style-name="ce1" table:formula="of:=POWER(2;([.O$4]/16)*[.$C64]/12)" office:value-type="float" office:value="0.978179038928476">
            <text:p>0.9782f,</text:p>
          </table:table-cell>
          <table:table-cell table:style-name="ce1" table:formula="of:=POWER(2;([.P$4]/16)*[.$C64]/12)" office:value-type="float" office:value="0.97621908392613">
            <text:p>0.9762f,</text:p>
          </table:table-cell>
          <table:table-cell table:style-name="ce1" table:formula="of:=POWER(2;([.Q$4]/16)*[.$C64]/12)" office:value-type="float" office:value="0.974263056040864">
            <text:p>0.9743f,</text:p>
          </table:table-cell>
          <table:table-cell table:style-name="ce1" table:formula="of:=POWER(2;([.R$4]/16)*[.$C64]/12)" office:value-type="float" office:value="0.972310947404003">
            <text:p>0.9723f,</text:p>
          </table:table-cell>
          <table:table-cell table:style-name="ce1" table:formula="of:=POWER(2;([.S$4]/16)*[.$C64]/12)" office:value-type="float" office:value="0.970362750162638">
            <text:p>0.9704f,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f:=SIN(([.B65]/64)*(2*3.14159265))" office:value-type="float" office:value="-0.471396742663153">
            <text:p>-0.4714f,</text:p>
          </table:table-cell>
          <table:table-cell table:formula="of:=POWER(2;([.D$4]/16)*[.$C65]/12)" office:value-type="float" office:value="1">
            <text:p>1.0000f,</text:p>
          </table:table-cell>
          <table:table-cell table:style-name="ce1" table:formula="of:=POWER(2;([.E$4]/16)*[.$C65]/12)" office:value-type="float" office:value="0.998299638281302">
            <text:p>0.9983f,</text:p>
          </table:table-cell>
          <table:table-cell table:style-name="ce1" table:formula="of:=POWER(2;([.F$4]/16)*[.$C65]/12)" office:value-type="float" office:value="0.996602167792578">
            <text:p>0.9966f,</text:p>
          </table:table-cell>
          <table:table-cell table:style-name="ce1" table:formula="of:=POWER(2;([.G$4]/16)*[.$C65]/12)" office:value-type="float" office:value="0.994907583617692">
            <text:p>0.9949f,</text:p>
          </table:table-cell>
          <table:table-cell table:style-name="ce1" table:formula="of:=POWER(2;([.H$4]/16)*[.$C65]/12)" office:value-type="float" office:value="0.993215880848866">
            <text:p>0.9932f,</text:p>
          </table:table-cell>
          <table:table-cell table:style-name="ce1" table:formula="of:=POWER(2;([.I$4]/16)*[.$C65]/12)" office:value-type="float" office:value="0.991527054586668">
            <text:p>0.9915f,</text:p>
          </table:table-cell>
          <table:table-cell table:style-name="ce1" table:formula="of:=POWER(2;([.J$4]/16)*[.$C65]/12)" office:value-type="float" office:value="0.989841099939996">
            <text:p>0.9898f,</text:p>
          </table:table-cell>
          <table:table-cell table:style-name="ce1" table:formula="of:=POWER(2;([.K$4]/16)*[.$C65]/12)" office:value-type="float" office:value="0.988158012026064">
            <text:p>0.9882f,</text:p>
          </table:table-cell>
          <table:table-cell table:style-name="ce1" table:formula="of:=POWER(2;([.L$4]/16)*[.$C65]/12)" office:value-type="float" office:value="0.98647778597039">
            <text:p>0.9865f,</text:p>
          </table:table-cell>
          <table:table-cell table:style-name="ce1" table:formula="of:=POWER(2;([.M$4]/16)*[.$C65]/12)" office:value-type="float" office:value="0.98480041690678">
            <text:p>0.9848f,</text:p>
          </table:table-cell>
          <table:table-cell table:style-name="ce1" table:formula="of:=POWER(2;([.N$4]/16)*[.$C65]/12)" office:value-type="float" office:value="0.983125899977314">
            <text:p>0.9831f,</text:p>
          </table:table-cell>
          <table:table-cell table:style-name="ce1" table:formula="of:=POWER(2;([.O$4]/16)*[.$C65]/12)" office:value-type="float" office:value="0.981454230332332">
            <text:p>0.9815f,</text:p>
          </table:table-cell>
          <table:table-cell table:style-name="ce1" table:formula="of:=POWER(2;([.P$4]/16)*[.$C65]/12)" office:value-type="float" office:value="0.97978540313042">
            <text:p>0.9798f,</text:p>
          </table:table-cell>
          <table:table-cell table:style-name="ce1" table:formula="of:=POWER(2;([.Q$4]/16)*[.$C65]/12)" office:value-type="float" office:value="0.978119413538398">
            <text:p>0.9781f,</text:p>
          </table:table-cell>
          <table:table-cell table:style-name="ce1" table:formula="of:=POWER(2;([.R$4]/16)*[.$C65]/12)" office:value-type="float" office:value="0.976456256731302">
            <text:p>0.9765f,</text:p>
          </table:table-cell>
          <table:table-cell table:style-name="ce1" table:formula="of:=POWER(2;([.S$4]/16)*[.$C65]/12)" office:value-type="float" office:value="0.974795927892373">
            <text:p>0.9748f,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SIN(([.B66]/64)*(2*3.14159265))" office:value-type="float" office:value="-0.382683438583595">
            <text:p>-0.3827f,</text:p>
          </table:table-cell>
          <table:table-cell table:formula="of:=POWER(2;([.D$4]/16)*[.$C66]/12)" office:value-type="float" office:value="1">
            <text:p>1.0000f,</text:p>
          </table:table-cell>
          <table:table-cell table:style-name="ce1" table:formula="of:=POWER(2;([.E$4]/16)*[.$C66]/12)" office:value-type="float" office:value="0.998619412500947">
            <text:p>0.9986f,</text:p>
          </table:table-cell>
          <table:table-cell table:style-name="ce1" table:formula="of:=POWER(2;([.F$4]/16)*[.$C66]/12)" office:value-type="float" office:value="0.997240731023736">
            <text:p>0.9972f,</text:p>
          </table:table-cell>
          <table:table-cell table:style-name="ce1" table:formula="of:=POWER(2;([.G$4]/16)*[.$C66]/12)" office:value-type="float" office:value="0.995863952936938">
            <text:p>0.9959f,</text:p>
          </table:table-cell>
          <table:table-cell table:style-name="ce1" table:formula="of:=POWER(2;([.H$4]/16)*[.$C66]/12)" office:value-type="float" office:value="0.994489075612755">
            <text:p>0.9945f,</text:p>
          </table:table-cell>
          <table:table-cell table:style-name="ce1" table:formula="of:=POWER(2;([.I$4]/16)*[.$C66]/12)" office:value-type="float" office:value="0.993116096427019">
            <text:p>0.9931f,</text:p>
          </table:table-cell>
          <table:table-cell table:style-name="ce1" table:formula="of:=POWER(2;([.J$4]/16)*[.$C66]/12)" office:value-type="float" office:value="0.991745012759183">
            <text:p>0.9917f,</text:p>
          </table:table-cell>
          <table:table-cell table:style-name="ce1" table:formula="of:=POWER(2;([.K$4]/16)*[.$C66]/12)" office:value-type="float" office:value="0.99037582199232">
            <text:p>0.9904f,</text:p>
          </table:table-cell>
          <table:table-cell table:style-name="ce1" table:formula="of:=POWER(2;([.L$4]/16)*[.$C66]/12)" office:value-type="float" office:value="0.989008521513112">
            <text:p>0.9890f,</text:p>
          </table:table-cell>
          <table:table-cell table:style-name="ce1" table:formula="of:=POWER(2;([.M$4]/16)*[.$C66]/12)" office:value-type="float" office:value="0.987643108711854">
            <text:p>0.9876f,</text:p>
          </table:table-cell>
          <table:table-cell table:style-name="ce1" table:formula="of:=POWER(2;([.N$4]/16)*[.$C66]/12)" office:value-type="float" office:value="0.986279580982441">
            <text:p>0.9863f,</text:p>
          </table:table-cell>
          <table:table-cell table:style-name="ce1" table:formula="of:=POWER(2;([.O$4]/16)*[.$C66]/12)" office:value-type="float" office:value="0.984917935722365">
            <text:p>0.9849f,</text:p>
          </table:table-cell>
          <table:table-cell table:style-name="ce1" table:formula="of:=POWER(2;([.P$4]/16)*[.$C66]/12)" office:value-type="float" office:value="0.983558170332713">
            <text:p>0.9836f,</text:p>
          </table:table-cell>
          <table:table-cell table:style-name="ce1" table:formula="of:=POWER(2;([.Q$4]/16)*[.$C66]/12)" office:value-type="float" office:value="0.98220028221816">
            <text:p>0.9822f,</text:p>
          </table:table-cell>
          <table:table-cell table:style-name="ce1" table:formula="of:=POWER(2;([.R$4]/16)*[.$C66]/12)" office:value-type="float" office:value="0.980844268786963">
            <text:p>0.9808f,</text:p>
          </table:table-cell>
          <table:table-cell table:style-name="ce1" table:formula="of:=POWER(2;([.S$4]/16)*[.$C66]/12)" office:value-type="float" office:value="0.979490127450958">
            <text:p>0.9795f,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f:=SIN(([.B67]/64)*(2*3.14159265))" office:value-type="float" office:value="-0.290284683802846">
            <text:p>-0.2903f,</text:p>
          </table:table-cell>
          <table:table-cell table:formula="of:=POWER(2;([.D$4]/16)*[.$C67]/12)" office:value-type="float" office:value="1">
            <text:p>1.0000f,</text:p>
          </table:table-cell>
          <table:table-cell table:style-name="ce1" table:formula="of:=POWER(2;([.E$4]/16)*[.$C67]/12)" office:value-type="float" office:value="0.998952580124736">
            <text:p>0.9990f,</text:p>
          </table:table-cell>
          <table:table-cell table:style-name="ce1" table:formula="of:=POWER(2;([.F$4]/16)*[.$C67]/12)" office:value-type="float" office:value="0.997906257337866">
            <text:p>0.9979f,</text:p>
          </table:table-cell>
          <table:table-cell table:style-name="ce1" table:formula="of:=POWER(2;([.G$4]/16)*[.$C67]/12)" office:value-type="float" office:value="0.99686103049028">
            <text:p>0.9969f,</text:p>
          </table:table-cell>
          <table:table-cell table:style-name="ce1" table:formula="of:=POWER(2;([.H$4]/16)*[.$C67]/12)" office:value-type="float" office:value="0.995816898434068">
            <text:p>0.9958f,</text:p>
          </table:table-cell>
          <table:table-cell table:style-name="ce1" table:formula="of:=POWER(2;([.I$4]/16)*[.$C67]/12)" office:value-type="float" office:value="0.994773860022524">
            <text:p>0.9948f,</text:p>
          </table:table-cell>
          <table:table-cell table:style-name="ce1" table:formula="of:=POWER(2;([.J$4]/16)*[.$C67]/12)" office:value-type="float" office:value="0.993731914110143">
            <text:p>0.9937f,</text:p>
          </table:table-cell>
          <table:table-cell table:style-name="ce1" table:formula="of:=POWER(2;([.K$4]/16)*[.$C67]/12)" office:value-type="float" office:value="0.99269105955262">
            <text:p>0.9927f,</text:p>
          </table:table-cell>
          <table:table-cell table:style-name="ce1" table:formula="of:=POWER(2;([.L$4]/16)*[.$C67]/12)" office:value-type="float" office:value="0.991651295206847">
            <text:p>0.9917f,</text:p>
          </table:table-cell>
          <table:table-cell table:style-name="ce1" table:formula="of:=POWER(2;([.M$4]/16)*[.$C67]/12)" office:value-type="float" office:value="0.990612619930916">
            <text:p>0.9906f,</text:p>
          </table:table-cell>
          <table:table-cell table:style-name="ce1" table:formula="of:=POWER(2;([.N$4]/16)*[.$C67]/12)" office:value-type="float" office:value="0.989575032584113">
            <text:p>0.9896f,</text:p>
          </table:table-cell>
          <table:table-cell table:style-name="ce1" table:formula="of:=POWER(2;([.O$4]/16)*[.$C67]/12)" office:value-type="float" office:value="0.988538532026919">
            <text:p>0.9885f,</text:p>
          </table:table-cell>
          <table:table-cell table:style-name="ce1" table:formula="of:=POWER(2;([.P$4]/16)*[.$C67]/12)" office:value-type="float" office:value="0.987503117121009">
            <text:p>0.9875f,</text:p>
          </table:table-cell>
          <table:table-cell table:style-name="ce1" table:formula="of:=POWER(2;([.Q$4]/16)*[.$C67]/12)" office:value-type="float" office:value="0.986468786729251">
            <text:p>0.9865f,</text:p>
          </table:table-cell>
          <table:table-cell table:style-name="ce1" table:formula="of:=POWER(2;([.R$4]/16)*[.$C67]/12)" office:value-type="float" office:value="0.985435539715703">
            <text:p>0.9854f,</text:p>
          </table:table-cell>
          <table:table-cell table:style-name="ce1" table:formula="of:=POWER(2;([.S$4]/16)*[.$C67]/12)" office:value-type="float" office:value="0.984403374945613">
            <text:p>0.9844f,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f:=SIN(([.B68]/64)*(2*3.14159265))" office:value-type="float" office:value="-0.19509032883771">
            <text:p>-0.1951f,</text:p>
          </table:table-cell>
          <table:table-cell table:formula="of:=POWER(2;([.D$4]/16)*[.$C68]/12)" office:value-type="float" office:value="1">
            <text:p>1.0000f,</text:p>
          </table:table-cell>
          <table:table-cell table:style-name="ce1" table:formula="of:=POWER(2;([.E$4]/16)*[.$C68]/12)" office:value-type="float" office:value="0.999295944258489">
            <text:p>0.9993f,</text:p>
          </table:table-cell>
          <table:table-cell table:style-name="ce1" table:formula="of:=POWER(2;([.F$4]/16)*[.$C68]/12)" office:value-type="float" office:value="0.998592384211466">
            <text:p>0.9986f,</text:p>
          </table:table-cell>
          <table:table-cell table:style-name="ce1" table:formula="of:=POWER(2;([.G$4]/16)*[.$C68]/12)" office:value-type="float" office:value="0.997889319509933">
            <text:p>0.9979f,</text:p>
          </table:table-cell>
          <table:table-cell table:style-name="ce1" table:formula="of:=POWER(2;([.H$4]/16)*[.$C68]/12)" office:value-type="float" office:value="0.99718674980514">
            <text:p>0.9972f,</text:p>
          </table:table-cell>
          <table:table-cell table:style-name="ce1" table:formula="of:=POWER(2;([.I$4]/16)*[.$C68]/12)" office:value-type="float" office:value="0.996484674748582">
            <text:p>0.9965f,</text:p>
          </table:table-cell>
          <table:table-cell table:style-name="ce1" table:formula="of:=POWER(2;([.J$4]/16)*[.$C68]/12)" office:value-type="float" office:value="0.995783093991998">
            <text:p>0.9958f,</text:p>
          </table:table-cell>
          <table:table-cell table:style-name="ce1" table:formula="of:=POWER(2;([.K$4]/16)*[.$C68]/12)" office:value-type="float" office:value="0.995082007187373">
            <text:p>0.9951f,</text:p>
          </table:table-cell>
          <table:table-cell table:style-name="ce1" table:formula="of:=POWER(2;([.L$4]/16)*[.$C68]/12)" office:value-type="float" office:value="0.994381413986939">
            <text:p>0.9944f,</text:p>
          </table:table-cell>
          <table:table-cell table:style-name="ce1" table:formula="of:=POWER(2;([.M$4]/16)*[.$C68]/12)" office:value-type="float" office:value="0.99368131404317">
            <text:p>0.9937f,</text:p>
          </table:table-cell>
          <table:table-cell table:style-name="ce1" table:formula="of:=POWER(2;([.N$4]/16)*[.$C68]/12)" office:value-type="float" office:value="0.992981707008787">
            <text:p>0.9930f,</text:p>
          </table:table-cell>
          <table:table-cell table:style-name="ce1" table:formula="of:=POWER(2;([.O$4]/16)*[.$C68]/12)" office:value-type="float" office:value="0.992282592536752">
            <text:p>0.9923f,</text:p>
          </table:table-cell>
          <table:table-cell table:style-name="ce1" table:formula="of:=POWER(2;([.P$4]/16)*[.$C68]/12)" office:value-type="float" office:value="0.991583970280276">
            <text:p>0.9916f,</text:p>
          </table:table-cell>
          <table:table-cell table:style-name="ce1" table:formula="of:=POWER(2;([.Q$4]/16)*[.$C68]/12)" office:value-type="float" office:value="0.99088583989281">
            <text:p>0.9909f,</text:p>
          </table:table-cell>
          <table:table-cell table:style-name="ce1" table:formula="of:=POWER(2;([.R$4]/16)*[.$C68]/12)" office:value-type="float" office:value="0.990188201028052">
            <text:p>0.9902f,</text:p>
          </table:table-cell>
          <table:table-cell table:style-name="ce1" table:formula="of:=POWER(2;([.S$4]/16)*[.$C68]/12)" office:value-type="float" office:value="0.989491053339942">
            <text:p>0.9895f,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f:=SIN(([.B69]/64)*(2*3.14159265))" office:value-type="float" office:value="-0.0980171473629343">
            <text:p>-0.0980f,</text:p>
          </table:table-cell>
          <table:table-cell table:formula="of:=POWER(2;([.D$4]/16)*[.$C69]/12)" office:value-type="float" office:value="1">
            <text:p>1.0000f,</text:p>
          </table:table-cell>
          <table:table-cell table:style-name="ce1" table:formula="of:=POWER(2;([.E$4]/16)*[.$C69]/12)" office:value-type="float" office:value="0.999646206821753">
            <text:p>0.9996f,</text:p>
          </table:table-cell>
          <table:table-cell table:style-name="ce1" table:formula="of:=POWER(2;([.F$4]/16)*[.$C69]/12)" office:value-type="float" office:value="0.99929253881312">
            <text:p>0.9993f,</text:p>
          </table:table-cell>
          <table:table-cell table:style-name="ce1" table:formula="of:=POWER(2;([.G$4]/16)*[.$C69]/12)" office:value-type="float" office:value="0.998938995929815">
            <text:p>0.9989f,</text:p>
          </table:table-cell>
          <table:table-cell table:style-name="ce1" table:formula="of:=POWER(2;([.H$4]/16)*[.$C69]/12)" office:value-type="float" office:value="0.99858557812757">
            <text:p>0.9986f,</text:p>
          </table:table-cell>
          <table:table-cell table:style-name="ce1" table:formula="of:=POWER(2;([.I$4]/16)*[.$C69]/12)" office:value-type="float" office:value="0.998232285362133">
            <text:p>0.9982f,</text:p>
          </table:table-cell>
          <table:table-cell table:style-name="ce1" table:formula="of:=POWER(2;([.J$4]/16)*[.$C69]/12)" office:value-type="float" office:value="0.997879117589266">
            <text:p>0.9979f,</text:p>
          </table:table-cell>
          <table:table-cell table:style-name="ce1" table:formula="of:=POWER(2;([.K$4]/16)*[.$C69]/12)" office:value-type="float" office:value="0.997526074764748">
            <text:p>0.9975f,</text:p>
          </table:table-cell>
          <table:table-cell table:style-name="ce1" table:formula="of:=POWER(2;([.L$4]/16)*[.$C69]/12)" office:value-type="float" office:value="0.997173156844374">
            <text:p>0.9972f,</text:p>
          </table:table-cell>
          <table:table-cell table:style-name="ce1" table:formula="of:=POWER(2;([.M$4]/16)*[.$C69]/12)" office:value-type="float" office:value="0.996820363783951">
            <text:p>0.9968f,</text:p>
          </table:table-cell>
          <table:table-cell table:style-name="ce1" table:formula="of:=POWER(2;([.N$4]/16)*[.$C69]/12)" office:value-type="float" office:value="0.996467695539307">
            <text:p>0.9965f,</text:p>
          </table:table-cell>
          <table:table-cell table:style-name="ce1" table:formula="of:=POWER(2;([.O$4]/16)*[.$C69]/12)" office:value-type="float" office:value="0.996115152066282">
            <text:p>0.9961f,</text:p>
          </table:table-cell>
          <table:table-cell table:style-name="ce1" table:formula="of:=POWER(2;([.P$4]/16)*[.$C69]/12)" office:value-type="float" office:value="0.995762733320733">
            <text:p>0.9958f,</text:p>
          </table:table-cell>
          <table:table-cell table:style-name="ce1" table:formula="of:=POWER(2;([.Q$4]/16)*[.$C69]/12)" office:value-type="float" office:value="0.995410439258532">
            <text:p>0.9954f,</text:p>
          </table:table-cell>
          <table:table-cell table:style-name="ce1" table:formula="of:=POWER(2;([.R$4]/16)*[.$C69]/12)" office:value-type="float" office:value="0.995058269835567">
            <text:p>0.9951f,</text:p>
          </table:table-cell>
          <table:table-cell table:style-name="ce1" table:formula="of:=POWER(2;([.S$4]/16)*[.$C69]/12)" office:value-type="float" office:value="0.994706225007741">
            <text:p>0.9947f,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SIN(([.B70]/64)*(2*3.14159265))" office:value-type="float" office:value="-0.00000000717958605968322">
            <text:p>0.0000f,</text:p>
          </table:table-cell>
          <table:table-cell table:formula="of:=POWER(2;([.D$4]/16)*[.$C70]/12)" office:value-type="float" office:value="1">
            <text:p>1.0000f,</text:p>
          </table:table-cell>
          <table:table-cell table:style-name="ce1" table:formula="of:=POWER(2;([.E$4]/16)*[.$C70]/12)" office:value-type="float" office:value="0.999999999974081">
            <text:p>1.0000f,</text:p>
          </table:table-cell>
          <table:table-cell table:style-name="ce1" table:formula="of:=POWER(2;([.F$4]/16)*[.$C70]/12)" office:value-type="float" office:value="0.999999999948161">
            <text:p>1.0000f,</text:p>
          </table:table-cell>
          <table:table-cell table:style-name="ce1" table:formula="of:=POWER(2;([.G$4]/16)*[.$C70]/12)" office:value-type="float" office:value="0.999999999922242">
            <text:p>1.0000f,</text:p>
          </table:table-cell>
          <table:table-cell table:style-name="ce1" table:formula="of:=POWER(2;([.H$4]/16)*[.$C70]/12)" office:value-type="float" office:value="0.999999999896323">
            <text:p>1.0000f,</text:p>
          </table:table-cell>
          <table:table-cell table:style-name="ce1" table:formula="of:=POWER(2;([.I$4]/16)*[.$C70]/12)" office:value-type="float" office:value="0.999999999870403">
            <text:p>1.0000f,</text:p>
          </table:table-cell>
          <table:table-cell table:style-name="ce1" table:formula="of:=POWER(2;([.J$4]/16)*[.$C70]/12)" office:value-type="float" office:value="0.999999999844484">
            <text:p>1.0000f,</text:p>
          </table:table-cell>
          <table:table-cell table:style-name="ce1" table:formula="of:=POWER(2;([.K$4]/16)*[.$C70]/12)" office:value-type="float" office:value="0.999999999818565">
            <text:p>1.0000f,</text:p>
          </table:table-cell>
          <table:table-cell table:style-name="ce1" table:formula="of:=POWER(2;([.L$4]/16)*[.$C70]/12)" office:value-type="float" office:value="0.999999999792645">
            <text:p>1.0000f,</text:p>
          </table:table-cell>
          <table:table-cell table:style-name="ce1" table:formula="of:=POWER(2;([.M$4]/16)*[.$C70]/12)" office:value-type="float" office:value="0.999999999766726">
            <text:p>1.0000f,</text:p>
          </table:table-cell>
          <table:table-cell table:style-name="ce1" table:formula="of:=POWER(2;([.N$4]/16)*[.$C70]/12)" office:value-type="float" office:value="0.999999999740807">
            <text:p>1.0000f,</text:p>
          </table:table-cell>
          <table:table-cell table:style-name="ce1" table:formula="of:=POWER(2;([.O$4]/16)*[.$C70]/12)" office:value-type="float" office:value="0.999999999714887">
            <text:p>1.0000f,</text:p>
          </table:table-cell>
          <table:table-cell table:style-name="ce1" table:formula="of:=POWER(2;([.P$4]/16)*[.$C70]/12)" office:value-type="float" office:value="0.999999999688968">
            <text:p>1.0000f,</text:p>
          </table:table-cell>
          <table:table-cell table:style-name="ce1" table:formula="of:=POWER(2;([.Q$4]/16)*[.$C70]/12)" office:value-type="float" office:value="0.999999999663049">
            <text:p>1.0000f,</text:p>
          </table:table-cell>
          <table:table-cell table:style-name="ce1" table:formula="of:=POWER(2;([.R$4]/16)*[.$C70]/12)" office:value-type="float" office:value="0.999999999637129">
            <text:p>1.0000f,</text:p>
          </table:table-cell>
          <table:table-cell table:style-name="ce1" table:formula="of:=POWER(2;([.S$4]/16)*[.$C70]/12)" office:value-type="float" office:value="0.99999999961121">
            <text:p>1.0000f,</text:p>
          </table:table-cell>
        </table:table-row>
        <table:table-row table:style-name="ro1" table:number-rows-repeated="6546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Tabelle2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 table:number-rows-repeated="6">
          <table:table-cell table:number-columns-repeated="4"/>
        </table:table-row>
        <table:table-row table:style-name="ro1" table:number-rows-repeated="2">
          <table:table-cell/>
          <table:table-cell table:style-name="ce4"/>
          <table:table-cell table:number-columns-repeated="2"/>
        </table:table-row>
        <table:table-row table:style-name="ro1">
          <table:table-cell/>
          <table:table-cell table:style-name="ce4" office:value-type="float" office:value="0">
            <text:p>0</text:p>
          </table:table-cell>
          <table:table-cell table:formula="of:=POWER(2;([.B9]/12))" office:value-type="float" office:value="1">
            <text:p>1</text:p>
          </table:table-cell>
          <table:table-cell table:style-name="ce6" table:formula="of:=1/[.C9] * 1000" office:value-type="float" office:value="1000">
            <text:p>1.000f,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POWER(2;([.B10]/12))" office:value-type="float" office:value="1.0594630943593">
            <text:p>1,06</text:p>
          </table:table-cell>
          <table:table-cell table:style-name="ce6" table:formula="of:=1/[.C10] * 1000" office:value-type="float" office:value="943.874312681693">
            <text:p>0.944f,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POWER(2;([.B11]/12))" office:value-type="float" office:value="1.12246204830937">
            <text:p>1,12</text:p>
          </table:table-cell>
          <table:table-cell table:style-name="ce6" table:formula="of:=1/[.C11] * 1000" office:value-type="float" office:value="890.898718140339">
            <text:p>0.891f,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POWER(2;([.B12]/12))" office:value-type="float" office:value="1.18920711500272">
            <text:p>1,19</text:p>
          </table:table-cell>
          <table:table-cell table:style-name="ce6" table:formula="of:=1/[.C12] * 1000" office:value-type="float" office:value="840.896415253715">
            <text:p>0.841f,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POWER(2;([.B13]/12))" office:value-type="float" office:value="1.25992104989487">
            <text:p>1,26</text:p>
          </table:table-cell>
          <table:table-cell table:style-name="ce6" table:formula="of:=1/[.C13] * 1000" office:value-type="float" office:value="793.7005259841">
            <text:p>0.794f,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POWER(2;([.B14]/12))" office:value-type="float" office:value="1.33483985417003">
            <text:p>1,33</text:p>
          </table:table-cell>
          <table:table-cell table:style-name="ce6" table:formula="of:=1/[.C14] * 1000" office:value-type="float" office:value="749.153538438341">
            <text:p>0.749f,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POWER(2;([.B15]/12))" office:value-type="float" office:value="1.4142135623731">
            <text:p>1,41</text:p>
          </table:table-cell>
          <table:table-cell table:style-name="ce6" table:formula="of:=1/[.C15] * 1000" office:value-type="float" office:value="707.106781186547">
            <text:p>0.707f,</text:p>
          </table:table-cell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formula="of:=POWER(2;([.B16]/12))" office:value-type="float" office:value="1.49830707687668">
            <text:p>1,5</text:p>
          </table:table-cell>
          <table:table-cell table:style-name="ce6" table:formula="of:=1/[.C16] * 1000" office:value-type="float" office:value="667.419927085017">
            <text:p>0.667f,</text:p>
          </table:table-cell>
        </table:table-row>
        <table:table-row table:style-name="ro1">
          <table:table-cell/>
          <table:table-cell table:style-name="ce4" office:value-type="float" office:value="8">
            <text:p>8</text:p>
          </table:table-cell>
          <table:table-cell table:formula="of:=POWER(2;([.B17]/12))" office:value-type="float" office:value="1.5874010519682">
            <text:p>1,59</text:p>
          </table:table-cell>
          <table:table-cell table:style-name="ce6" table:formula="of:=1/[.C17] * 1000" office:value-type="float" office:value="629.960524947437">
            <text:p>0.630f,</text:p>
          </table:table-cell>
        </table:table-row>
        <table:table-row table:style-name="ro1">
          <table:table-cell/>
          <table:table-cell table:style-name="ce4" office:value-type="float" office:value="9">
            <text:p>9</text:p>
          </table:table-cell>
          <table:table-cell table:formula="of:=POWER(2;([.B18]/12))" office:value-type="float" office:value="1.68179283050743">
            <text:p>1,68</text:p>
          </table:table-cell>
          <table:table-cell table:style-name="ce6" table:formula="of:=1/[.C18] * 1000" office:value-type="float" office:value="594.603557501361">
            <text:p>0.595f,</text:p>
          </table:table-cell>
        </table:table-row>
        <table:table-row table:style-name="ro1">
          <table:table-cell/>
          <table:table-cell table:style-name="ce4" office:value-type="float" office:value="10">
            <text:p>10</text:p>
          </table:table-cell>
          <table:table-cell table:formula="of:=POWER(2;([.B19]/12))" office:value-type="float" office:value="1.78179743628068">
            <text:p>1,78</text:p>
          </table:table-cell>
          <table:table-cell table:style-name="ce6" table:formula="of:=1/[.C19] * 1000" office:value-type="float" office:value="561.231024154687">
            <text:p>0.561f,</text:p>
          </table:table-cell>
        </table:table-row>
        <table:table-row table:style-name="ro1">
          <table:table-cell/>
          <table:table-cell table:style-name="ce4" office:value-type="float" office:value="11">
            <text:p>11</text:p>
          </table:table-cell>
          <table:table-cell table:formula="of:=POWER(2;([.B20]/12))" office:value-type="float" office:value="1.88774862536339">
            <text:p>1,89</text:p>
          </table:table-cell>
          <table:table-cell table:style-name="ce6" table:formula="of:=1/[.C20] * 1000" office:value-type="float" office:value="529.731547179648">
            <text:p>0.530f,</text:p>
          </table:table-cell>
        </table:table-row>
        <table:table-row table:style-name="ro1">
          <table:table-cell/>
          <table:table-cell table:style-name="ce4" office:value-type="float" office:value="12">
            <text:p>12</text:p>
          </table:table-cell>
          <table:table-cell table:formula="of:=POWER(2;([.B21]/12))" office:value-type="float" office:value="2">
            <text:p>2</text:p>
          </table:table-cell>
          <table:table-cell table:style-name="ce6" table:formula="of:=1/[.C21] * 1000" office:value-type="float" office:value="500">
            <text:p>0.500f,</text:p>
          </table:table-cell>
        </table:table-row>
        <table:table-row table:style-name="ro1">
          <table:table-cell/>
          <table:table-cell table:style-name="ce4" office:value-type="float" office:value="13">
            <text:p>13</text:p>
          </table:table-cell>
          <table:table-cell table:formula="of:=POWER(2;([.B22]/12))" office:value-type="float" office:value="2.11892618871859">
            <text:p>2,12</text:p>
          </table:table-cell>
          <table:table-cell table:style-name="ce6" table:formula="of:=1/[.C22] * 1000" office:value-type="float" office:value="471.937156340847">
            <text:p>0.472f,</text:p>
          </table:table-cell>
        </table:table-row>
        <table:table-row table:style-name="ro1">
          <table:table-cell/>
          <table:table-cell table:style-name="ce4" office:value-type="float" office:value="14">
            <text:p>14</text:p>
          </table:table-cell>
          <table:table-cell table:formula="of:=POWER(2;([.B23]/12))" office:value-type="float" office:value="2.24492409661875">
            <text:p>2,24</text:p>
          </table:table-cell>
          <table:table-cell table:style-name="ce6" table:formula="of:=1/[.C23] * 1000" office:value-type="float" office:value="445.44935907017">
            <text:p>0.445f,</text:p>
          </table:table-cell>
        </table:table-row>
        <table:table-row table:style-name="ro1">
          <table:table-cell/>
          <table:table-cell table:style-name="ce4" office:value-type="float" office:value="15">
            <text:p>15</text:p>
          </table:table-cell>
          <table:table-cell table:formula="of:=POWER(2;([.B24]/12))" office:value-type="float" office:value="2.37841423000544">
            <text:p>2,38</text:p>
          </table:table-cell>
          <table:table-cell table:style-name="ce6" table:formula="of:=1/[.C24] * 1000" office:value-type="float" office:value="420.448207626857">
            <text:p>0.420f,</text:p>
          </table:table-cell>
        </table:table-row>
        <table:table-row table:style-name="ro1" table:number-rows-repeated="7">
          <table:table-cell/>
          <table:table-cell table:style-name="ce4"/>
          <table:table-cell table:number-columns-repeated="2"/>
        </table:table-row>
        <table:table-row table:style-name="ro1" table:number-rows-repeated="6550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06">
      <number:number number:decimal-places="4" number:min-integer-digits="1"/>
    </number:number-style>
    <number:number-style style:name="N107">
      <number:number number:decimal-places="0" number:min-integer-digits="5" number:grouping="true"/>
      <number:text>f,</number:text>
    </number:number-style>
    <number:number-style style:name="N108">
      <number:number number:decimal-places="0" number:min-integer-digits="4" number:grouping="true"/>
      <number:text>f,</number:text>
    </number:number-style>
    <number:number-style style:name="N5116" number:language="en" number:country="US">
      <number:number number:decimal-places="4" number:min-integer-digits="1"/>
    </number:number-style>
    <number:number-style style:name="N5117" number:language="en" number:country="US">
      <number:number number:decimal-places="4" number:min-integer-digits="1"/>
      <number:text>f,</number:text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8">18.05.2012</text:date>, <text:time>20:33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Zerlett</meta:initial-creator>
    <meta:creation-date>2012-05-05T13:35:33.54</meta:creation-date>
    <dc:date>2012-05-18T20:33:22.62</dc:date>
    <dc:creator>Daniel Zerlett</dc:creator>
    <meta:editing-duration>PT01H13M22S</meta:editing-duration>
    <meta:editing-cycles>3</meta:editing-cycles>
    <meta:generator>OpenOffice.org/3.2$Win32 OpenOffice.org_project/320m12$Build-9483</meta:generator>
    <meta:document-statistic meta:table-count="3" meta:cell-count="1234" meta:object-count="0"/>
  </office:meta>
</office:document-meta>
</file>